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2000000C0000424400002F4562B708628D22CEEA.wmf" manifest:media-type="image/x-wmf"/>
  <manifest:file-entry manifest:full-path="Pictures/2000000C00003F1000002F6280CC7F788664D605.wmf" manifest:media-type="image/x-wmf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4.svm" manifest:media-type=""/>
  <manifest:file-entry manifest:full-path="Pictures/TablePreview2.svm" manifest:media-type=""/>
  <manifest:file-entry manifest:full-path="Pictures/10000000000003B1000002C5D75BA88B8824F444.jpg" manifest:media-type="image/jpeg"/>
  <manifest:file-entry manifest:full-path="Pictures/TablePreview7.svm" manifest:media-type=""/>
  <manifest:file-entry manifest:full-path="Pictures/10000000000003B1000002C536DEF55071A09635.jpg" manifest:media-type="image/jpeg"/>
  <manifest:file-entry manifest:full-path="Pictures/TablePreview8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0000" draw:stroke-linejoin="miter" svg:stroke-linecap="square" draw:fill="solid" draw:fill-color="#ffffff" draw:opacity="0%" draw:textarea-horizontal-align="left" draw:textarea-vertical-align="middle" draw:auto-grow-height="false" fo:min-height="0.488cm" fo:min-width="0.249cm" fo:padding-top="0.13cm" fo:padding-bottom="0.13cm" fo:padding-left="0.25cm" fo:padding-right="0.25cm" fo:wrap-option="no-wrap" draw:shadow-color="#c0c0c0"/>
    </style:style>
    <style:style style:name="gr3" style:family="graphic" style:parent-style-name="standard">
      <style:graphic-properties draw:stroke="solid" svg:stroke-width="0.026cm" svg:stroke-color="#ff0000" draw:stroke-linejoin="miter" svg:stroke-linecap="square" draw:fill="solid" draw:fill-color="#ffffff" draw:opacity="0%" draw:textarea-horizontal-align="left" draw:textarea-vertical-align="middle" draw:auto-grow-height="false" fo:min-height="0.488cm" fo:min-width="0.248cm" fo:padding-top="0.13cm" fo:padding-bottom="0.13cm" fo:padding-left="0.25cm" fo:padding-right="0.25cm" fo:wrap-option="no-wrap" draw:shadow-color="#c0c0c0"/>
    </style:style>
    <style:style style:name="gr4" style:family="graphic" style:parent-style-name="standard">
      <style:graphic-properties draw:stroke="solid" svg:stroke-width="0.026cm" svg:stroke-color="#ff0000" draw:stroke-linejoin="miter" svg:stroke-linecap="square" draw:fill="solid" draw:fill-color="#ffffff" draw:opacity="0%" draw:textarea-horizontal-align="left" draw:textarea-vertical-align="middle" draw:auto-grow-height="false" fo:min-height="0.489cm" fo:min-width="0.249cm" fo:padding-top="0.13cm" fo:padding-bottom="0.13cm" fo:padding-left="0.25cm" fo:padding-right="0.25cm" fo:wrap-option="no-wrap" draw:shadow-color="#c0c0c0"/>
    </style:style>
    <style:style style:name="gr5" style:family="graphic" style:parent-style-name="standard">
      <style:graphic-properties draw:stroke="solid" svg:stroke-width="0.026cm" svg:stroke-color="#ff0000" draw:stroke-linejoin="miter" svg:stroke-linecap="square" draw:fill="solid" draw:fill-color="#ffffff" draw:opacity="0%" draw:textarea-horizontal-align="left" draw:textarea-vertical-align="middle" draw:auto-grow-height="false" fo:min-height="0.489cm" fo:min-width="0.248cm" fo:padding-top="0.13cm" fo:padding-bottom="0.13cm" fo:padding-left="0.25cm" fo:padding-right="0.25cm" fo:wrap-option="no-wrap" draw:shadow-color="#c0c0c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7" style:family="graphic" style:parent-style-name="standard">
      <style:graphic-properties draw:stroke="none" draw:fill="none" draw:fill-color="#ffff99" draw:textarea-horizontal-align="left" draw:textarea-vertical-align="top" draw:auto-grow-height="false" fo:padding-top="0.13cm" fo:padding-bottom="0.13cm" fo:padding-left="0.25cm" fo:padding-right="0.25cm" fo:wrap-option="wrap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99" draw:textarea-horizontal-align="justify" draw:textarea-vertical-align="middle" draw:auto-grow-height="false" draw:auto-grow-width="false" fo:min-height="7.542cm" fo:min-width="0cm" fo:padding-top="0.13cm" fo:padding-bottom="0.13cm" fo:padding-left="0.25cm" fo:padding-right="0.25cm" fo:wrap-option="wrap" draw:shadow-color="#c0c0c0"/>
    </style:style>
    <style:style style:name="pr2" style:family="presentation" style:parent-style-name="Título1-subtitle">
      <style:graphic-properties draw:stroke="none" draw:fill="none" draw:fill-color="#ffff99" draw:textarea-horizontal-align="justify" draw:textarea-vertical-align="top" draw:auto-grow-height="false" draw:auto-grow-width="false" fo:min-height="11.744cm" fo:min-width="0cm" fo:padding-top="0.13cm" fo:padding-bottom="0.13cm" fo:padding-left="0.25cm" fo:padding-right="0.25cm" fo:wrap-option="wrap" draw:shadow-color="#c0c0c0"/>
    </style:style>
    <style:style style:name="pr3" style:family="presentation" style:parent-style-name="Título1-notes">
      <style:graphic-properties draw:fill-color="#ffffff" fo:min-height="12.405cm"/>
    </style:style>
    <style:style style:name="pr4" style:family="presentation" style:parent-style-name="Predeterminado-title">
      <style:graphic-properties draw:stroke="none" draw:fill="none" draw:fill-color="#ffff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c0c0c0"/>
    </style:style>
    <style:style style:name="pr5" style:family="presentation" style:parent-style-name="Predeterminado-outline1">
      <style:graphic-properties draw:stroke="none" draw:fill="none" draw:fill-color="#ffff99" draw:textarea-horizontal-align="justify" draw:textarea-vertical-align="top" draw:auto-grow-height="false" draw:auto-grow-width="false" draw:fit-to-size="shrink-to-fit" fo:min-height="12.238cm" fo:min-width="0cm" fo:padding-top="0.13cm" fo:padding-bottom="0.13cm" fo:padding-left="0.25cm" fo:padding-right="0.25cm" fo:wrap-option="wrap" draw:shadow-color="#c0c0c0"/>
    </style:style>
    <style:style style:name="pr6" style:family="presentation" style:parent-style-name="Predeterminado-notes">
      <style:graphic-properties draw:fill-color="#ffffff" fo:min-height="12.405cm"/>
    </style:style>
    <style:style style:name="pr7" style:family="presentation" style:parent-style-name="Predeterminado-outline1">
      <style:graphic-properties draw:stroke="none" draw:fill="none" draw:fill-color="#ffff99" draw:textarea-horizontal-align="justify" draw:textarea-vertical-align="top" draw:auto-grow-height="false" draw:auto-grow-width="false" draw:fit-to-size="shrink-to-fit" fo:min-height="6.139cm" fo:min-width="0cm" fo:padding-top="0.13cm" fo:padding-bottom="0.13cm" fo:padding-left="0.25cm" fo:padding-right="0.25cm" fo:wrap-option="wrap" draw:shadow-color="#c0c0c0"/>
    </style:style>
    <style:style style:name="pr8" style:family="presentation" style:parent-style-name="Predeterminado-outline1">
      <style:graphic-properties draw:stroke="none" draw:fill="none" draw:fill-color="#ffff99" draw:textarea-horizontal-align="justify" draw:textarea-vertical-align="top" draw:auto-grow-height="false" draw:auto-grow-width="false" draw:fit-to-size="shrink-to-fit" fo:min-height="4.623cm" fo:min-width="0cm" fo:padding-top="0.13cm" fo:padding-bottom="0.13cm" fo:padding-left="0.25cm" fo:padding-right="0.25cm" fo:wrap-option="wrap" draw:shadow-color="#c0c0c0"/>
    </style:style>
    <style:style style:name="pr9" style:family="presentation" style:parent-style-name="Predeterminado-outline1">
      <style:graphic-properties draw:stroke="none" draw:fill="none" draw:fill-color="#ffff99" draw:textarea-horizontal-align="justify" draw:textarea-vertical-align="top" draw:auto-grow-height="false" draw:auto-grow-width="false" draw:fit-to-size="shrink-to-fit" fo:min-height="12.239cm" fo:min-width="0cm" fo:padding-top="0.13cm" fo:padding-bottom="0.13cm" fo:padding-left="0.25cm" fo:padding-right="0.25cm" fo:wrap-option="wrap" draw:shadow-color="#c0c0c0"/>
    </style:style>
    <style:style style:name="co1" style:family="table-column">
      <style:table-column-properties style:column-width="2.139cm" style:use-optimal-column-width="false"/>
    </style:style>
    <style:style style:name="co2" style:family="table-column">
      <style:table-column-properties style:column-width="2.138cm" style:use-optimal-column-width="false"/>
    </style:style>
    <style:style style:name="co3" style:family="table-column">
      <style:table-column-properties style:column-width="2.135cm" style:use-optimal-column-width="false"/>
    </style:style>
    <style:style style:name="co4" style:family="table-column">
      <style:table-column-properties style:column-width="4.278cm" style:use-optimal-column-width="false"/>
    </style:style>
    <style:style style:name="co5" style:family="table-column">
      <style:table-column-properties style:column-width="4.273cm" style:use-optimal-column-width="false"/>
    </style:style>
    <style:style style:name="co6" style:family="table-column">
      <style:table-column-properties style:column-width="2.134cm" style:use-optimal-column-width="false"/>
    </style:style>
    <style:style style:name="co7" style:family="table-column">
      <style:table-column-properties style:column-width="4.277cm" style:use-optimal-column-width="false"/>
    </style:style>
    <style:style style:name="co8" style:family="table-column">
      <style:table-column-properties style:column-width="2.293cm" style:use-optimal-column-width="false"/>
    </style:style>
    <style:style style:name="co9" style:family="table-column">
      <style:table-column-properties style:column-width="2.403cm" style:use-optimal-column-width="false"/>
    </style:style>
    <style:style style:name="co10" style:family="table-column">
      <style:table-column-properties style:column-width="3.396cm" style:use-optimal-column-width="false"/>
    </style:style>
    <style:style style:name="co11" style:family="table-column">
      <style:table-column-properties style:column-width="4.595cm" style:use-optimal-column-width="false"/>
    </style:style>
    <style:style style:name="co12" style:family="table-column">
      <style:table-column-properties style:column-width="4.193cm" style:use-optimal-column-width="false"/>
    </style:style>
    <style:style style:name="co13" style:family="table-column">
      <style:table-column-properties style:column-width="2.148cm" style:use-optimal-column-width="false"/>
    </style:style>
    <style:style style:name="co14" style:family="table-column">
      <style:table-column-properties style:column-width="3.175cm" style:use-optimal-column-width="false"/>
    </style:style>
    <style:style style:name="co15" style:family="table-column">
      <style:table-column-properties style:column-width="2.452cm" style:use-optimal-column-width="false"/>
    </style:style>
    <style:style style:name="co16" style:family="table-column">
      <style:table-column-properties style:column-width="2.566cm" style:use-optimal-column-width="false"/>
    </style:style>
    <style:style style:name="co17" style:family="table-column">
      <style:table-column-properties style:column-width="3.629cm" style:use-optimal-column-width="false"/>
    </style:style>
    <style:style style:name="co18" style:family="table-column">
      <style:table-column-properties style:column-width="4.908cm" style:use-optimal-column-width="false"/>
    </style:style>
    <style:style style:name="co19" style:family="table-column">
      <style:table-column-properties style:column-width="4.481cm" style:use-optimal-column-width="false"/>
    </style:style>
    <style:style style:name="co20" style:family="table-column">
      <style:table-column-properties style:column-width="2.297cm" style:use-optimal-column-width="false"/>
    </style:style>
    <style:style style:name="co21" style:family="table-column">
      <style:table-column-properties style:column-width="3.391cm" style:use-optimal-column-width="false"/>
    </style:style>
    <style:style style:name="ro1" style:family="table-row">
      <style:table-row-properties style:row-height="1.61cm"/>
    </style:style>
    <style:style style:name="ro2" style:family="table-row">
      <style:table-row-properties style:row-height="2.795cm"/>
    </style:style>
    <style:style style:name="ro3" style:family="table-row">
      <style:table-row-properties style:row-height="1.847cm"/>
    </style:style>
    <style:style style:name="ro4" style:family="table-row">
      <style:table-row-properties style:row-height="1.687cm"/>
    </style:style>
    <style:style style:name="ro5" style:family="table-row">
      <style:table-row-properties style:row-height="1.686cm"/>
    </style:style>
    <style:style style:name="ro6" style:family="table-row">
      <style:table-row-properties style:row-height="3.731cm"/>
    </style:style>
    <style:style style:name="ro7" style:family="table-row">
      <style:table-row-properties style:row-height="1.446cm"/>
    </style:style>
    <style:style style:name="ro8" style:family="table-row">
      <style:table-row-properties style:row-height="2.631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7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7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8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8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8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8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8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8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8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9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9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9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9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9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9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9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0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0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0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0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0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0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0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0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0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7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7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8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8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23pt solid #080808"/>
    </style:style>
    <style:style style:name="ce18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23pt solid #080808"/>
    </style:style>
    <style:style style:name="ce1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8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8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8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8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9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9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1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19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9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9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9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19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1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20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20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20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20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20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20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2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20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20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20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2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2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2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2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2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2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54pt solid #080808" fo:border-bottom="0.23pt solid #080808"/>
    </style:style>
    <style:style style:name="ce2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54pt solid #080808" fo:border-bottom="0.23pt solid #080808"/>
    </style:style>
    <style:style style:name="ce2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2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2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2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2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2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2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54pt solid #080808" fo:border-right="0.23pt solid #080808" fo:border-top="0.23pt solid #080808" fo:border-bottom="0.54pt solid #080808"/>
    </style:style>
    <style:style style:name="ce2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align="center" fo:text-indent="0cm" fo:border-left="0.23pt solid #080808" fo:border-right="0.54pt solid #080808" fo:border-top="0.23pt solid #080808" fo:border-bottom="0.54pt solid #080808"/>
    </style:style>
    <style:style style:name="ce2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80808" fo:border-right="0.23pt solid #080808" fo:border-top="0.54pt solid #080808" fo:border-bottom="0.23pt solid #080808"/>
    </style:style>
    <style:style style:name="ce2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54pt solid #080808" fo:border-bottom="0.23pt solid #080808"/>
    </style:style>
    <style:style style:name="ce2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54pt solid #080808" fo:border-bottom="0.23pt solid #080808"/>
    </style:style>
    <style:style style:name="ce2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54pt solid #080808" fo:border-bottom="0.23pt solid #080808"/>
    </style:style>
    <style:style style:name="ce2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54pt solid #080808" fo:border-bottom="0.23pt solid #080808"/>
    </style:style>
    <style:style style:name="ce2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54pt solid #080808" fo:border-bottom="0.23pt solid #080808"/>
    </style:style>
    <style:style style:name="ce2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54pt solid #080808" fo:border-top="0.54pt solid #080808" fo:border-bottom="0.23pt solid #080808"/>
    </style:style>
    <style:style style:name="ce2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80808" fo:border-right="0.23pt solid #080808" fo:border-top="0.23pt solid #080808" fo:border-bottom="0.23pt solid #080808"/>
    </style:style>
    <style:style style:name="ce2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54pt solid #080808" fo:border-top="0.23pt solid #080808" fo:border-bottom="0.23pt solid #080808"/>
    </style:style>
    <style:style style:name="ce2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80808" fo:border-right="0.23pt solid #080808" fo:border-top="0.23pt solid #080808" fo:border-bottom="0.23pt solid #080808"/>
    </style:style>
    <style:style style:name="ce2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54pt solid #080808" fo:border-top="0.23pt solid #080808" fo:border-bottom="0.23pt solid #080808"/>
    </style:style>
    <style:style style:name="ce2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80808" fo:border-right="0.23pt solid #080808" fo:border-top="0.23pt solid #080808" fo:border-bottom="0.23pt solid #080808"/>
    </style:style>
    <style:style style:name="ce2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54pt solid #080808" fo:border-top="0.23pt solid #080808" fo:border-bottom="0.23pt solid #080808"/>
    </style:style>
    <style:style style:name="ce2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80808" fo:border-right="0.23pt solid #080808" fo:border-top="0.23pt solid #080808" fo:border-bottom="0.23pt solid #080808"/>
    </style:style>
    <style:style style:name="ce2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80808"/>
    </style:style>
    <style:style style:name="ce2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54pt solid #080808" fo:border-top="0.23pt solid #080808" fo:border-bottom="0.23pt solid #080808"/>
    </style:style>
    <style:style style:name="ce2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80808" fo:border-right="0.23pt solid #080808" fo:border-top="0.23pt solid #080808" fo:border-bottom="0.54pt solid #080808"/>
    </style:style>
    <style:style style:name="ce2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23pt solid #080808" fo:border-bottom="0.54pt solid #080808"/>
    </style:style>
    <style:style style:name="ce2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23pt solid #080808" fo:border-bottom="0.54pt solid #080808"/>
    </style:style>
    <style:style style:name="ce2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23pt solid #080808" fo:border-bottom="0.54pt solid #080808"/>
    </style:style>
    <style:style style:name="ce2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23pt solid #080808" fo:border-bottom="0.54pt solid #080808"/>
    </style:style>
    <style:style style:name="ce2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23pt solid #080808" fo:border-top="0.23pt solid #080808" fo:border-bottom="0.54pt solid #080808"/>
    </style:style>
    <style:style style:name="ce2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80808" fo:border-right="0.54pt solid #080808" fo:border-top="0.23pt solid #080808" fo:border-bottom="0.54pt solid #080808"/>
    </style:style>
    <style:style style:name="ce2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54pt solid #080808" fo:border-bottom="0.23pt solid #080808"/>
    </style:style>
    <style:style style:name="ce2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2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2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2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2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2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80808" fo:border-right="0.54pt solid #080808" fo:border-top="0.54pt solid #080808" fo:border-bottom="0.23pt solid #080808"/>
    </style:style>
    <style:style style:name="ce2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2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7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7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28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2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8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8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8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28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28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54pt solid #080808"/>
    </style:style>
    <style:style style:name="ce28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29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29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2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29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29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54pt solid #080808"/>
    </style:style>
    <style:style style:name="ce29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54pt solid #080808" fo:border-bottom="0.23pt solid #080808"/>
    </style:style>
    <style:style style:name="ce2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29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29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2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0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0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80808" fo:border-right="0.54pt solid #080808" fo:border-top="0.54pt solid #080808" fo:border-bottom="0.23pt solid #080808"/>
    </style:style>
    <style:style style:name="ce30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30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0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0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0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0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30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3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3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54pt solid #080808"/>
    </style:style>
    <style:style style:name="ce3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54pt solid #080808"/>
    </style:style>
    <style:style style:name="ce3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54pt solid #080808" fo:border-bottom="0.23pt solid #080808"/>
    </style:style>
    <style:style style:name="ce3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80808" fo:border-right="0.54pt solid #080808" fo:border-top="0.54pt solid #080808" fo:border-bottom="0.23pt solid #080808"/>
    </style:style>
    <style:style style:name="ce3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3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3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3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3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3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3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3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3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54pt solid #080808"/>
    </style:style>
    <style:style style:name="ce3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54pt solid #080808"/>
    </style:style>
    <style:style style:name="ce36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54pt solid #080808" fo:border-bottom="0.23pt solid #080808"/>
    </style:style>
    <style:style style:name="ce36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6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6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6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7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7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80808" fo:border-right="0.54pt solid #080808" fo:border-top="0.54pt solid #080808" fo:border-bottom="0.23pt solid #080808"/>
    </style:style>
    <style:style style:name="ce37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37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7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7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7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7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7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37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38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8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8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8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8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38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38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54pt solid #080808"/>
    </style:style>
    <style:style style:name="ce38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8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8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9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9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39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54pt solid #080808"/>
    </style:style>
    <style:style style:name="ce39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54pt solid #080808" fo:border-bottom="0.23pt solid #080808"/>
    </style:style>
    <style:style style:name="ce39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9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9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9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9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39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80808" fo:border-right="0.54pt solid #080808" fo:border-top="0.54pt solid #080808" fo:border-bottom="0.23pt solid #080808"/>
    </style:style>
    <style:style style:name="ce40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23pt solid #080808"/>
    </style:style>
    <style:style style:name="ce40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40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40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40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40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080808"/>
    </style:style>
    <style:style style:name="ce40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23pt solid #080808"/>
    </style:style>
    <style:style style:name="ce40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54pt solid #080808"/>
    </style:style>
    <style:style style:name="ce40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0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1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54pt solid #080808"/>
    </style:style>
    <style:style style:name="ce4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54pt solid #080808" fo:border-bottom="0.23pt solid #080808"/>
    </style:style>
    <style:style style:name="ce4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4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4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4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4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54pt solid #080808" fo:border-bottom="0.23pt solid #080808"/>
    </style:style>
    <style:style style:name="ce4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80808" fo:border-right="0.54pt solid #080808" fo:border-top="0.54pt solid #080808" fo:border-bottom="0.23pt solid #080808"/>
    </style:style>
    <style:style style:name="ce4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80808" fo:border-right="0.23pt solid #080808" fo:border-top="0.23pt solid #080808" fo:border-bottom="0.54pt solid #080808"/>
    </style:style>
    <style:style style:name="ce4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23pt solid #080808" fo:border-top="0.23pt solid #080808" fo:border-bottom="0.54pt solid #080808"/>
    </style:style>
    <style:style style:name="ce4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80808" fo:border-right="0.54pt solid #080808" fo:border-top="0.23pt solid #080808" fo:border-bottom="0.54pt solid #080808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158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.952cm" fo:margin-right="0cm" fo:margin-top="0.282cm" fo:margin-bottom="0cm" fo:line-height="100%" fo:text-indent="-0.952cm"/>
    </style:style>
    <style:style style:name="P9" style:family="paragraph">
      <style:paragraph-properties fo:margin-left="0cm" fo:margin-right="0cm" fo:margin-top="0.246cm" fo:margin-bottom="0cm" fo:line-height="100%" fo:text-align="center" fo:text-indent="0cm"/>
    </style:style>
    <style:style style:name="P10" style:family="paragraph">
      <loext:graphic-properties draw:fill="solid" draw:fill-color="#ffffff" draw:opacity="0%"/>
      <style:paragraph-properties style:writing-mode="lr-tb" style:font-independent-line-spacing="true"/>
    </style:style>
    <style:style style:name="P11" style:family="paragraph">
      <style:paragraph-properties fo:margin-left="0.952cm" fo:margin-right="0cm" fo:margin-top="0.211cm" fo:margin-bottom="0cm" fo:line-height="100%" fo:text-indent="-0.952cm"/>
    </style:style>
    <style:style style:name="P12" style:family="paragraph">
      <style:paragraph-properties fo:margin-left="0cm" fo:margin-right="0cm" fo:margin-top="0.246cm" fo:margin-bottom="0cm" fo:line-height="100%" fo:text-indent="0cm"/>
    </style:style>
    <style:style style:name="P13" style:family="paragraph">
      <style:paragraph-properties fo:margin-left="0cm" fo:margin-right="0cm" fo:margin-top="0.141cm" fo:margin-bottom="0cm" fo:text-align="center" fo:text-indent="0cm"/>
    </style:style>
    <style:style style:name="P14" style:family="paragraph">
      <style:paragraph-properties fo:margin-left="0cm" fo:margin-right="0cm" fo:margin-top="0.246cm" fo:margin-bottom="0cm" fo:text-align="center" fo:text-indent="0cm"/>
    </style:style>
    <style:style style:name="P15" style:family="paragraph">
      <style:paragraph-properties fo:margin-left="0cm" fo:margin-right="0cm" fo:margin-top="0.211cm" fo:margin-bottom="0cm" fo:text-align="center" fo:text-indent="0cm"/>
    </style:style>
    <style:style style:name="P16" style:family="paragraph">
      <style:paragraph-properties fo:margin-left="0.952cm" fo:margin-right="0cm" fo:margin-top="0.282cm" fo:margin-bottom="0cm" fo:text-indent="-0.952cm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99"/>
      <style:paragraph-properties fo:text-align="center" style:writing-mode="lr-tb"/>
    </style:style>
    <style:style style:name="T1" style:family="text">
      <style:text-properties fo:font-size="40pt" fo:language="zh" fo:country="TW" style:font-size-asian="40pt" style:language-asian="zh" style:country-asian="TW" style:font-size-complex="40pt" style:language-complex="zh" style:country-complex="TW"/>
    </style:style>
    <style:style style:name="T2" style:family="text">
      <style:text-properties fo:language="zh" fo:country="TW" style:language-asian="zh" style:country-asian="TW" style:language-complex="zh" style:country-complex="TW"/>
    </style:style>
    <style:style style:name="T3" style:family="text">
      <style:text-properties fo:font-size="28pt" fo:language="zh" fo:country="TW" style:font-size-asian="28pt" style:language-asian="zh" style:country-asian="TW" style:font-size-complex="28pt" style:language-complex="zh" style:country-complex="TW"/>
    </style:style>
    <style:style style:name="T4" style:family="text">
      <style:text-properties fo:font-size="18pt" fo:language="zh" fo:country="TW" style:font-size-asian="18pt" style:language-asian="zh" style:country-asian="TW" style:font-size-complex="18pt" style:language-complex="zh" style:country-complex="TW"/>
    </style:style>
    <style:style style:name="T5" style:family="text">
      <style:text-properties fo:language="zh" fo:country="TW" fo:font-weight="bold" style:language-asian="zh" style:country-asian="TW" style:font-weight-asian="bold" style:language-complex="zh" style:country-complex="TW" style:font-weight-complex="bold"/>
    </style:style>
    <style:style style:name="T6" style:family="text">
      <style:text-properties style:font-name="Times New Roman" fo:font-style="italic" style:font-name-asian="SimSun" style:font-style-asian="italic" style:font-name-complex="SimSun" style:font-style-complex="italic"/>
    </style:style>
    <style:style style:name="T7" style:family="text">
      <style:text-properties style:text-position="-25% 58%" style:font-name="Times New Roman" fo:font-style="italic" style:font-name-asian="SimSun" style:font-style-asian="italic" style:font-name-complex="SimSun" style:font-style-complex="italic"/>
    </style:style>
    <style:style style:name="T8" style:family="text">
      <style:text-properties style:font-name="Times New Roman" style:font-name-asian="SimSun" style:font-name-complex="SimSun"/>
    </style:style>
    <style:style style:name="T9" style:family="text">
      <style:text-properties style:text-position="30% 58%" style:font-name="Times New Roman" style:font-name-asian="SimSun" style:font-name-complex="SimSun"/>
    </style:style>
    <style:style style:name="T10" style:family="text">
      <style:text-properties fo:color="#080808" style:font-name="Times New Roman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080808" style:text-position="-25% 58%" style:font-name="Times New Roman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80808" style:font-name="Times New Roman" fo:font-size="28pt" style:font-size-asian="28pt" style:font-size-complex="28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tyle="italic" style:font-style-asian="italic" style:font-style-complex="italic"/>
    </style:style>
    <style:style style:name="T15" style:family="text">
      <style:text-properties style:text-position="-25% 58%" style:font-name="Times New Roman"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" fo:font-size="24pt" fo:language="zh" fo:country="TW" fo:font-style="italic" style:font-name-asian="SimSun" style:font-size-asian="24pt" style:language-asian="zh" style:country-asian="TW" style:font-style-asian="italic" style:font-name-complex="SimSun" style:font-size-complex="24pt" style:language-complex="zh" style:country-complex="TW" style:font-style-complex="italic"/>
    </style:style>
    <style:style style:name="T18" style:family="text">
      <style:text-properties style:text-position="-25% 58%" style:font-name="Times New Roman" fo:font-size="24pt" fo:language="zh" fo:country="TW" fo:font-style="italic" style:font-name-asian="SimSun" style:font-size-asian="24pt" style:language-asian="zh" style:country-asian="TW" style:font-style-asian="italic" style:font-name-complex="SimSun" style:font-size-complex="24pt" style:language-complex="zh" style:country-complex="TW" style:font-style-complex="italic"/>
    </style:style>
    <style:style style:name="T19" style:family="text">
      <style:text-properties style:font-name="Times New Roman" fo:font-size="24pt" fo:language="zh" fo:country="TW" style:font-name-asian="SimSun" style:font-size-asian="24pt" style:language-asian="zh" style:country-asian="TW" style:font-name-complex="SimSun" style:font-size-complex="24pt" style:language-complex="zh" style:country-complex="TW"/>
    </style:style>
    <style:style style:name="T20" style:family="text">
      <style:text-properties style:font-name="Times New Roman" fo:font-size="24pt" fo:language="zh" fo:country="TW" style:font-size-asian="24pt" style:language-asian="zh" style:country-asian="TW" style:font-size-complex="24pt" style:language-complex="zh" style:country-complex="TW"/>
    </style:style>
    <style:style style:name="T21" style:family="text">
      <style:text-properties fo:font-size="24pt" fo:language="zh" fo:country="TW" fo:font-style="italic" style:font-size-asian="24pt" style:language-asian="zh" style:country-asian="TW" style:font-style-asian="italic" style:font-size-complex="24pt" style:language-complex="zh" style:country-complex="TW" style:font-style-complex="italic"/>
    </style:style>
    <style:style style:name="T22" style:family="text">
      <style:text-properties style:font-name="Times New Roman" fo:font-size="24pt" fo:language="zh" fo:country="TW" fo:font-style="italic" style:font-size-asian="24pt" style:language-asian="zh" style:country-asian="TW" style:font-style-asian="italic" style:font-size-complex="24pt" style:language-complex="zh" style:country-complex="TW" style:font-style-complex="italic"/>
    </style:style>
    <style:style style:name="T23" style:family="text">
      <style:text-properties fo:language="zh" fo:country="TW" fo:font-style="italic" style:language-asian="zh" style:country-asian="TW" style:font-style-asian="italic" style:language-complex="zh" style:country-complex="TW" style:font-style-complex="italic"/>
    </style:style>
    <style:style style:name="T24" style:family="text">
      <style:text-properties style:font-name="Times New Roman" fo:language="zh" fo:country="TW" fo:font-style="italic" style:language-asian="zh" style:country-asian="TW" style:font-style-asian="italic" style:language-complex="zh" style:country-complex="TW" style:font-style-complex="italic"/>
    </style:style>
    <style:style style:name="T25" style:family="text">
      <style:text-properties fo:color="#080808" style:font-name="Times New Roman" fo:font-size="28pt" fo:language="zh" fo:country="TW" fo:font-style="italic" style:font-size-asian="28pt" style:language-asian="zh" style:country-asian="TW" style:font-style-asian="italic" style:font-size-complex="28pt" style:language-complex="zh" style:country-complex="TW" style:font-style-complex="italic"/>
    </style:style>
    <style:style style:name="T26" style:family="text">
      <style:text-properties fo:color="#080808" fo:font-size="28pt" fo:language="zh" fo:country="TW" fo:font-style="italic" style:font-size-asian="28pt" style:language-asian="zh" style:country-asian="TW" style:font-style-asian="italic" style:font-size-complex="28pt" style:language-complex="zh" style:country-complex="TW" style:font-style-complex="italic"/>
    </style:style>
    <style:style style:name="T27" style:family="text">
      <style:text-properties fo:color="#080808" style:text-position="-25% 58%" style:font-name="Times New Roman" fo:font-size="28pt" fo:language="zh" fo:country="TW" fo:font-style="italic" style:font-size-asian="28pt" style:language-asian="zh" style:country-asian="TW" style:font-style-asian="italic" style:font-size-complex="28pt" style:language-complex="zh" style:country-complex="TW" style:font-style-complex="italic"/>
    </style:style>
    <style:style style:name="T28" style:family="text">
      <style:text-properties fo:color="#080808" style:text-position="-25% 58%" fo:font-size="28pt" fo:language="zh" fo:country="TW" fo:font-style="italic" style:font-size-asian="28pt" style:language-asian="zh" style:country-asian="TW" style:font-style-asian="italic" style:font-size-complex="28pt" style:language-complex="zh" style:country-complex="TW" style:font-style-complex="italic"/>
    </style:style>
    <style:style style:name="T29" style:family="text">
      <style:text-properties fo:color="#080808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080808" fo:font-size="16pt" fo:language="zh" fo:country="TW" fo:font-weight="bold" style:font-size-asian="16pt" style:language-asian="zh" style:country-asian="TW" style:font-weight-asian="bold" style:font-size-complex="16pt" style:language-complex="zh" style:country-complex="TW" style:font-weight-complex="bold"/>
    </style:style>
    <style:style style:name="T31" style:family="text">
      <style:text-properties fo:color="#080808" style:text-position="-25% 58%" fo:font-size="16pt" fo:language="zh" fo:country="TW" fo:font-weight="bold" style:font-size-asian="16pt" style:language-asian="zh" style:country-asian="TW" style:font-weight-asian="bold" style:font-size-complex="16pt" style:language-complex="zh" style:country-complex="TW" style:font-weight-complex="bold"/>
    </style:style>
    <style:style style:name="T32" style:family="text">
      <style:text-properties fo:color="#080808" style:text-position="-25% 58%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080808" fo:font-size="28pt" style:font-size-asian="28pt" style:font-size-complex="28pt"/>
    </style:style>
    <style:style style:name="T34" style:family="text">
      <style:text-properties fo:color="#080808" fo:font-size="28pt" fo:language="zh" fo:country="TW" style:font-size-asian="28pt" style:language-asian="zh" style:country-asian="TW" style:font-size-complex="28pt" style:language-complex="zh" style:country-complex="TW"/>
    </style:style>
    <style:style style:name="T35" style:family="text">
      <style:text-properties fo:color="#080808" style:text-position="-25% 58%" fo:font-size="28pt" fo:language="zh" fo:country="TW" style:font-size-asian="28pt" style:language-asian="zh" style:country-asian="TW" style:font-size-complex="28pt" style:language-complex="zh" style:country-complex="TW"/>
    </style:style>
    <style:style style:name="T36" style:family="text">
      <style:text-properties fo:color="#080808" style:text-position="-25% 58%" fo:font-size="28pt" style:font-size-asian="28pt" style:font-size-complex="28pt"/>
    </style:style>
    <style:style style:name="T37" style:family="text">
      <style:text-properties fo:color="#080808" fo:font-size="24pt" fo:language="zh" fo:country="TW" style:font-size-asian="24pt" style:language-asian="zh" style:country-asian="TW" style:font-size-complex="24pt" style:language-complex="zh" style:country-complex="TW"/>
    </style:style>
    <style:style style:name="T38" style:family="text">
      <style:text-properties fo:font-size="40pt" fo:font-weight="bold" style:font-size-asian="40pt" style:font-weight-asian="bold" style:font-size-complex="40pt" style:font-weight-complex="bold"/>
    </style:style>
    <style:style style:name="T39" style:family="text">
      <style:text-properties style:text-position="-25% 58%" fo:language="zh" fo:country="TW" style:language-asian="zh" style:country-asian="TW" style:language-complex="zh" style:country-complex="TW"/>
    </style:style>
    <text:list-style style:name="L1">
      <text:list-level-style-number text:level="1" style:num-format="">
        <style:list-level-properties/>
        <style:text-properties fo:color="#0039ac" fo:font-size="100%"/>
      </text:list-level-style-number>
    </text:list-style>
    <text:list-style style:name="L2">
      <text:list-level-style-number text:level="1" style:num-format="">
        <style:list-level-properties/>
        <style:text-properties fo:color="#cc3300" fo:font-size="85%"/>
      </text:list-level-style-number>
      <text:list-level-style-bullet text:level="2" text:bullet-char="">
        <style:list-level-properties text:space-before="1.27cm"/>
        <style:text-properties fo:font-family="Wingdings" style:font-pitch="variable" style:font-charset="x-symbol" fo:color="#0066ff" fo:font-size="85%"/>
      </text:list-level-style-bullet>
      <text:list-level-style-bullet text:level="3" text:bullet-char="">
        <style:list-level-properties text:space-before="2.54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4" text:bullet-char="">
        <style:list-level-properties text:space-before="3.81cm"/>
        <style:text-properties fo:font-family="Wingdings" style:font-pitch="variable" style:font-charset="x-symbol" fo:color="#0066ff" fo:font-size="90%"/>
      </text:list-level-style-bullet>
      <text:list-level-style-bullet text:level="5" text:bullet-char="">
        <style:list-level-properties text:space-before="5.08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6" text:bullet-char="">
        <style:list-level-properties text:space-before="5.08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7" text:bullet-char="">
        <style:list-level-properties text:space-before="5.08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8" text:bullet-char="">
        <style:list-level-properties text:space-before="5.08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9" text:bullet-char="">
        <style:list-level-properties text:space-before="5.08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10" text:bullet-char="">
        <style:list-level-properties text:space-before="5.08cm"/>
        <style:text-properties fo:font-family="'Wingdings 2'" style:font-family-generic="roman" style:font-pitch="variable" style:font-charset="x-symbol" fo:color="#cc3300" fo:font-size="90%"/>
      </text:list-level-style-bullet>
    </text:list-style>
    <text:list-style style:name="L3">
      <text:list-level-style-bullet text:level="1" text:bullet-char="">
        <style:list-level-properties text:min-label-width="0.952cm"/>
        <style:text-properties fo:font-family="'Wingdings 2'" style:font-family-generic="roman" style:font-pitch="variable" style:font-charset="x-symbol" fo:color="#cc3300" fo:font-size="85%"/>
      </text:list-level-style-bullet>
      <text:list-level-style-bullet text:level="2" text:bullet-char="">
        <style:list-level-properties text:space-before="1.27cm" text:min-label-width="0.793cm"/>
        <style:text-properties fo:font-family="Wingdings" style:font-pitch="variable" style:font-charset="x-symbol" fo:color="#0066ff" fo:font-size="85%"/>
      </text:list-level-style-bullet>
      <text:list-level-style-bullet text:level="3" text:bullet-char="">
        <style:list-level-properties text:space-before="2.54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4" text:bullet-char="">
        <style:list-level-properties text:space-before="3.81cm" text:min-label-width="0.635cm"/>
        <style:text-properties fo:font-family="Wingdings" style:font-pitch="variable" style:font-charset="x-symbol" fo:color="#0066ff" fo:font-size="90%"/>
      </text:list-level-style-bullet>
      <text:list-level-style-bullet text:level="5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6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7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8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9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10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</text:list-style>
    <text:list-style style:name="L4">
      <text:list-level-style-number text:level="1" style:num-format="">
        <style:list-level-properties/>
        <style:text-properties fo:color="#cc3300" fo:font-size="85%"/>
      </text:list-level-style-number>
      <text:list-level-style-bullet text:level="2" text:bullet-char="">
        <style:list-level-properties text:space-before="1.27cm" text:min-label-width="0.793cm"/>
        <style:text-properties fo:font-family="Wingdings" style:font-pitch="variable" style:font-charset="x-symbol" fo:color="#0066ff" fo:font-size="85%"/>
      </text:list-level-style-bullet>
      <text:list-level-style-bullet text:level="3" text:bullet-char="">
        <style:list-level-properties text:space-before="2.54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4" text:bullet-char="">
        <style:list-level-properties text:space-before="3.81cm" text:min-label-width="0.635cm"/>
        <style:text-properties fo:font-family="Wingdings" style:font-pitch="variable" style:font-charset="x-symbol" fo:color="#0066ff" fo:font-size="90%"/>
      </text:list-level-style-bullet>
      <text:list-level-style-bullet text:level="5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6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7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8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9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  <text:list-level-style-bullet text:level="10" text:bullet-char="">
        <style:list-level-properties text:space-before="5.08cm" text:min-label-width="0.635cm"/>
        <style:text-properties fo:font-family="'Wingdings 2'" style:font-family-generic="roman" style:font-pitch="variable" style:font-charset="x-symbol" fo:color="#cc3300" fo:font-size="90%"/>
      </text:list-level-style-bullet>
    </text:list-style>
    <text:list-style style:name="L5">
      <text:list-level-style-number text:level="1" style:num-format="">
        <style:list-level-properties/>
        <style:text-properties fo:color="#cc3300" fo:font-size="8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8080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8080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8080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draw:frame presentation:style-name="pr1" draw:text-style-name="P2" draw:layer="layout" svg:width="23.402cm" svg:height="7.801cm" svg:x="1.098cm" svg:y="0.722cm" presentation:class="title" presentation:user-transformed="true">
          <draw:text-box>
            <text:list text:style-name="L1">
              <text:list-header>
                <text:p text:style-name="P1"><text:span text:style-name="T1">An Analysis of Lehmer’s Euclidean GCD Algorithm</text:span></text:p>
              </text:list-header>
            </text:list>
          </draw:text-box>
        </draw:frame>
        <draw:frame presentation:style-name="pr2" draw:text-style-name="P2" draw:layer="layout" svg:width="17.78cm" svg:height="12.003cm" svg:x="3.898cm" svg:y="6.323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4"><text:span text:style-name="T3">Jonathan Sorenson</text:span></text:p>
                <text:p text:style-name="P5"><text:span text:style-name="T4">Proceedings of the 1995 international symposium on Symbolic and algebraic computation</text:span></text:p>
                <text:p text:style-name="P4"><text:span text:style-name="T3"/></text:p>
                <text:p text:style-name="P4"><text:span text:style-name="T3">Speaker:</text:span><text:span text:style-name="T3">張圻毓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078cm" svg:height="10.337cm" svg:x="5.9cm" svg:y="2.095cm" draw:page-number="1" presentation:class="page"/>
          <draw:frame presentation:style-name="pr3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7">Outline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3">
              <text:list-item>
                <text:p text:style-name="P3"><text:span text:style-name="T5">An example for Lehmer’s GCD</text:span></text:p>
              </text:list-item>
              <text:list-item>
                <text:p text:style-name="P3"><text:span text:style-name="T5">An example for Algorithm ML</text:span></text:p>
              </text:list-item>
              <text:list-item>
                <text:p text:style-name="P3"><text:span text:style-name="T5">Analysis Algorithm ML</text:span></text:p>
              </text:list-item>
              <text:list-item>
                <text:p text:style-name="P3"><text:span text:style-name="T5">Experiment</text:span></text:p>
              </text:list-item>
              <text:list-item>
                <text:p text:style-name="P3"><text:span text:style-name="T5">Conclusion</text:span></text:p>
              </text:list-item>
            </text:list>
          </draw:text-box>
        </draw:frame>
        <presentation:notes draw:style-name="dp2">
          <draw:page-thumbnail draw:style-name="gr1" draw:layer="layout" svg:width="7.078cm" svg:height="10.337cm" svg:x="5.9cm" svg:y="2.095cm" draw:page-number="2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0</text:span><text:span text:style-name="T8">= 768,454,923 <text:s text:c="4"/></text:span><text:span text:style-name="T6">y</text:span><text:span text:style-name="T7">0</text:span><text:span text:style-name="T8">= 542,167,814 <text:s text:c="4"/></text:span><text:span text:style-name="T6">b</text:span><text:span text:style-name="T8"> = 10</text:span><text:span text:style-name="T9">3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8.049cm" svg:x="1.905cm" svg:y="8.255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5">
                <text:list text:continue-numbering="true" text:style-name="L5">
                  <text:list-header>
                    <text:p text:style-name="P9"><text:span text:style-name="T10">ax</text:span><text:span text:style-name="T11">0</text:span><text:span text:style-name="T10">+by</text:span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9"><text:span text:style-name="T10">cx</text:span><text:span text:style-name="T11">0</text:span><text:span text:style-name="T10">+dy</text:span><text:span text:style-name="T11">0</text:span></text:p>
                  </text:list-header>
                </text:list>
              </table:table-cell>
              <table:table-cell table:style-name="ce7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5">
                  <text:list-header>
                    <text:p text:style-name="P9"><text:span text:style-name="T12">769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9"><text:span text:style-name="T12">542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9"><text:span text:style-name="T12">768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9"><text:span text:style-name="T12">543</text:span></text:p>
                  </text:list-header>
                </text:list>
              </table:table-cell>
              <table:table-cell table:style-name="ce13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0</text:span><text:span text:style-name="T12">+</text:span><text:span text:style-name="T12">0</text:span><text:span text:style-name="T10">y</text:span><text:span text:style-name="T11">0</text:span></text:p>
                  </text:list-header>
                </text:list>
              </table:table-cell>
              <table:table-cell table:style-name="ce14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0</text:span><text:span text:style-name="T12">+</text:span><text:span text:style-name="T12">1</text:span><text:span text:style-name="T10">y</text:span><text:span text:style-name="T11">0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16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5">
                  <text:list-header>
                    <text:p text:style-name="P9"><text:span text:style-name="T12">542</text:span></text:p>
                  </text:list-header>
                </text:list>
              </table:table-cell>
              <table:table-cell table:style-name="ce18">
                <text:list text:continue-numbering="true" text:style-name="L5">
                  <text:list-header>
                    <text:p text:style-name="P9"><text:span text:style-name="T12">227</text:span></text:p>
                  </text:list-header>
                </text:list>
              </table:table-cell>
              <table:table-cell table:style-name="ce19">
                <text:list text:continue-numbering="true" text:style-name="L5">
                  <text:list-header>
                    <text:p text:style-name="P9"><text:span text:style-name="T12">543</text:span></text:p>
                  </text:list-header>
                </text:list>
              </table:table-cell>
              <table:table-cell table:style-name="ce20">
                <text:list text:continue-numbering="true" text:style-name="L5">
                  <text:list-header>
                    <text:p text:style-name="P9"><text:span text:style-name="T12">225</text:span></text:p>
                  </text:list-header>
                </text:list>
              </table:table-cell>
              <table:table-cell table:style-name="ce21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0</text:span><text:span text:style-name="T12">+</text:span><text:span text:style-name="T12">1</text:span><text:span text:style-name="T10">y</text:span><text:span text:style-name="T11">0</text:span></text:p>
                  </text:list-header>
                </text:list>
              </table:table-cell>
              <table:table-cell table:style-name="ce22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0</text:span><text:span text:style-name="T12">-</text:span><text:span text:style-name="T12">1</text:span><text:span text:style-name="T10">y</text:span><text:span text:style-name="T11">0</text:span></text:p>
                  </text:list-header>
                </text:list>
              </table:table-cell>
              <table:table-cell table:style-name="ce23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  <table:table-cell table:style-name="ce24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</table:table-row>
            <table:table-row table:style-name="ro1">
              <table:table-cell table:style-name="ce25">
                <text:list text:continue-numbering="true" text:style-name="L5">
                  <text:list-header>
                    <text:p text:style-name="P9"><text:span text:style-name="T12">227</text:span></text:p>
                  </text:list-header>
                </text:list>
              </table:table-cell>
              <table:table-cell table:style-name="ce26">
                <text:list text:continue-numbering="true" text:style-name="L5">
                  <text:list-header>
                    <text:p text:style-name="P9"><text:span text:style-name="T12">88</text:span></text:p>
                  </text:list-header>
                </text:list>
              </table:table-cell>
              <table:table-cell table:style-name="ce27">
                <text:list text:continue-numbering="true" text:style-name="L5">
                  <text:list-header>
                    <text:p text:style-name="P9"><text:span text:style-name="T12">225</text:span></text:p>
                  </text:list-header>
                </text:list>
              </table:table-cell>
              <table:table-cell table:style-name="ce28">
                <text:list text:continue-numbering="true" text:style-name="L5">
                  <text:list-header>
                    <text:p text:style-name="P9"><text:span text:style-name="T12">93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0</text:span><text:span text:style-name="T12">-1</text:span><text:span text:style-name="T10">y</text:span><text:span text:style-name="T11">0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9"><text:span text:style-name="T12">-2</text:span><text:span text:style-name="T10">x</text:span><text:span text:style-name="T11">0</text:span><text:span text:style-name="T12">+3</text:span><text:span text:style-name="T10">y</text:span><text:span text:style-name="T11">0</text:span></text:p>
                  </text:list-header>
                </text:list>
              </table:table-cell>
              <table:table-cell table:style-name="ce31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  <table:table-cell table:style-name="ce32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</table:table-row>
            <table:table-row table:style-name="ro1">
              <table:table-cell table:style-name="ce33">
                <text:list text:continue-numbering="true" text:style-name="L5">
                  <text:list-header>
                    <text:p text:style-name="P9"><text:span text:style-name="T12">88</text:span></text:p>
                  </text:list-header>
                </text:list>
              </table:table-cell>
              <table:table-cell table:style-name="ce34">
                <text:list text:continue-numbering="true" text:style-name="L5">
                  <text:list-header>
                    <text:p text:style-name="P9"><text:span text:style-name="T12">51</text:span></text:p>
                  </text:list-header>
                </text:list>
              </table:table-cell>
              <table:table-cell table:style-name="ce35">
                <text:list text:continue-numbering="true" text:style-name="L5">
                  <text:list-header>
                    <text:p text:style-name="P9"><text:span text:style-name="T12">93</text:span></text:p>
                  </text:list-header>
                </text:list>
              </table:table-cell>
              <table:table-cell table:style-name="ce36">
                <text:list text:continue-numbering="true" text:style-name="L5">
                  <text:list-header>
                    <text:p text:style-name="P9"><text:span text:style-name="T12">39</text:span></text:p>
                  </text:list-header>
                </text:list>
              </table:table-cell>
              <table:table-cell table:style-name="ce37">
                <text:list text:continue-numbering="true" text:style-name="L5">
                  <text:list-header>
                    <text:p text:style-name="P9"><text:span text:style-name="T12">-2</text:span><text:span text:style-name="T10">x</text:span><text:span text:style-name="T11">0</text:span><text:span text:style-name="T12">+3</text:span><text:span text:style-name="T10">y</text:span><text:span text:style-name="T11">0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9"><text:span text:style-name="T12">5</text:span><text:span text:style-name="T10">x</text:span><text:span text:style-name="T11">0</text:span><text:span text:style-name="T12">-7</text:span><text:span text:style-name="T10">y</text:span><text:span text:style-name="T11">0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40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0" draw:layer="layout" svg:width="1.059cm" svg:height="1.058cm" svg:x="12.488cm" svg:y="1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3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5.4cm" svg:height="12.497cm" svg:x="0cm" svg:y="4.444cm" presentation:class="outline" presentation:user-transformed="true">
          <draw:text-box>
            <text:list text:style-name="L4">
              <text:list-header>
                <text:p text:style-name="P8"><text:span text:style-name="T6"><text:s text:c="2"/></text:span><text:span text:style-name="T6">x</text:span><text:span text:style-name="T7">1</text:span><text:span text:style-name="T8">= </text:span><text:span text:style-name="T13">-2</text:span><text:span text:style-name="T14">x</text:span><text:span text:style-name="T15">0</text:span><text:span text:style-name="T13">+3</text:span><text:span text:style-name="T14">y</text:span><text:span text:style-name="T15">0</text:span><text:span text:style-name="T13">= 89,593,596 <text:s text:c="2"/></text:span><text:span text:style-name="T6">y</text:span><text:span text:style-name="T7">1</text:span><text:span text:style-name="T8">= </text:span><text:span text:style-name="T13">5</text:span><text:span text:style-name="T14">x</text:span><text:span text:style-name="T15">0</text:span><text:span text:style-name="T13">-7</text:span><text:span text:style-name="T14">y</text:span><text:span text:style-name="T15">0</text:span><text:span text:style-name="T13">= </text:span><text:span text:style-name="T13">47,099,917</text:span></text:p>
                <text:p text:style-name="P8"><text:span text:style-name="T8"><text:s text:c="2"/></text:span><text:span text:style-name="T8">GCD(</text:span><text:span text:style-name="T6">x</text:span><text:span text:style-name="T7">0</text:span><text:span text:style-name="T6">,y</text:span><text:span text:style-name="T7">0</text:span><text:span text:style-name="T8">)= GCD(</text:span><text:span text:style-name="T6">x</text:span><text:span text:style-name="T7">1</text:span><text:span text:style-name="T6">,y</text:span><text:span text:style-name="T7">1</text:span><text:span text:style-name="T8">)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6.439cm" svg:x="1.905cm" svg:y="9.19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1"/>
            <table:table-column table:style-name="co2"/>
            <table:table-row table:style-name="ro1">
              <table:table-cell table:style-name="ce41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43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44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45">
                <text:list text:continue-numbering="true" text:style-name="L5">
                  <text:list-header>
                    <text:p text:style-name="P9"><text:span text:style-name="T10">ax</text:span><text:span text:style-name="T11">1</text:span><text:span text:style-name="T10">+by</text:span><text:span text:style-name="T11">1</text:span></text:p>
                  </text:list-header>
                </text:list>
              </table:table-cell>
              <table:table-cell table:style-name="ce46">
                <text:list text:continue-numbering="true" text:style-name="L5">
                  <text:list-header>
                    <text:p text:style-name="P9"><text:span text:style-name="T10">cx</text:span><text:span text:style-name="T11">1</text:span><text:span text:style-name="T10">+dy</text:span><text:span text:style-name="T11">1</text:span></text:p>
                  </text:list-header>
                </text:list>
              </table:table-cell>
              <table:table-cell table:style-name="ce47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48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49">
                <text:list text:continue-numbering="true" text:style-name="L5">
                  <text:list-header>
                    <text:p text:style-name="P9"><text:span text:style-name="T12">90</text:span></text:p>
                  </text:list-header>
                </text:list>
              </table:table-cell>
              <table:table-cell table:style-name="ce50">
                <text:list text:continue-numbering="true" text:style-name="L5">
                  <text:list-header>
                    <text:p text:style-name="P9"><text:span text:style-name="T12">47</text:span></text:p>
                  </text:list-header>
                </text:list>
              </table:table-cell>
              <table:table-cell table:style-name="ce51">
                <text:list text:continue-numbering="true" text:style-name="L5">
                  <text:list-header>
                    <text:p text:style-name="P9"><text:span text:style-name="T12">89</text:span></text:p>
                  </text:list-header>
                </text:list>
              </table:table-cell>
              <table:table-cell table:style-name="ce52">
                <text:list text:continue-numbering="true" text:style-name="L5">
                  <text:list-header>
                    <text:p text:style-name="P9"><text:span text:style-name="T12">48</text:span></text:p>
                  </text:list-header>
                </text:list>
              </table:table-cell>
              <table:table-cell table:style-name="ce53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1</text:span><text:span text:style-name="T12">+0</text:span><text:span text:style-name="T10">y</text:span><text:span text:style-name="T11">1</text:span></text:p>
                  </text:list-header>
                </text:list>
              </table:table-cell>
              <table:table-cell table:style-name="ce54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1</text:span><text:span text:style-name="T12">+1</text:span><text:span text:style-name="T10">y</text:span><text:span text:style-name="T11">1</text:span></text:p>
                  </text:list-header>
                </text:list>
              </table:table-cell>
              <table:table-cell table:style-name="ce55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56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</table:table-row>
            <table:table-row table:style-name="ro1">
              <table:table-cell table:style-name="ce57">
                <text:list text:continue-numbering="true" text:style-name="L5">
                  <text:list-header>
                    <text:p text:style-name="P9"><text:span text:style-name="T12">47</text:span></text:p>
                  </text:list-header>
                </text:list>
              </table:table-cell>
              <table:table-cell table:style-name="ce58">
                <text:list text:continue-numbering="true" text:style-name="L5">
                  <text:list-header>
                    <text:p text:style-name="P9"><text:span text:style-name="T12">43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9"><text:span text:style-name="T12">48</text:span></text:p>
                  </text:list-header>
                </text:list>
              </table:table-cell>
              <table:table-cell table:style-name="ce60">
                <text:list text:continue-numbering="true" text:style-name="L5">
                  <text:list-header>
                    <text:p text:style-name="P9"><text:span text:style-name="T12">41</text:span></text:p>
                  </text:list-header>
                </text:list>
              </table:table-cell>
              <table:table-cell table:style-name="ce61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1</text:span><text:span text:style-name="T12">+1</text:span><text:span text:style-name="T10">y</text:span><text:span text:style-name="T11">1</text:span></text:p>
                  </text:list-header>
                </text:list>
              </table:table-cell>
              <table:table-cell table:style-name="ce62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1</text:span><text:span text:style-name="T12">-1</text:span><text:span text:style-name="T10">y</text:span><text:span text:style-name="T11">1</text:span></text:p>
                  </text:list-header>
                </text:list>
              </table:table-cell>
              <table:table-cell table:style-name="ce63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64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</table:table-row>
            <table:table-row table:style-name="ro1">
              <table:table-cell table:style-name="ce65">
                <text:list text:continue-numbering="true" text:style-name="L5">
                  <text:list-header>
                    <text:p text:style-name="P9"><text:span text:style-name="T12">43</text:span></text:p>
                  </text:list-header>
                </text:list>
              </table:table-cell>
              <table:table-cell table:style-name="ce66">
                <text:list text:continue-numbering="true" text:style-name="L5">
                  <text:list-header>
                    <text:p text:style-name="P9"><text:span text:style-name="T12">4</text:span></text:p>
                  </text:list-header>
                </text:list>
              </table:table-cell>
              <table:table-cell table:style-name="ce67">
                <text:list text:continue-numbering="true" text:style-name="L5">
                  <text:list-header>
                    <text:p text:style-name="P9"><text:span text:style-name="T12">41</text:span></text:p>
                  </text:list-header>
                </text:list>
              </table:table-cell>
              <table:table-cell table:style-name="ce68">
                <text:list text:continue-numbering="true" text:style-name="L5">
                  <text:list-header>
                    <text:p text:style-name="P9"><text:span text:style-name="T12">7</text:span></text:p>
                  </text:list-header>
                </text:list>
              </table:table-cell>
              <table:table-cell table:style-name="ce69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1</text:span><text:span text:style-name="T12">-1</text:span><text:span text:style-name="T10">y</text:span><text:span text:style-name="T11">1</text:span></text:p>
                  </text:list-header>
                </text:list>
              </table:table-cell>
              <table:table-cell table:style-name="ce70">
                <text:list text:continue-numbering="true" text:style-name="L5">
                  <text:list-header>
                    <text:p text:style-name="P9"><text:span text:style-name="T10">-</text:span><text:span text:style-name="T12">1</text:span><text:span text:style-name="T10">x</text:span><text:span text:style-name="T11">1</text:span><text:span text:style-name="T12">+2</text:span><text:span text:style-name="T10">y</text:span><text:span text:style-name="T11">1</text:span></text:p>
                  </text:list-header>
                </text:list>
              </table:table-cell>
              <table:table-cell table:style-name="ce71">
                <text:list text:continue-numbering="true" text:style-name="L5">
                  <text:list-header>
                    <text:p text:style-name="P9"><text:span text:style-name="T12">10</text:span></text:p>
                  </text:list-header>
                </text:list>
              </table:table-cell>
              <table:table-cell table:style-name="ce72">
                <text:list text:continue-numbering="true" text:style-name="L5">
                  <text:list-header>
                    <text:p text:style-name="P9"><text:span text:style-name="T12">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10" draw:layer="layout" svg:width="1.058cm" svg:height="1.058cm" svg:x="12.27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4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2</text:span><text:span text:style-name="T8">= </text:span><text:span text:style-name="T13">1</text:span><text:span text:style-name="T14">x</text:span><text:span text:style-name="T15">1</text:span><text:span text:style-name="T13">-1</text:span><text:span text:style-name="T14">y</text:span><text:span text:style-name="T15">1</text:span><text:span text:style-name="T13">= 42,493,679</text:span><text:span text:style-name="T8"> <text:s text:c="3"/></text:span><text:span text:style-name="T6">y</text:span><text:span text:style-name="T7">2</text:span><text:span text:style-name="T8">= </text:span><text:span text:style-name="T14">-</text:span><text:span text:style-name="T13">1</text:span><text:span text:style-name="T14">x</text:span><text:span text:style-name="T15">1</text:span><text:span text:style-name="T13">+2</text:span><text:span text:style-name="T14">y</text:span><text:span text:style-name="T15">1 </text:span><text:span text:style-name="T13">= </text:span><text:span text:style-name="T13">4,606,238</text:span></text:p>
                <text:p text:style-name="P8"><text:span text:style-name="T8">GCD(</text:span><text:span text:style-name="T6">x</text:span><text:span text:style-name="T7">0</text:span><text:span text:style-name="T6">,y</text:span><text:span text:style-name="T7">0</text:span><text:span text:style-name="T8">)= GCD(</text:span><text:span text:style-name="T6">x</text:span><text:span text:style-name="T7">1</text:span><text:span text:style-name="T6">,y</text:span><text:span text:style-name="T7">1</text:span><text:span text:style-name="T8">)= GCD(</text:span><text:span text:style-name="T6">x</text:span><text:span text:style-name="T7">2</text:span><text:span text:style-name="T6">,y</text:span><text:span text:style-name="T7">2</text:span><text:span text:style-name="T8">)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3.219cm" svg:x="1.901cm" svg:y="9.525cm">
          <table:table>
            <table:table-column table:style-name="co2"/>
            <table:table-column table:style-name="co1"/>
            <table:table-column table:style-name="co6"/>
            <table:table-column table:style-name="co1"/>
            <table:table-column table:style-name="co7"/>
            <table:table-column table:style-name="co5"/>
            <table:table-column table:style-name="co1"/>
            <table:table-column table:style-name="co1"/>
            <table:table-row table:style-name="ro1">
              <table:table-cell table:style-name="ce73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74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75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9"><text:span text:style-name="T10">ax</text:span><text:span text:style-name="T11">2</text:span><text:span text:style-name="T10">+by</text:span><text:span text:style-name="T11">2</text:span></text:p>
                  </text:list-header>
                </text:list>
              </table:table-cell>
              <table:table-cell table:style-name="ce78">
                <text:list text:continue-numbering="true" text:style-name="L5">
                  <text:list-header>
                    <text:p text:style-name="P9"><text:span text:style-name="T10">cx</text:span><text:span text:style-name="T11">2</text:span><text:span text:style-name="T10">+dy</text:span><text:span text:style-name="T11">2</text:span></text:p>
                  </text:list-header>
                </text:list>
              </table:table-cell>
              <table:table-cell table:style-name="ce79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80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81">
                <text:list text:continue-numbering="true" text:style-name="L5">
                  <text:list-header>
                    <text:p text:style-name="P9"><text:span text:style-name="T12">43</text:span></text:p>
                  </text:list-header>
                </text:list>
              </table:table-cell>
              <table:table-cell table:style-name="ce82">
                <text:list text:continue-numbering="true" text:style-name="L5">
                  <text:list-header>
                    <text:p text:style-name="P9"><text:span text:style-name="T12">4</text:span></text:p>
                  </text:list-header>
                </text:list>
              </table:table-cell>
              <table:table-cell table:style-name="ce83">
                <text:list text:continue-numbering="true" text:style-name="L5">
                  <text:list-header>
                    <text:p text:style-name="P9"><text:span text:style-name="T12">42</text:span></text:p>
                  </text:list-header>
                </text:list>
              </table:table-cell>
              <table:table-cell table:style-name="ce84">
                <text:list text:continue-numbering="true" text:style-name="L5">
                  <text:list-header>
                    <text:p text:style-name="P9"><text:span text:style-name="T12">5</text:span></text:p>
                  </text:list-header>
                </text:list>
              </table:table-cell>
              <table:table-cell table:style-name="ce85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2</text:span><text:span text:style-name="T12">+0</text:span><text:span text:style-name="T10">y</text:span><text:span text:style-name="T11">2</text:span></text:p>
                  </text:list-header>
                </text:list>
              </table:table-cell>
              <table:table-cell table:style-name="ce86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2</text:span><text:span text:style-name="T12">+1</text:span><text:span text:style-name="T10">y</text:span><text:span text:style-name="T11">2</text:span></text:p>
                  </text:list-header>
                </text:list>
              </table:table-cell>
              <table:table-cell table:style-name="ce87">
                <text:list text:continue-numbering="true" text:style-name="L5">
                  <text:list-header>
                    <text:p text:style-name="P9"><text:span text:style-name="T12">10</text:span></text:p>
                  </text:list-header>
                </text:list>
              </table:table-cell>
              <table:table-cell table:style-name="ce88">
                <text:list text:continue-numbering="true" text:style-name="L5">
                  <text:list-header>
                    <text:p text:style-name="P9"><text:span text:style-name="T12">8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" draw:text-style-name="P10" draw:layer="layout" svg:width="1.059cm" svg:height="1.059cm" svg:x="12.488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5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3</text:span><text:span text:style-name="T8">= </text:span><text:span text:style-name="T14">y</text:span><text:span text:style-name="T15">2</text:span><text:span text:style-name="T13">= 4,606,238 <text:s text:c="4"/></text:span><text:span text:style-name="T6">y</text:span><text:span text:style-name="T7">3</text:span><text:span text:style-name="T8">= </text:span><text:span text:style-name="T14">x</text:span><text:span text:style-name="T15">2</text:span><text:span text:style-name="T13"> mod </text:span><text:span text:style-name="T14">y</text:span><text:span text:style-name="T15">2 </text:span><text:span text:style-name="T13">= 1,037,537</text:span></text:p>
                <text:p text:style-name="P8"><text:span text:style-name="T8">GCD(</text:span><text:span text:style-name="T6">x</text:span><text:span text:style-name="T7">0</text:span><text:span text:style-name="T6">,y</text:span><text:span text:style-name="T7">0</text:span><text:span text:style-name="T8">)= GCD(</text:span><text:span text:style-name="T6">x</text:span><text:span text:style-name="T7">1</text:span><text:span text:style-name="T6">,y</text:span><text:span text:style-name="T7">1</text:span><text:span text:style-name="T8">)= GCD(</text:span><text:span text:style-name="T6">x</text:span><text:span text:style-name="T7">2</text:span><text:span text:style-name="T6">,y</text:span><text:span text:style-name="T7">2</text:span><text:span text:style-name="T8">)= </text:span><text:span text:style-name="T8">GCD(</text:span><text:span text:style-name="T6">x</text:span><text:span text:style-name="T7">3</text:span><text:span text:style-name="T6">,y</text:span><text:span text:style-name="T7">3</text:span><text:span text:style-name="T8">)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3.219cm" svg:x="1.905cm" svg:y="8.678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1"/>
            <table:table-column table:style-name="co2"/>
            <table:table-row table:style-name="ro1">
              <table:table-cell table:style-name="ce89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90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91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92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93">
                <text:list text:continue-numbering="true" text:style-name="L5">
                  <text:list-header>
                    <text:p text:style-name="P9"><text:span text:style-name="T10">ax</text:span><text:span text:style-name="T11">3</text:span><text:span text:style-name="T10">+by</text:span><text:span text:style-name="T11">3</text:span></text:p>
                  </text:list-header>
                </text:list>
              </table:table-cell>
              <table:table-cell table:style-name="ce94">
                <text:list text:continue-numbering="true" text:style-name="L5">
                  <text:list-header>
                    <text:p text:style-name="P9"><text:span text:style-name="T10">cx</text:span><text:span text:style-name="T11">3</text:span><text:span text:style-name="T10">+dy</text:span><text:span text:style-name="T11">3</text:span></text:p>
                  </text:list-header>
                </text:list>
              </table:table-cell>
              <table:table-cell table:style-name="ce95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96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97">
                <text:list text:continue-numbering="true" text:style-name="L5">
                  <text:list-header>
                    <text:p text:style-name="P9"><text:span text:style-name="T12">5</text:span></text:p>
                  </text:list-header>
                </text:list>
              </table:table-cell>
              <table:table-cell table:style-name="ce98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99">
                <text:list text:continue-numbering="true" text:style-name="L5">
                  <text:list-header>
                    <text:p text:style-name="P9"><text:span text:style-name="T12">4</text:span></text:p>
                  </text:list-header>
                </text:list>
              </table:table-cell>
              <table:table-cell table:style-name="ce100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  <table:table-cell table:style-name="ce101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3</text:span><text:span text:style-name="T12">+0</text:span><text:span text:style-name="T10">y</text:span><text:span text:style-name="T11">3</text:span></text:p>
                  </text:list-header>
                </text:list>
              </table:table-cell>
              <table:table-cell table:style-name="ce102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3</text:span><text:span text:style-name="T12">+1</text:span><text:span text:style-name="T10">y</text:span><text:span text:style-name="T11">3</text:span></text:p>
                  </text:list-header>
                </text:list>
              </table:table-cell>
              <table:table-cell table:style-name="ce103">
                <text:list text:continue-numbering="true" text:style-name="L5">
                  <text:list-header>
                    <text:p text:style-name="P9"><text:span text:style-name="T12">5</text:span></text:p>
                  </text:list-header>
                </text:list>
              </table:table-cell>
              <table:table-cell table:style-name="ce104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" draw:text-style-name="P10" draw:layer="layout" svg:width="1.059cm" svg:height="1.059cm" svg:x="12.488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6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4</text:span><text:span text:style-name="T8">= </text:span><text:span text:style-name="T14">y</text:span><text:span text:style-name="T15">3</text:span><text:span text:style-name="T13">= 1,037,537 <text:s text:c="4"/></text:span><text:span text:style-name="T6">y</text:span><text:span text:style-name="T7">4</text:span><text:span text:style-name="T8">= </text:span><text:span text:style-name="T14">x</text:span><text:span text:style-name="T15">3</text:span><text:span text:style-name="T13"> mod </text:span><text:span text:style-name="T14">y</text:span><text:span text:style-name="T15">3 </text:span><text:span text:style-name="T13">= 456,090</text:span></text:p>
                <text:p text:style-name="P8"><text:span text:style-name="T8">GCD(</text:span><text:span text:style-name="T6">x</text:span><text:span text:style-name="T7">0</text:span><text:span text:style-name="T6">,y</text:span><text:span text:style-name="T7">0</text:span><text:span text:style-name="T8">)= … = GCD(</text:span><text:span text:style-name="T6">x</text:span><text:span text:style-name="T7">4</text:span><text:span text:style-name="T6">,y</text:span><text:span text:style-name="T7">4</text:span><text:span text:style-name="T8">)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3.219cm" svg:x="1.905cm" svg:y="10.336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1"/>
            <table:table-column table:style-name="co2"/>
            <table:table-row table:style-name="ro1">
              <table:table-cell table:style-name="ce105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106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107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108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109">
                <text:list text:continue-numbering="true" text:style-name="L5">
                  <text:list-header>
                    <text:p text:style-name="P9"><text:span text:style-name="T10">ax</text:span><text:span text:style-name="T11">4</text:span><text:span text:style-name="T10">+by</text:span><text:span text:style-name="T11">4</text:span></text:p>
                  </text:list-header>
                </text:list>
              </table:table-cell>
              <table:table-cell table:style-name="ce110">
                <text:list text:continue-numbering="true" text:style-name="L5">
                  <text:list-header>
                    <text:p text:style-name="P9"><text:span text:style-name="T10">cx</text:span><text:span text:style-name="T11">4</text:span><text:span text:style-name="T10">+dy</text:span><text:span text:style-name="T11">4</text:span></text:p>
                  </text:list-header>
                </text:list>
              </table:table-cell>
              <table:table-cell table:style-name="ce111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112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113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  <table:table-cell table:style-name="ce114">
                <text:list text:continue-numbering="true" text:style-name="L5">
                  <text:list-header>
                    <text:p text:style-name="P9"><text:span text:style-name="T12">0</text:span></text:p>
                  </text:list-header>
                </text:list>
              </table:table-cell>
              <table:table-cell table:style-name="ce115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116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117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4</text:span><text:span text:style-name="T12">+0</text:span><text:span text:style-name="T10">y</text:span><text:span text:style-name="T11">4</text:span></text:p>
                  </text:list-header>
                </text:list>
              </table:table-cell>
              <table:table-cell table:style-name="ce118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4</text:span><text:span text:style-name="T12">+1</text:span><text:span text:style-name="T10">y</text:span><text:span text:style-name="T11">4</text:span></text:p>
                  </text:list-header>
                </text:list>
              </table:table-cell>
              <table:table-cell table:style-name="ce119">
                <text:list text:continue-numbering="true" text:style-name="L5">
                  <text:list-header>
                    <text:p text:style-name="P9"><text:span text:style-name="T12">-</text:span></text:p>
                  </text:list-header>
                </text:list>
              </table:table-cell>
              <table:table-cell table:style-name="ce120">
                <text:list text:continue-numbering="true" text:style-name="L5">
                  <text:list-header>
                    <text:p text:style-name="P9"><text:span text:style-name="T12">-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10" draw:layer="layout" svg:width="1.059cm" svg:height="1.059cm" svg:x="12.488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7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5</text:span><text:span text:style-name="T8">= </text:span><text:span text:style-name="T14">y</text:span><text:span text:style-name="T15">4</text:span><text:span text:style-name="T13">= 456,090 <text:s text:c="5"/></text:span><text:span text:style-name="T6">y</text:span><text:span text:style-name="T7">5</text:span><text:span text:style-name="T8">= </text:span><text:span text:style-name="T14">x</text:span><text:span text:style-name="T15">4</text:span><text:span text:style-name="T13"> mod </text:span><text:span text:style-name="T14">y</text:span><text:span text:style-name="T15">4 </text:span><text:span text:style-name="T13">= 125,357</text:span></text:p>
                <text:p text:style-name="P8"><text:span text:style-name="T8">GCD(</text:span><text:span text:style-name="T6">x</text:span><text:span text:style-name="T7">0</text:span><text:span text:style-name="T6">,y</text:span><text:span text:style-name="T7">0</text:span><text:span text:style-name="T8">)= … = GCD(</text:span><text:span text:style-name="T6">x</text:span><text:span text:style-name="T7">5</text:span><text:span text:style-name="T6">,y</text:span><text:span text:style-name="T7">5</text:span><text:span text:style-name="T8">)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10.844cm" svg:x="1.905cm" svg:y="8.678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1"/>
            <table:table-column table:style-name="co2"/>
            <table:table-row table:style-name="ro1">
              <table:table-cell table:style-name="ce121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122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123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124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125">
                <text:list text:continue-numbering="true" text:style-name="L5">
                  <text:list-header>
                    <text:p text:style-name="P9"><text:span text:style-name="T10">ax</text:span><text:span text:style-name="T11">5</text:span><text:span text:style-name="T10">+by</text:span><text:span text:style-name="T11">5</text:span></text:p>
                  </text:list-header>
                </text:list>
              </table:table-cell>
              <table:table-cell table:style-name="ce126">
                <text:list text:continue-numbering="true" text:style-name="L5">
                  <text:list-header>
                    <text:p text:style-name="P9"><text:span text:style-name="T10">cx</text:span><text:span text:style-name="T11">5</text:span><text:span text:style-name="T10">+dy</text:span><text:span text:style-name="T11">5</text:span></text:p>
                  </text:list-header>
                </text:list>
              </table:table-cell>
              <table:table-cell table:style-name="ce127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128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129">
                <text:list text:continue-numbering="true" text:style-name="L5">
                  <text:list-header>
                    <text:p text:style-name="P9"><text:span text:style-name="T12">457</text:span></text:p>
                  </text:list-header>
                </text:list>
              </table:table-cell>
              <table:table-cell table:style-name="ce130">
                <text:list text:continue-numbering="true" text:style-name="L5">
                  <text:list-header>
                    <text:p text:style-name="P9"><text:span text:style-name="T12">125</text:span></text:p>
                  </text:list-header>
                </text:list>
              </table:table-cell>
              <table:table-cell table:style-name="ce131">
                <text:list text:continue-numbering="true" text:style-name="L5">
                  <text:list-header>
                    <text:p text:style-name="P9"><text:span text:style-name="T12">456</text:span></text:p>
                  </text:list-header>
                </text:list>
              </table:table-cell>
              <table:table-cell table:style-name="ce132">
                <text:list text:continue-numbering="true" text:style-name="L5">
                  <text:list-header>
                    <text:p text:style-name="P9"><text:span text:style-name="T12">126</text:span></text:p>
                  </text:list-header>
                </text:list>
              </table:table-cell>
              <table:table-cell table:style-name="ce133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5</text:span><text:span text:style-name="T10">+</text:span><text:span text:style-name="T12">0</text:span><text:span text:style-name="T10">y</text:span><text:span text:style-name="T11">5</text:span></text:p>
                  </text:list-header>
                </text:list>
              </table:table-cell>
              <table:table-cell table:style-name="ce134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5</text:span><text:span text:style-name="T10">+</text:span><text:span text:style-name="T12">1</text:span><text:span text:style-name="T10">y</text:span><text:span text:style-name="T11">5</text:span></text:p>
                  </text:list-header>
                </text:list>
              </table:table-cell>
              <table:table-cell table:style-name="ce135">
                <text:list text:continue-numbering="true" text:style-name="L5">
                  <text:list-header>
                    <text:p text:style-name="P9"><text:span text:style-name="T12">3</text:span></text:p>
                  </text:list-header>
                </text:list>
              </table:table-cell>
              <table:table-cell table:style-name="ce136">
                <text:list text:continue-numbering="true" text:style-name="L5">
                  <text:list-header>
                    <text:p text:style-name="P9"><text:span text:style-name="T12">3</text:span></text:p>
                  </text:list-header>
                </text:list>
              </table:table-cell>
            </table:table-row>
            <table:table-row table:style-name="ro1">
              <table:table-cell table:style-name="ce137">
                <text:list text:continue-numbering="true" text:style-name="L5">
                  <text:list-header>
                    <text:p text:style-name="P9"><text:span text:style-name="T12">125</text:span></text:p>
                  </text:list-header>
                </text:list>
              </table:table-cell>
              <table:table-cell table:style-name="ce138">
                <text:list text:continue-numbering="true" text:style-name="L5">
                  <text:list-header>
                    <text:p text:style-name="P9"><text:span text:style-name="T12">82</text:span></text:p>
                  </text:list-header>
                </text:list>
              </table:table-cell>
              <table:table-cell table:style-name="ce139">
                <text:list text:continue-numbering="true" text:style-name="L5">
                  <text:list-header>
                    <text:p text:style-name="P9"><text:span text:style-name="T12">126</text:span></text:p>
                  </text:list-header>
                </text:list>
              </table:table-cell>
              <table:table-cell table:style-name="ce140">
                <text:list text:continue-numbering="true" text:style-name="L5">
                  <text:list-header>
                    <text:p text:style-name="P9"><text:span text:style-name="T12">78</text:span></text:p>
                  </text:list-header>
                </text:list>
              </table:table-cell>
              <table:table-cell table:style-name="ce141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5</text:span><text:span text:style-name="T10">+</text:span><text:span text:style-name="T12">1</text:span><text:span text:style-name="T10">y</text:span><text:span text:style-name="T11">5</text:span></text:p>
                  </text:list-header>
                </text:list>
              </table:table-cell>
              <table:table-cell table:style-name="ce142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5</text:span><text:span text:style-name="T10">-</text:span><text:span text:style-name="T12">3</text:span><text:span text:style-name="T10">y</text:span><text:span text:style-name="T11">5</text:span></text:p>
                  </text:list-header>
                </text:list>
              </table:table-cell>
              <table:table-cell table:style-name="ce143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144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</table:table-row>
            <table:table-row table:style-name="ro1">
              <table:table-cell table:style-name="ce145">
                <text:list text:continue-numbering="true" text:style-name="L5">
                  <text:list-header>
                    <text:p text:style-name="P9"><text:span text:style-name="T12">82</text:span></text:p>
                  </text:list-header>
                </text:list>
              </table:table-cell>
              <table:table-cell table:style-name="ce146">
                <text:list text:continue-numbering="true" text:style-name="L5">
                  <text:list-header>
                    <text:p text:style-name="P9"><text:span text:style-name="T12">43</text:span></text:p>
                  </text:list-header>
                </text:list>
              </table:table-cell>
              <table:table-cell table:style-name="ce147">
                <text:list text:continue-numbering="true" text:style-name="L5">
                  <text:list-header>
                    <text:p text:style-name="P9"><text:span text:style-name="T12">78</text:span></text:p>
                  </text:list-header>
                </text:list>
              </table:table-cell>
              <table:table-cell table:style-name="ce148">
                <text:list text:continue-numbering="true" text:style-name="L5">
                  <text:list-header>
                    <text:p text:style-name="P9"><text:span text:style-name="T12">48</text:span></text:p>
                  </text:list-header>
                </text:list>
              </table:table-cell>
              <table:table-cell table:style-name="ce149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5</text:span><text:span text:style-name="T10">-3y</text:span><text:span text:style-name="T11">5</text:span></text:p>
                  </text:list-header>
                </text:list>
              </table:table-cell>
              <table:table-cell table:style-name="ce150">
                <text:list text:continue-numbering="true" text:style-name="L5">
                  <text:list-header>
                    <text:p text:style-name="P9"><text:span text:style-name="T12">-1</text:span><text:span text:style-name="T10">x</text:span><text:span text:style-name="T11">5</text:span><text:span text:style-name="T10">+4y</text:span><text:span text:style-name="T11">5</text:span></text:p>
                  </text:list-header>
                </text:list>
              </table:table-cell>
              <table:table-cell table:style-name="ce151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152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</table:table-row>
            <table:table-row table:style-name="ro1">
              <table:table-cell table:style-name="ce153">
                <text:list text:continue-numbering="true" text:style-name="L5">
                  <text:list-header>
                    <text:p text:style-name="P9"><text:span text:style-name="T12">43</text:span></text:p>
                  </text:list-header>
                </text:list>
              </table:table-cell>
              <table:table-cell table:style-name="ce154">
                <text:list text:continue-numbering="true" text:style-name="L5">
                  <text:list-header>
                    <text:p text:style-name="P9"><text:span text:style-name="T12">39</text:span></text:p>
                  </text:list-header>
                </text:list>
              </table:table-cell>
              <table:table-cell table:style-name="ce155">
                <text:list text:continue-numbering="true" text:style-name="L5">
                  <text:list-header>
                    <text:p text:style-name="P9"><text:span text:style-name="T12">48</text:span></text:p>
                  </text:list-header>
                </text:list>
              </table:table-cell>
              <table:table-cell table:style-name="ce156">
                <text:list text:continue-numbering="true" text:style-name="L5">
                  <text:list-header>
                    <text:p text:style-name="P9"><text:span text:style-name="T12">30</text:span></text:p>
                  </text:list-header>
                </text:list>
              </table:table-cell>
              <table:table-cell table:style-name="ce157">
                <text:list text:continue-numbering="true" text:style-name="L5">
                  <text:list-header>
                    <text:p text:style-name="P9"><text:span text:style-name="T12">-1</text:span><text:span text:style-name="T10">x</text:span><text:span text:style-name="T11">5</text:span><text:span text:style-name="T10">+4y</text:span><text:span text:style-name="T11">5</text:span></text:p>
                  </text:list-header>
                </text:list>
              </table:table-cell>
              <table:table-cell table:style-name="ce158">
                <text:list text:continue-numbering="true" text:style-name="L5">
                  <text:list-header>
                    <text:p text:style-name="P9"><text:span text:style-name="T12">2</text:span><text:span text:style-name="T10">x</text:span><text:span text:style-name="T11">5</text:span><text:span text:style-name="T10">-</text:span><text:span text:style-name="T12">7</text:span><text:span text:style-name="T10">y</text:span><text:span text:style-name="T11">5</text:span></text:p>
                  </text:list-header>
                </text:list>
              </table:table-cell>
              <table:table-cell table:style-name="ce159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160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</table:table-row>
            <table:table-row table:style-name="ro2">
              <table:table-cell table:style-name="ce161">
                <text:list text:continue-numbering="true" text:style-name="L5">
                  <text:list-header>
                    <text:p text:style-name="P9"><text:span text:style-name="T12">39</text:span></text:p>
                  </text:list-header>
                </text:list>
              </table:table-cell>
              <table:table-cell table:style-name="ce162">
                <text:list text:continue-numbering="true" text:style-name="L5">
                  <text:list-header>
                    <text:p text:style-name="P9"><text:span text:style-name="T12">4</text:span></text:p>
                  </text:list-header>
                </text:list>
              </table:table-cell>
              <table:table-cell table:style-name="ce163">
                <text:list text:continue-numbering="true" text:style-name="L5">
                  <text:list-header>
                    <text:p text:style-name="P9"><text:span text:style-name="T12">30</text:span></text:p>
                  </text:list-header>
                </text:list>
              </table:table-cell>
              <table:table-cell table:style-name="ce164">
                <text:list text:continue-numbering="true" text:style-name="L5">
                  <text:list-header>
                    <text:p text:style-name="P9"><text:span text:style-name="T12">18</text:span></text:p>
                  </text:list-header>
                </text:list>
              </table:table-cell>
              <table:table-cell table:style-name="ce165">
                <text:list text:continue-numbering="true" text:style-name="L5">
                  <text:list-header>
                    <text:p text:style-name="P9"><text:span text:style-name="T12">2</text:span><text:span text:style-name="T10">x</text:span><text:span text:style-name="T11">5</text:span><text:span text:style-name="T10">-</text:span><text:span text:style-name="T12">7</text:span><text:span text:style-name="T10">y</text:span><text:span text:style-name="T11">5</text:span></text:p>
                  </text:list-header>
                </text:list>
              </table:table-cell>
              <table:table-cell table:style-name="ce166">
                <text:list text:continue-numbering="true" text:style-name="L5">
                  <text:list-header>
                    <text:p text:style-name="P9"><text:span text:style-name="T12">-3</text:span><text:span text:style-name="T10">x</text:span><text:span text:style-name="T11">5</text:span><text:span text:style-name="T10">+</text:span><text:span text:style-name="T12">11</text:span><text:span text:style-name="T10">y</text:span><text:span text:style-name="T11">5</text:span></text:p>
                  </text:list-header>
                </text:list>
              </table:table-cell>
              <table:table-cell table:style-name="ce167">
                <text:list text:continue-numbering="true" text:style-name="L5">
                  <text:list-header>
                    <text:p text:style-name="P9"><text:span text:style-name="T12">9</text:span></text:p>
                  </text:list-header>
                </text:list>
              </table:table-cell>
              <table:table-cell table:style-name="ce168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5" draw:text-style-name="P10" draw:layer="layout" svg:width="1.058cm" svg:height="1.059cm" svg:x="12.277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8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6</text:span><text:span text:style-name="T8">= </text:span><text:span text:style-name="T13">2</text:span><text:span text:style-name="T14">x</text:span><text:span text:style-name="T15">5</text:span><text:span text:style-name="T14">-</text:span><text:span text:style-name="T13">7</text:span><text:span text:style-name="T14">y</text:span><text:span text:style-name="T15">5 </text:span><text:span text:style-name="T13">= 34,681 <text:s text:c="2"/></text:span><text:span text:style-name="T6">y</text:span><text:span text:style-name="T7">6</text:span><text:span text:style-name="T8">= </text:span><text:span text:style-name="T13">-3</text:span><text:span text:style-name="T14">x</text:span><text:span text:style-name="T15">5</text:span><text:span text:style-name="T14">+</text:span><text:span text:style-name="T13">11</text:span><text:span text:style-name="T14">y</text:span><text:span text:style-name="T15">5 </text:span><text:span text:style-name="T13">= 10,657</text:span></text:p>
                <text:p text:style-name="P8"><text:span text:style-name="T8">GCD(</text:span><text:span text:style-name="T6">x</text:span><text:span text:style-name="T7">0</text:span><text:span text:style-name="T6">,y</text:span><text:span text:style-name="T7">0</text:span><text:span text:style-name="T8">)= … = GCD(</text:span><text:span text:style-name="T6">x</text:span><text:span text:style-name="T7">6</text:span><text:span text:style-name="T6">,y</text:span><text:span text:style-name="T7">6</text:span><text:span text:style-name="T8">)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4.829cm" svg:x="1.905cm" svg:y="10.336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1"/>
            <table:table-column table:style-name="co2"/>
            <table:table-row table:style-name="ro1">
              <table:table-cell table:style-name="ce169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170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171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172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173">
                <text:list text:continue-numbering="true" text:style-name="L5">
                  <text:list-header>
                    <text:p text:style-name="P9"><text:span text:style-name="T10">ax</text:span><text:span text:style-name="T11">6</text:span><text:span text:style-name="T10">+by</text:span><text:span text:style-name="T11">6</text:span></text:p>
                  </text:list-header>
                </text:list>
              </table:table-cell>
              <table:table-cell table:style-name="ce174">
                <text:list text:continue-numbering="true" text:style-name="L5">
                  <text:list-header>
                    <text:p text:style-name="P9"><text:span text:style-name="T10">cx</text:span><text:span text:style-name="T11">6</text:span><text:span text:style-name="T10">+dy</text:span><text:span text:style-name="T11">6</text:span></text:p>
                  </text:list-header>
                </text:list>
              </table:table-cell>
              <table:table-cell table:style-name="ce175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176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177">
                <text:list text:continue-numbering="true" text:style-name="L5">
                  <text:list-header>
                    <text:p text:style-name="P9"><text:span text:style-name="T12">35</text:span></text:p>
                  </text:list-header>
                </text:list>
              </table:table-cell>
              <table:table-cell table:style-name="ce178">
                <text:list text:continue-numbering="true" text:style-name="L5">
                  <text:list-header>
                    <text:p text:style-name="P9"><text:span text:style-name="T12">10</text:span></text:p>
                  </text:list-header>
                </text:list>
              </table:table-cell>
              <table:table-cell table:style-name="ce179">
                <text:list text:continue-numbering="true" text:style-name="L5">
                  <text:list-header>
                    <text:p text:style-name="P9"><text:span text:style-name="T12">34</text:span></text:p>
                  </text:list-header>
                </text:list>
              </table:table-cell>
              <table:table-cell table:style-name="ce180">
                <text:list text:continue-numbering="true" text:style-name="L5">
                  <text:list-header>
                    <text:p text:style-name="P9"><text:span text:style-name="T12">11</text:span></text:p>
                  </text:list-header>
                </text:list>
              </table:table-cell>
              <table:table-cell table:style-name="ce181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6</text:span><text:span text:style-name="T10">+</text:span><text:span text:style-name="T12">0</text:span><text:span text:style-name="T10">y</text:span><text:span text:style-name="T11">6</text:span></text:p>
                  </text:list-header>
                </text:list>
              </table:table-cell>
              <table:table-cell table:style-name="ce182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6</text:span><text:span text:style-name="T10">+</text:span><text:span text:style-name="T12">1</text:span><text:span text:style-name="T10">y</text:span><text:span text:style-name="T11">6</text:span></text:p>
                  </text:list-header>
                </text:list>
              </table:table-cell>
              <table:table-cell table:style-name="ce183">
                <text:list text:continue-numbering="true" text:style-name="L5">
                  <text:list-header>
                    <text:p text:style-name="P9"><text:span text:style-name="T12">3</text:span></text:p>
                  </text:list-header>
                </text:list>
              </table:table-cell>
              <table:table-cell table:style-name="ce184">
                <text:list text:continue-numbering="true" text:style-name="L5">
                  <text:list-header>
                    <text:p text:style-name="P9"><text:span text:style-name="T12">3</text:span></text:p>
                  </text:list-header>
                </text:list>
              </table:table-cell>
            </table:table-row>
            <table:table-row table:style-name="ro1">
              <table:table-cell table:style-name="ce185">
                <text:list text:continue-numbering="true" text:style-name="L5">
                  <text:list-header>
                    <text:p text:style-name="P9"><text:span text:style-name="T12">10</text:span></text:p>
                  </text:list-header>
                </text:list>
              </table:table-cell>
              <table:table-cell table:style-name="ce186">
                <text:list text:continue-numbering="true" text:style-name="L5">
                  <text:list-header>
                    <text:p text:style-name="P9"><text:span text:style-name="T12">5</text:span></text:p>
                  </text:list-header>
                </text:list>
              </table:table-cell>
              <table:table-cell table:style-name="ce187">
                <text:list text:continue-numbering="true" text:style-name="L5">
                  <text:list-header>
                    <text:p text:style-name="P9"><text:span text:style-name="T12">11</text:span></text:p>
                  </text:list-header>
                </text:list>
              </table:table-cell>
              <table:table-cell table:style-name="ce188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189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6</text:span><text:span text:style-name="T10">+</text:span><text:span text:style-name="T12">1</text:span><text:span text:style-name="T10">y</text:span><text:span text:style-name="T11">6</text:span></text:p>
                  </text:list-header>
                </text:list>
              </table:table-cell>
              <table:table-cell table:style-name="ce190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6</text:span><text:span text:style-name="T12">-3</text:span><text:span text:style-name="T10">y</text:span><text:span text:style-name="T11">6</text:span></text:p>
                  </text:list-header>
                </text:list>
              </table:table-cell>
              <table:table-cell table:style-name="ce191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  <table:table-cell table:style-name="ce192">
                <text:list text:continue-numbering="true" text:style-name="L5">
                  <text:list-header>
                    <text:p text:style-name="P9"><text:span text:style-name="T12">11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" draw:text-style-name="P10" draw:layer="layout" svg:width="1.058cm" svg:height="1.058cm" svg:x="12.27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9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7</text:span><text:span text:style-name="T8">= </text:span><text:span text:style-name="T13">0</text:span><text:span text:style-name="T14">x</text:span><text:span text:style-name="T15">6</text:span><text:span text:style-name="T14">+</text:span><text:span text:style-name="T13">1</text:span><text:span text:style-name="T14">y</text:span><text:span text:style-name="T15">6 </text:span><text:span text:style-name="T13">= 10,657 <text:s text:c="2"/></text:span><text:span text:style-name="T6">y</text:span><text:span text:style-name="T7">7</text:span><text:span text:style-name="T8">= </text:span><text:span text:style-name="T13">1</text:span><text:span text:style-name="T14">x</text:span><text:span text:style-name="T15">6</text:span><text:span text:style-name="T13">-3</text:span><text:span text:style-name="T14">y</text:span><text:span text:style-name="T15">6 </text:span><text:span text:style-name="T13">= 2,710</text:span></text:p>
                <text:p text:style-name="P8"><text:span text:style-name="T8">GCD(</text:span><text:span text:style-name="T6">x</text:span><text:span text:style-name="T7">0</text:span><text:span text:style-name="T6">,y</text:span><text:span text:style-name="T7">0</text:span><text:span text:style-name="T8">)= … =GCD(</text:span><text:span text:style-name="T6">x</text:span><text:span text:style-name="T7">7</text:span><text:span text:style-name="T6">,y</text:span><text:span text:style-name="T7">7</text:span><text:span text:style-name="T8">)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3.219cm" svg:x="1.905cm" svg:y="10.336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1"/>
            <table:table-column table:style-name="co2"/>
            <table:table-row table:style-name="ro1">
              <table:table-cell table:style-name="ce193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194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195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196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197">
                <text:list text:continue-numbering="true" text:style-name="L5">
                  <text:list-header>
                    <text:p text:style-name="P9"><text:span text:style-name="T10">ax</text:span><text:span text:style-name="T11">7</text:span><text:span text:style-name="T10">+by</text:span><text:span text:style-name="T11">7</text:span></text:p>
                  </text:list-header>
                </text:list>
              </table:table-cell>
              <table:table-cell table:style-name="ce198">
                <text:list text:continue-numbering="true" text:style-name="L5">
                  <text:list-header>
                    <text:p text:style-name="P9"><text:span text:style-name="T10">cx</text:span><text:span text:style-name="T11">7</text:span><text:span text:style-name="T10">+dy</text:span><text:span text:style-name="T11">7</text:span></text:p>
                  </text:list-header>
                </text:list>
              </table:table-cell>
              <table:table-cell table:style-name="ce199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200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201">
                <text:list text:continue-numbering="true" text:style-name="L5">
                  <text:list-header>
                    <text:p text:style-name="P9"><text:span text:style-name="T12">11</text:span></text:p>
                  </text:list-header>
                </text:list>
              </table:table-cell>
              <table:table-cell table:style-name="ce202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  <table:table-cell table:style-name="ce203">
                <text:list text:continue-numbering="true" text:style-name="L5">
                  <text:list-header>
                    <text:p text:style-name="P9"><text:span text:style-name="T12">10</text:span></text:p>
                  </text:list-header>
                </text:list>
              </table:table-cell>
              <table:table-cell table:style-name="ce204">
                <text:list text:continue-numbering="true" text:style-name="L5">
                  <text:list-header>
                    <text:p text:style-name="P9"><text:span text:style-name="T12">3</text:span></text:p>
                  </text:list-header>
                </text:list>
              </table:table-cell>
              <table:table-cell table:style-name="ce205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7</text:span><text:span text:style-name="T10">+</text:span><text:span text:style-name="T12">0</text:span><text:span text:style-name="T10">y</text:span><text:span text:style-name="T11">7</text:span></text:p>
                  </text:list-header>
                </text:list>
              </table:table-cell>
              <table:table-cell table:style-name="ce206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7</text:span><text:span text:style-name="T10">+</text:span><text:span text:style-name="T12">1</text:span><text:span text:style-name="T10">y</text:span><text:span text:style-name="T11">7</text:span></text:p>
                  </text:list-header>
                </text:list>
              </table:table-cell>
              <table:table-cell table:style-name="ce207">
                <text:list text:continue-numbering="true" text:style-name="L5">
                  <text:list-header>
                    <text:p text:style-name="P9"><text:span text:style-name="T12">5</text:span></text:p>
                  </text:list-header>
                </text:list>
              </table:table-cell>
              <table:table-cell table:style-name="ce208">
                <text:list text:continue-numbering="true" text:style-name="L5">
                  <text:list-header>
                    <text:p text:style-name="P9"><text:span text:style-name="T12">3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5" draw:text-style-name="P10" draw:layer="layout" svg:width="1.058cm" svg:height="1.059cm" svg:x="12.277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10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8</text:span><text:span text:style-name="T8">= </text:span><text:span text:style-name="T14">y</text:span><text:span text:style-name="T15">7 </text:span><text:span text:style-name="T13">= 2,710 <text:s text:c="4"/></text:span><text:span text:style-name="T6">y</text:span><text:span text:style-name="T7">8</text:span><text:span text:style-name="T8">= </text:span><text:span text:style-name="T14">x</text:span><text:span text:style-name="T15">7</text:span><text:span text:style-name="T13"> mod </text:span><text:span text:style-name="T14">y</text:span><text:span text:style-name="T15">7 </text:span><text:span text:style-name="T13">= 2,527</text:span></text:p>
                <text:p text:style-name="P8"><text:span text:style-name="T8">GCD(</text:span><text:span text:style-name="T6">x</text:span><text:span text:style-name="T7">0</text:span><text:span text:style-name="T6">,y</text:span><text:span text:style-name="T7">0</text:span><text:span text:style-name="T8">)= … =GCD(</text:span><text:span text:style-name="T6">x</text:span><text:span text:style-name="T7">8</text:span><text:span text:style-name="T6">,y</text:span><text:span text:style-name="T7">8</text:span><text:span text:style-name="T8">)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layer="layout" svg:width="21.377cm" svg:height="3.219cm" svg:x="1.905cm" svg:y="10.336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column table:style-name="co1"/>
            <table:table-column table:style-name="co2"/>
            <table:table-row table:style-name="ro1">
              <table:table-cell table:style-name="ce209">
                <text:list text:style-name="L5">
                  <text:list-header>
                    <text:p text:style-name="P9"><text:span text:style-name="T10">x’</text:span></text:p>
                  </text:list-header>
                </text:list>
              </table:table-cell>
              <table:table-cell table:style-name="ce210">
                <text:list text:continue-numbering="true" text:style-name="L5">
                  <text:list-header>
                    <text:p text:style-name="P9"><text:span text:style-name="T10">y’</text:span></text:p>
                  </text:list-header>
                </text:list>
              </table:table-cell>
              <table:table-cell table:style-name="ce211">
                <text:list text:continue-numbering="true" text:style-name="L5">
                  <text:list-header>
                    <text:p text:style-name="P9"><text:span text:style-name="T10">x”</text:span></text:p>
                  </text:list-header>
                </text:list>
              </table:table-cell>
              <table:table-cell table:style-name="ce212">
                <text:list text:continue-numbering="true" text:style-name="L5">
                  <text:list-header>
                    <text:p text:style-name="P9"><text:span text:style-name="T10">y”</text:span></text:p>
                  </text:list-header>
                </text:list>
              </table:table-cell>
              <table:table-cell table:style-name="ce213">
                <text:list text:continue-numbering="true" text:style-name="L5">
                  <text:list-header>
                    <text:p text:style-name="P9"><text:span text:style-name="T10">ax</text:span><text:span text:style-name="T11">8</text:span><text:span text:style-name="T10">+by</text:span><text:span text:style-name="T11">8</text:span></text:p>
                  </text:list-header>
                </text:list>
              </table:table-cell>
              <table:table-cell table:style-name="ce214">
                <text:list text:continue-numbering="true" text:style-name="L5">
                  <text:list-header>
                    <text:p text:style-name="P9"><text:span text:style-name="T10">cx</text:span><text:span text:style-name="T11">8</text:span><text:span text:style-name="T10">+dy</text:span><text:span text:style-name="T11">8</text:span></text:p>
                  </text:list-header>
                </text:list>
              </table:table-cell>
              <table:table-cell table:style-name="ce215">
                <text:list text:continue-numbering="true" text:style-name="L5">
                  <text:list-header>
                    <text:p text:style-name="P9"><text:span text:style-name="T10">q’</text:span></text:p>
                  </text:list-header>
                </text:list>
              </table:table-cell>
              <table:table-cell table:style-name="ce216">
                <text:list text:continue-numbering="true" text:style-name="L5">
                  <text:list-header>
                    <text:p text:style-name="P9"><text:span text:style-name="T10">q”</text:span></text:p>
                  </text:list-header>
                </text:list>
              </table:table-cell>
            </table:table-row>
            <table:table-row table:style-name="ro1">
              <table:table-cell table:style-name="ce217">
                <text:list text:continue-numbering="true" text:style-name="L5">
                  <text:list-header>
                    <text:p text:style-name="P9"><text:span text:style-name="T12">3</text:span></text:p>
                  </text:list-header>
                </text:list>
              </table:table-cell>
              <table:table-cell table:style-name="ce218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  <table:table-cell table:style-name="ce219">
                <text:list text:continue-numbering="true" text:style-name="L5">
                  <text:list-header>
                    <text:p text:style-name="P9"><text:span text:style-name="T12">2</text:span></text:p>
                  </text:list-header>
                </text:list>
              </table:table-cell>
              <table:table-cell table:style-name="ce220">
                <text:list text:continue-numbering="true" text:style-name="L5">
                  <text:list-header>
                    <text:p text:style-name="P9"><text:span text:style-name="T12">3</text:span></text:p>
                  </text:list-header>
                </text:list>
              </table:table-cell>
              <table:table-cell table:style-name="ce221">
                <text:list text:continue-numbering="true" text:style-name="L5">
                  <text:list-header>
                    <text:p text:style-name="P9"><text:span text:style-name="T12">1</text:span><text:span text:style-name="T10">x</text:span><text:span text:style-name="T11">8</text:span><text:span text:style-name="T10">+</text:span><text:span text:style-name="T12">0</text:span><text:span text:style-name="T10">y</text:span><text:span text:style-name="T11">8</text:span></text:p>
                  </text:list-header>
                </text:list>
              </table:table-cell>
              <table:table-cell table:style-name="ce222">
                <text:list text:continue-numbering="true" text:style-name="L5">
                  <text:list-header>
                    <text:p text:style-name="P9"><text:span text:style-name="T12">0</text:span><text:span text:style-name="T10">x</text:span><text:span text:style-name="T11">8</text:span><text:span text:style-name="T10">+</text:span><text:span text:style-name="T12">1</text:span><text:span text:style-name="T10">y</text:span><text:span text:style-name="T11">8</text:span></text:p>
                  </text:list-header>
                </text:list>
              </table:table-cell>
              <table:table-cell table:style-name="ce223">
                <text:list text:continue-numbering="true" text:style-name="L5">
                  <text:list-header>
                    <text:p text:style-name="P9"><text:span text:style-name="T12">1</text:span></text:p>
                  </text:list-header>
                </text:list>
              </table:table-cell>
              <table:table-cell table:style-name="ce224">
                <text:list text:continue-numbering="true" text:style-name="L5">
                  <text:list-header>
                    <text:p text:style-name="P9"><text:span text:style-name="T12">0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5" draw:text-style-name="P10" draw:layer="layout" svg:width="1.058cm" svg:height="1.059cm" svg:x="12.277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078cm" svg:height="10.337cm" svg:x="5.9cm" svg:y="2.095cm" draw:page-number="11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5">An example for Lehmer’s GCD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8"><text:span text:style-name="T6">x</text:span><text:span text:style-name="T7">9</text:span><text:span text:style-name="T8">= </text:span><text:span text:style-name="T14">y</text:span><text:span text:style-name="T15">8 </text:span><text:span text:style-name="T13">= 2,527 <text:s text:c="4"/></text:span><text:span text:style-name="T6">y</text:span><text:span text:style-name="T7">9</text:span><text:span text:style-name="T8">= </text:span><text:span text:style-name="T14">x</text:span><text:span text:style-name="T15">8</text:span><text:span text:style-name="T13"> mod </text:span><text:span text:style-name="T14">y</text:span><text:span text:style-name="T15">8 </text:span><text:span text:style-name="T13">= 183</text:span></text:p>
                <text:p text:style-name="P8"><text:span text:style-name="T8">GCD(</text:span><text:span text:style-name="T6">x</text:span><text:span text:style-name="T7">0</text:span><text:span text:style-name="T6">,y</text:span><text:span text:style-name="T7">0</text:span><text:span text:style-name="T8">)= … =GCD(</text:span><text:span text:style-name="T6">x</text:span><text:span text:style-name="T7">9</text:span><text:span text:style-name="T6">,y</text:span><text:span text:style-name="T7">9</text:span><text:span text:style-name="T8">)</text:span></text:p>
                <text:p text:style-name="P8"><text:span text:style-name="T8"/></text:p>
                <text:p text:style-name="P8"><text:span text:style-name="T8">Euclid’s Algorithm</text:span></text:p>
                <text:p text:style-name="P8"><text:span text:style-name="T8">…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7.078cm" svg:height="10.337cm" svg:x="5.9cm" svg:y="2.095cm" draw:page-number="12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An example for Algorithm ML</text:span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4">
              <text:list-header>
                <text:p text:style-name="P11"><text:span text:style-name="T17">x</text:span><text:span text:style-name="T18">0</text:span><text:span text:style-name="T19">= 768,454,923 <text:s text:c="4"/></text:span><text:span text:style-name="T17">y</text:span><text:span text:style-name="T18">0</text:span><text:span text:style-name="T19">= 542,167,814 <text:s text:c="3"/></text:span><text:span text:style-name="T20">令</text:span><text:span text:style-name="T19"> </text:span><text:span text:style-name="T19">k</text:span><text:span text:style-name="T20">=3</text:span></text:p>
                <text:p text:style-name="P11"><text:span text:style-name="T17">INPUT:Intergers U,V,k <text:s text:c="2"/>U</text:span><text:span text:style-name="T21">≧V</text:span><text:span text:style-name="T21">＞</text:span><text:span text:style-name="T21">0 and k</text:span><text:span text:style-name="T21">＞</text:span><text:span text:style-name="T21">0</text:span></text:p>
                <text:p text:style-name="P11"><text:span text:style-name="T22"><text:s text:c="2"/></text:span><text:span text:style-name="T22">while V </text:span><text:span text:style-name="T23">≠ </text:span><text:span text:style-name="T24">0</text:span><text:span text:style-name="T22"> <text:s/></text:span></text:p>
                <text:p text:style-name="P11"><text:span text:style-name="T22"><text:s text:c="6"/></text:span><text:span text:style-name="T22">if <text:s/>len(U)-len(V) </text:span><text:span text:style-name="T21">≦</text:span><text:span text:style-name="T22"> k/2</text:span></text:p>
                <text:p text:style-name="P11"><text:span text:style-name="T22"><text:s text:c="9"/></text:span><text:span text:style-name="T22">ML(U,V,K);</text:span></text:p>
                <text:p text:style-name="P11"><text:span text:style-name="T22"><text:s text:c="5"/></text:span><text:span text:style-name="T22">end if;</text:span></text:p>
                <text:p text:style-name="P11"><text:span text:style-name="T22"><text:s text:c="5"/></text:span><text:span text:style-name="T22">R=U mod V;</text:span></text:p>
                <text:p text:style-name="P11"><text:span text:style-name="T22"><text:s text:c="5"/></text:span><text:span text:style-name="T22">U=V; <text:s text:c="2"/>V=R;</text:span></text:p>
                <text:p text:style-name="P11"><text:span text:style-name="T22"><text:s text:c="2"/></text:span><text:span text:style-name="T22">end while;</text:span></text:p>
                <text:p text:style-name="P11"><text:span text:style-name="T22"><text:s text:c="2"/></text:span><text:span text:style-name="T22">output(U,V);</text:span></text:p>
                <text:p text:style-name="P11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7.078cm" svg:height="10.337cm" svg:x="5.9cm" svg:y="2.095cm" draw:page-number="13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3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An example for Algorithm ML</text:span></text:p>
              </text:list-header>
            </text:list>
          </draw:text-box>
        </draw:frame>
        <draw:frame presentation:style-name="pr7" draw:text-style-name="P2" draw:layer="layout" svg:width="23.724cm" svg:height="6.398cm" svg:x="1.098cm" svg:y="2.324cm" presentation:class="outline" presentation:user-transformed="true">
          <draw:text-box>
            <text:list text:style-name="L3">
              <text:list-item>
                <text:p text:style-name="P12"><text:span text:style-name="T25">If <text:s/>i is even then</text:span></text:p>
              </text:list-item>
              <text:list-item>
                <text:p text:style-name="P12"><text:span text:style-name="T25"><text:s text:c="2"/></text:span><text:span text:style-name="T25">done = b </text:span><text:span text:style-name="T26">＜ </text:span><text:span text:style-name="T25">-X</text:span><text:span text:style-name="T27">i+1 <text:s/></text:span><text:span text:style-name="T25">or <text:s/>a – b </text:span><text:span text:style-name="T26">＜ </text:span><text:span text:style-name="T26">Y</text:span><text:span text:style-name="T28">i+1</text:span><text:span text:style-name="T26">-Y</text:span><text:span text:style-name="T28">i </text:span><text:span text:style-name="T26">;</text:span></text:p>
              </text:list-item>
              <text:list-item>
                <text:p text:style-name="P4"><text:span text:style-name="T26"><text:s/></text:span><text:span text:style-name="T26">else</text:span></text:p>
              </text:list-item>
              <text:list-item>
                <text:p text:style-name="P12"><text:span text:style-name="T25"><text:s/></text:span><text:span text:style-name="T25">done = b </text:span><text:span text:style-name="T26">＜ </text:span><text:span text:style-name="T25">-Y</text:span><text:span text:style-name="T27">i+1 </text:span><text:span text:style-name="T25">or <text:s text:c="2"/>a – b </text:span><text:span text:style-name="T26">＜ </text:span><text:span text:style-name="T26">X</text:span><text:span text:style-name="T28">i+1</text:span><text:span text:style-name="T26">-X</text:span><text:span text:style-name="T28">i;</text:span></text:p>
              </text:list-item>
            </text:list>
          </draw:text-box>
        </draw:frame>
        <draw:frame draw:layer="layout" svg:width="22.202cm" svg:height="10.278cm" svg:x="1.301cm" svg:y="8.771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>
              <table:table-cell table:style-name="ce225">
                <text:list text:style-name="L5">
                  <text:list-header>
                    <text:p text:style-name="P13"><text:span text:style-name="T29">a=</text:span></text:p>
                    <text:p text:style-name="P13"><text:span text:style-name="T29">768</text:span></text:p>
                  </text:list-header>
                </text:list>
              </table:table-cell>
              <table:table-cell table:style-name="ce226">
                <text:list text:continue-numbering="true" text:style-name="L5">
                  <text:list-header>
                    <text:p text:style-name="P13"><text:span text:style-name="T29">b=</text:span></text:p>
                    <text:p text:style-name="P13"><text:span text:style-name="T29">542</text:span></text:p>
                  </text:list-header>
                </text:list>
              </table:table-cell>
              <table:table-cell table:style-name="ce227">
                <text:list text:continue-numbering="true" text:style-name="L5">
                  <text:list-header>
                    <text:p text:style-name="P13"><text:span text:style-name="T30">(x</text:span><text:span text:style-name="T31">i</text:span><text:span text:style-name="T30">,y</text:span><text:span text:style-name="T31">i</text:span><text:span text:style-name="T30">)</text:span></text:p>
                    <text:p text:style-name="P13"><text:span text:style-name="T30">(1,0)</text:span></text:p>
                  </text:list-header>
                </text:list>
              </table:table-cell>
              <table:table-cell table:style-name="ce228">
                <text:list text:continue-numbering="true" text:style-name="L5">
                  <text:list-header>
                    <text:p text:style-name="P13"><text:span text:style-name="T29">(x</text:span><text:span text:style-name="T32">i+1</text:span><text:span text:style-name="T29">,y</text:span><text:span text:style-name="T32">i+1</text:span><text:span text:style-name="T29">) </text:span></text:p>
                    <text:p text:style-name="P13"><text:span text:style-name="T29">(0,1)</text:span></text:p>
                  </text:list-header>
                </text:list>
              </table:table-cell>
              <table:table-cell table:style-name="ce229">
                <text:list text:continue-numbering="true" text:style-name="L5">
                  <text:list-header>
                    <text:p text:style-name="P13"><text:span text:style-name="T29">(x</text:span><text:span text:style-name="T32">i+2</text:span><text:span text:style-name="T29">,y</text:span><text:span text:style-name="T32">i+2</text:span><text:span text:style-name="T29">)</text:span></text:p>
                    <text:p text:style-name="P13"><text:span text:style-name="T29"><text:s/></text:span><text:span text:style-name="T29">(1,-1)</text:span></text:p>
                  </text:list-header>
                </text:list>
              </table:table-cell>
              <table:table-cell table:style-name="ce230">
                <text:list text:continue-numbering="true" text:style-name="L5">
                  <text:list-header>
                    <text:p text:style-name="P13"><text:span text:style-name="T29">Q=</text:span></text:p>
                    <text:p text:style-name="P13"><text:span text:style-name="T29">1</text:span></text:p>
                  </text:list-header>
                </text:list>
              </table:table-cell>
              <table:table-cell table:style-name="ce231">
                <text:list text:continue-numbering="true" text:style-name="L5">
                  <text:list-header>
                    <text:p text:style-name="P13"><text:span text:style-name="T30">比較</text:span></text:p>
                    <text:p text:style-name="P13"><text:span text:style-name="T30">否</text:span></text:p>
                  </text:list-header>
                </text:list>
              </table:table-cell>
            </table:table-row>
            <table:table-row table:style-name="ro4">
              <table:table-cell table:style-name="ce232">
                <text:list text:continue-numbering="true" text:style-name="L5">
                  <text:list-header>
                    <text:p text:style-name="P13"><text:span text:style-name="T29">542</text:span></text:p>
                  </text:list-header>
                </text:list>
              </table:table-cell>
              <table:table-cell table:style-name="ce233">
                <text:list text:continue-numbering="true" text:style-name="L5">
                  <text:list-header>
                    <text:p text:style-name="P13"><text:span text:style-name="T29">226</text:span></text:p>
                  </text:list-header>
                </text:list>
              </table:table-cell>
              <table:table-cell table:style-name="ce234">
                <text:list text:continue-numbering="true" text:style-name="L5">
                  <text:list-header>
                    <text:p text:style-name="P13"><text:span text:style-name="T29">(0,1)</text:span></text:p>
                  </text:list-header>
                </text:list>
              </table:table-cell>
              <table:table-cell table:style-name="ce235">
                <text:list text:continue-numbering="true" text:style-name="L5">
                  <text:list-header>
                    <text:p text:style-name="P13"><text:span text:style-name="T29">(1,-1)</text:span></text:p>
                  </text:list-header>
                </text:list>
              </table:table-cell>
              <table:table-cell table:style-name="ce236">
                <text:list text:continue-numbering="true" text:style-name="L5">
                  <text:list-header>
                    <text:p text:style-name="P13"><text:span text:style-name="T29">(-2,3)</text:span></text:p>
                  </text:list-header>
                </text:list>
              </table:table-cell>
              <table:table-cell table:style-name="ce237">
                <text:list text:continue-numbering="true" text:style-name="L5">
                  <text:list-header>
                    <text:p text:style-name="P13"><text:span text:style-name="T29">2</text:span></text:p>
                  </text:list-header>
                </text:list>
              </table:table-cell>
              <table:table-cell table:style-name="ce238">
                <text:list text:continue-numbering="true" text:style-name="L5">
                  <text:list-header>
                    <text:p text:style-name="P13"><text:span text:style-name="T30">否</text:span></text:p>
                  </text:list-header>
                </text:list>
              </table:table-cell>
            </table:table-row>
            <table:table-row table:style-name="ro5">
              <table:table-cell table:style-name="ce239">
                <text:list text:continue-numbering="true" text:style-name="L5">
                  <text:list-header>
                    <text:p text:style-name="P13"><text:span text:style-name="T29">226</text:span></text:p>
                  </text:list-header>
                </text:list>
              </table:table-cell>
              <table:table-cell table:style-name="ce240">
                <text:list text:continue-numbering="true" text:style-name="L5">
                  <text:list-header>
                    <text:p text:style-name="P13"><text:span text:style-name="T29">90</text:span></text:p>
                  </text:list-header>
                </text:list>
              </table:table-cell>
              <table:table-cell table:style-name="ce241">
                <text:list text:continue-numbering="true" text:style-name="L5">
                  <text:list-header>
                    <text:p text:style-name="P13"><text:span text:style-name="T29">(1,-1)</text:span></text:p>
                  </text:list-header>
                </text:list>
              </table:table-cell>
              <table:table-cell table:style-name="ce242">
                <text:list text:continue-numbering="true" text:style-name="L5">
                  <text:list-header>
                    <text:p text:style-name="P13"><text:span text:style-name="T29">(-2,3)</text:span></text:p>
                  </text:list-header>
                </text:list>
              </table:table-cell>
              <table:table-cell table:style-name="ce243">
                <text:list text:continue-numbering="true" text:style-name="L5">
                  <text:list-header>
                    <text:p text:style-name="P13"><text:span text:style-name="T29">(5,-7)</text:span></text:p>
                  </text:list-header>
                </text:list>
              </table:table-cell>
              <table:table-cell table:style-name="ce244">
                <text:list text:continue-numbering="true" text:style-name="L5">
                  <text:list-header>
                    <text:p text:style-name="P13"><text:span text:style-name="T29">2</text:span></text:p>
                  </text:list-header>
                </text:list>
              </table:table-cell>
              <table:table-cell table:style-name="ce245">
                <text:list text:continue-numbering="true" text:style-name="L5">
                  <text:list-header>
                    <text:p text:style-name="P13"><text:span text:style-name="T30">否</text:span></text:p>
                  </text:list-header>
                </text:list>
              </table:table-cell>
            </table:table-row>
            <table:table-row table:style-name="ro4">
              <table:table-cell table:style-name="ce246">
                <text:list text:continue-numbering="true" text:style-name="L5">
                  <text:list-header>
                    <text:p text:style-name="P13"><text:span text:style-name="T29">90</text:span></text:p>
                  </text:list-header>
                </text:list>
              </table:table-cell>
              <table:table-cell table:style-name="ce247">
                <text:list text:continue-numbering="true" text:style-name="L5">
                  <text:list-header>
                    <text:p text:style-name="P13"><text:span text:style-name="T29">46</text:span></text:p>
                  </text:list-header>
                </text:list>
              </table:table-cell>
              <table:table-cell table:style-name="ce248">
                <text:list text:continue-numbering="true" text:style-name="L5">
                  <text:list-header>
                    <text:p text:style-name="P13"><text:span text:style-name="T30">(-2</text:span><text:span text:style-name="T30">，</text:span><text:span text:style-name="T30">3)</text:span></text:p>
                  </text:list-header>
                </text:list>
              </table:table-cell>
              <table:table-cell table:style-name="ce249">
                <text:list text:continue-numbering="true" text:style-name="L5">
                  <text:list-header>
                    <text:p text:style-name="P13"><text:span text:style-name="T29">(5,-7)</text:span></text:p>
                  </text:list-header>
                </text:list>
              </table:table-cell>
              <table:table-cell table:style-name="ce250">
                <text:list text:continue-numbering="true" text:style-name="L5">
                  <text:list-header>
                    <text:p text:style-name="P13"><text:span text:style-name="T29">(-7,10)</text:span></text:p>
                  </text:list-header>
                </text:list>
              </table:table-cell>
              <table:table-cell table:style-name="ce251">
                <text:list text:continue-numbering="true" text:style-name="L5">
                  <text:list-header>
                    <text:p text:style-name="P13"><text:span text:style-name="T29">1 </text:span></text:p>
                  </text:list-header>
                </text:list>
              </table:table-cell>
              <table:table-cell table:style-name="ce252">
                <text:list text:continue-numbering="true" text:style-name="L5">
                  <text:list-header>
                    <text:p text:style-name="P13"><text:span text:style-name="T30">否</text:span></text:p>
                  </text:list-header>
                </text:list>
              </table:table-cell>
            </table:table-row>
            <table:table-row table:style-name="ro5">
              <table:table-cell table:style-name="ce253">
                <text:list text:continue-numbering="true" text:style-name="L5">
                  <text:list-header>
                    <text:p text:style-name="P13"><text:span text:style-name="T29">46</text:span></text:p>
                  </text:list-header>
                </text:list>
              </table:table-cell>
              <table:table-cell table:style-name="ce254">
                <text:list text:continue-numbering="true" text:style-name="L5">
                  <text:list-header>
                    <text:p text:style-name="P13"><text:span text:style-name="T29">44</text:span></text:p>
                  </text:list-header>
                </text:list>
              </table:table-cell>
              <table:table-cell table:style-name="ce255">
                <text:list text:continue-numbering="true" text:style-name="L5">
                  <text:list-header>
                    <text:p text:style-name="P13"><text:span text:style-name="T29">(5,-7)</text:span></text:p>
                  </text:list-header>
                </text:list>
              </table:table-cell>
              <table:table-cell table:style-name="ce256">
                <text:list text:continue-numbering="true" text:style-name="L5">
                  <text:list-header>
                    <text:p text:style-name="P13"><text:span text:style-name="T29">(-7,10)</text:span></text:p>
                  </text:list-header>
                </text:list>
              </table:table-cell>
              <table:table-cell table:style-name="ce257">
                <text:list text:continue-numbering="true" text:style-name="L5">
                  <text:list-header>
                    <text:p text:style-name="P13"><text:span text:style-name="T29">(12,-17)</text:span></text:p>
                  </text:list-header>
                </text:list>
              </table:table-cell>
              <table:table-cell table:style-name="ce258">
                <text:list text:continue-numbering="true" text:style-name="L5">
                  <text:list-header>
                    <text:p text:style-name="P13"><text:span text:style-name="T29">1</text:span></text:p>
                  </text:list-header>
                </text:list>
              </table:table-cell>
              <table:table-cell table:style-name="ce259">
                <text:list text:continue-numbering="true" text:style-name="L5">
                  <text:list-header>
                    <text:p text:style-name="P13"><text:span text:style-name="T30">否</text:span></text:p>
                  </text:list-header>
                </text:list>
              </table:table-cell>
            </table:table-row>
            <table:table-row table:style-name="ro5">
              <table:table-cell table:style-name="ce260">
                <text:list text:continue-numbering="true" text:style-name="L5">
                  <text:list-header>
                    <text:p text:style-name="P13"><text:span text:style-name="T29">44</text:span></text:p>
                  </text:list-header>
                </text:list>
              </table:table-cell>
              <table:table-cell table:style-name="ce261">
                <text:list text:continue-numbering="true" text:style-name="L5">
                  <text:list-header>
                    <text:p text:style-name="P13"><text:span text:style-name="T29">2</text:span></text:p>
                  </text:list-header>
                </text:list>
              </table:table-cell>
              <table:table-cell table:style-name="ce262">
                <text:list text:continue-numbering="true" text:style-name="L5">
                  <text:list-header>
                    <text:p text:style-name="P13"><text:span text:style-name="T29">(-7,10)</text:span></text:p>
                  </text:list-header>
                </text:list>
              </table:table-cell>
              <table:table-cell table:style-name="ce263">
                <text:list text:continue-numbering="true" text:style-name="L5">
                  <text:list-header>
                    <text:p text:style-name="P13"><text:span text:style-name="T29">(12,-17)</text:span></text:p>
                  </text:list-header>
                </text:list>
              </table:table-cell>
              <table:table-cell table:style-name="ce264"/>
              <table:table-cell table:style-name="ce265">
                <text:list text:continue-numbering="true" text:style-name="L5">
                  <text:list-header>
                    <text:p text:style-name="P13"><text:span text:style-name="T29">1</text:span></text:p>
                  </text:list-header>
                </text:list>
              </table:table-cell>
              <table:table-cell table:style-name="ce266">
                <text:list text:continue-numbering="true" text:style-name="L5">
                  <text:list-header>
                    <text:p text:style-name="P13"><text:span text:style-name="T30">2</text:span><text:span text:style-name="T30">＜</text:span><text:span text:style-name="T30">17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14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3T3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An example for Algorithm ML</text:span></text:p>
              </text:list-header>
            </text:list>
          </draw:text-box>
        </draw:frame>
        <draw:frame presentation:style-name="pr8" draw:text-style-name="P2" draw:layer="layout" svg:width="23.724cm" svg:height="4.882cm" svg:x="0.838cm" svg:y="4.445cm" presentation:class="outline" presentation:user-transformed="true">
          <draw:text-box>
            <text:list text:style-name="L3">
              <text:list-item>
                <text:p text:style-name="P4"><text:span text:style-name="T33">U = 47,099,917 <text:s/>V = 42,493,679</text:span></text:p>
              </text:list-item>
            </text:list>
          </draw:text-box>
        </draw:frame>
        <draw:frame draw:layer="layout" svg:width="23.723cm" svg:height="8.068cm" svg:x="0.697cm" svg:y="7.924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>
              <table:table-cell table:style-name="ce267">
                <text:list text:style-name="L5">
                  <text:list-header>
                    <text:p text:style-name="P14"><text:span text:style-name="T33">a=</text:span></text:p>
                    <text:p text:style-name="P14"><text:span text:style-name="T33">470</text:span></text:p>
                  </text:list-header>
                </text:list>
              </table:table-cell>
              <table:table-cell table:style-name="ce268">
                <text:list text:continue-numbering="true" text:style-name="L5">
                  <text:list-header>
                    <text:p text:style-name="P14"><text:span text:style-name="T33">b=</text:span></text:p>
                    <text:p text:style-name="P14"><text:span text:style-name="T33">424</text:span></text:p>
                  </text:list-header>
                </text:list>
              </table:table-cell>
              <table:table-cell table:style-name="ce269">
                <text:list text:continue-numbering="true" text:style-name="L5">
                  <text:list-header>
                    <text:p text:style-name="P14"><text:span text:style-name="T34">(x</text:span><text:span text:style-name="T35">i</text:span><text:span text:style-name="T34">,y</text:span><text:span text:style-name="T35">i</text:span><text:span text:style-name="T34">)</text:span></text:p>
                    <text:p text:style-name="P14"><text:span text:style-name="T34">(1,0)</text:span></text:p>
                  </text:list-header>
                </text:list>
              </table:table-cell>
              <table:table-cell table:style-name="ce270">
                <text:list text:continue-numbering="true" text:style-name="L5">
                  <text:list-header>
                    <text:p text:style-name="P14"><text:span text:style-name="T33">(x</text:span><text:span text:style-name="T36">i+1</text:span><text:span text:style-name="T33">,y</text:span><text:span text:style-name="T36">i+1</text:span><text:span text:style-name="T33">)</text:span></text:p>
                    <text:p text:style-name="P14"><text:span text:style-name="T33">(0,1)</text:span></text:p>
                  </text:list-header>
                </text:list>
              </table:table-cell>
              <table:table-cell table:style-name="ce271">
                <text:list text:continue-numbering="true" text:style-name="L5">
                  <text:list-header>
                    <text:p text:style-name="P14"><text:span text:style-name="T33">(x</text:span><text:span text:style-name="T36">i+2</text:span><text:span text:style-name="T33">,y</text:span><text:span text:style-name="T36">i+2</text:span><text:span text:style-name="T33">)</text:span></text:p>
                    <text:p text:style-name="P14"><text:span text:style-name="T33">(1,-1)</text:span></text:p>
                  </text:list-header>
                </text:list>
              </table:table-cell>
              <table:table-cell table:style-name="ce272">
                <text:list text:continue-numbering="true" text:style-name="L5">
                  <text:list-header>
                    <text:p text:style-name="P14"><text:span text:style-name="T33">Q=</text:span></text:p>
                    <text:p text:style-name="P14"><text:span text:style-name="T33">1</text:span></text:p>
                  </text:list-header>
                </text:list>
              </table:table-cell>
              <table:table-cell table:style-name="ce273">
                <text:list text:continue-numbering="true" text:style-name="L5">
                  <text:list-header>
                    <text:p text:style-name="P15"><text:span text:style-name="T37">比較</text:span></text:p>
                    <text:p text:style-name="P15"><text:span text:style-name="T37">否</text:span></text:p>
                    <text:p text:style-name="P15"><text:span text:style-name="T37"/></text:p>
                  </text:list-header>
                </text:list>
              </table:table-cell>
            </table:table-row>
            <table:table-row table:style-name="ro7">
              <table:table-cell table:style-name="ce274">
                <text:list text:continue-numbering="true" text:style-name="L5">
                  <text:list-header>
                    <text:p text:style-name="P14"><text:span text:style-name="T33">424</text:span></text:p>
                  </text:list-header>
                </text:list>
              </table:table-cell>
              <table:table-cell table:style-name="ce275">
                <text:list text:continue-numbering="true" text:style-name="L5">
                  <text:list-header>
                    <text:p text:style-name="P14"><text:span text:style-name="T33">46</text:span></text:p>
                  </text:list-header>
                </text:list>
              </table:table-cell>
              <table:table-cell table:style-name="ce276">
                <text:list text:continue-numbering="true" text:style-name="L5">
                  <text:list-header>
                    <text:p text:style-name="P14"><text:span text:style-name="T33">(0,1)</text:span></text:p>
                  </text:list-header>
                </text:list>
              </table:table-cell>
              <table:table-cell table:style-name="ce277">
                <text:list text:continue-numbering="true" text:style-name="L5">
                  <text:list-header>
                    <text:p text:style-name="P14"><text:span text:style-name="T33">(1,1)</text:span></text:p>
                  </text:list-header>
                </text:list>
              </table:table-cell>
              <table:table-cell table:style-name="ce278">
                <text:list text:continue-numbering="true" text:style-name="L5">
                  <text:list-header>
                    <text:p text:style-name="P14"><text:span text:style-name="T33">(-9,10)</text:span></text:p>
                  </text:list-header>
                </text:list>
              </table:table-cell>
              <table:table-cell table:style-name="ce279">
                <text:list text:continue-numbering="true" text:style-name="L5">
                  <text:list-header>
                    <text:p text:style-name="P14"><text:span text:style-name="T33">9</text:span></text:p>
                  </text:list-header>
                </text:list>
              </table:table-cell>
              <table:table-cell table:style-name="ce280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281">
                <text:list text:continue-numbering="true" text:style-name="L5">
                  <text:list-header>
                    <text:p text:style-name="P14"><text:span text:style-name="T33">46</text:span></text:p>
                  </text:list-header>
                </text:list>
              </table:table-cell>
              <table:table-cell table:style-name="ce282">
                <text:list text:continue-numbering="true" text:style-name="L5">
                  <text:list-header>
                    <text:p text:style-name="P14"><text:span text:style-name="T33">10</text:span></text:p>
                  </text:list-header>
                </text:list>
              </table:table-cell>
              <table:table-cell table:style-name="ce283">
                <text:list text:continue-numbering="true" text:style-name="L5">
                  <text:list-header>
                    <text:p text:style-name="P14"><text:span text:style-name="T33">(1,-1)</text:span></text:p>
                  </text:list-header>
                </text:list>
              </table:table-cell>
              <table:table-cell table:style-name="ce284">
                <text:list text:continue-numbering="true" text:style-name="L5">
                  <text:list-header>
                    <text:p text:style-name="P14"><text:span text:style-name="T33">(-9,10)</text:span></text:p>
                  </text:list-header>
                </text:list>
              </table:table-cell>
              <table:table-cell table:style-name="ce285">
                <text:list text:continue-numbering="true" text:style-name="L5">
                  <text:list-header>
                    <text:p text:style-name="P14"><text:span text:style-name="T33">(37,-41)</text:span></text:p>
                  </text:list-header>
                </text:list>
              </table:table-cell>
              <table:table-cell table:style-name="ce286">
                <text:list text:continue-numbering="true" text:style-name="L5">
                  <text:list-header>
                    <text:p text:style-name="P14"><text:span text:style-name="T33">4</text:span></text:p>
                  </text:list-header>
                </text:list>
              </table:table-cell>
              <table:table-cell table:style-name="ce287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288">
                <text:list text:continue-numbering="true" text:style-name="L5">
                  <text:list-header>
                    <text:p text:style-name="P14"><text:span text:style-name="T33">10</text:span></text:p>
                  </text:list-header>
                </text:list>
              </table:table-cell>
              <table:table-cell table:style-name="ce289">
                <text:list text:continue-numbering="true" text:style-name="L5">
                  <text:list-header>
                    <text:p text:style-name="P14"><text:span text:style-name="T33">6</text:span></text:p>
                  </text:list-header>
                </text:list>
              </table:table-cell>
              <table:table-cell table:style-name="ce290">
                <text:list text:continue-numbering="true" text:style-name="L5">
                  <text:list-header>
                    <text:p text:style-name="P14"><text:span text:style-name="T33">(-9,10)</text:span></text:p>
                  </text:list-header>
                </text:list>
              </table:table-cell>
              <table:table-cell table:style-name="ce291">
                <text:list text:continue-numbering="true" text:style-name="L5">
                  <text:list-header>
                    <text:p text:style-name="P14"><text:span text:style-name="T33">(37,-41)</text:span></text:p>
                  </text:list-header>
                </text:list>
              </table:table-cell>
              <table:table-cell table:style-name="ce292"/>
              <table:table-cell table:style-name="ce293">
                <text:list text:continue-numbering="true" text:style-name="L5">
                  <text:list-header>
                    <text:p text:style-name="P14"><text:span text:style-name="T33">1</text:span></text:p>
                  </text:list-header>
                </text:list>
              </table:table-cell>
              <table:table-cell table:style-name="ce294">
                <text:list text:continue-numbering="true" text:style-name="L5">
                  <text:list-header>
                    <text:p text:style-name="P14"><text:span text:style-name="T33">6&lt;37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15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3T3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An example for Algorithm ML</text:span></text:p>
              </text:list-header>
            </text:list>
          </draw:text-box>
        </draw:frame>
        <draw:frame presentation:style-name="pr8" draw:text-style-name="P2" draw:layer="layout" svg:width="23.724cm" svg:height="4.882cm" svg:x="0.838cm" svg:y="4.445cm" presentation:class="outline" presentation:user-transformed="true">
          <draw:text-box>
            <text:list text:style-name="L3">
              <text:list-item>
                <text:p text:style-name="P4"><text:span text:style-name="T33">U = 4,606,238 <text:s/>V = 1,037,537</text:span></text:p>
              </text:list-item>
            </text:list>
          </draw:text-box>
        </draw:frame>
        <draw:frame draw:layer="layout" svg:width="23.723cm" svg:height="9.253cm" svg:x="0.697cm" svg:y="7.325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>
              <table:table-cell table:style-name="ce295">
                <text:list text:style-name="L5">
                  <text:list-header>
                    <text:p text:style-name="P14"><text:span text:style-name="T33">a=</text:span></text:p>
                    <text:p text:style-name="P14"><text:span text:style-name="T33">460</text:span></text:p>
                  </text:list-header>
                </text:list>
              </table:table-cell>
              <table:table-cell table:style-name="ce296">
                <text:list text:continue-numbering="true" text:style-name="L5">
                  <text:list-header>
                    <text:p text:style-name="P14"><text:span text:style-name="T33">b=</text:span></text:p>
                    <text:p text:style-name="P14"><text:span text:style-name="T33">103</text:span></text:p>
                  </text:list-header>
                </text:list>
              </table:table-cell>
              <table:table-cell table:style-name="ce297">
                <text:list text:continue-numbering="true" text:style-name="L5">
                  <text:list-header>
                    <text:p text:style-name="P14"><text:span text:style-name="T34">(x</text:span><text:span text:style-name="T35">i</text:span><text:span text:style-name="T34">,y</text:span><text:span text:style-name="T35">i</text:span><text:span text:style-name="T34">)</text:span></text:p>
                    <text:p text:style-name="P14"><text:span text:style-name="T34">(1,0)</text:span></text:p>
                  </text:list-header>
                </text:list>
              </table:table-cell>
              <table:table-cell table:style-name="ce298">
                <text:list text:continue-numbering="true" text:style-name="L5">
                  <text:list-header>
                    <text:p text:style-name="P14"><text:span text:style-name="T33">(x</text:span><text:span text:style-name="T36">i+1</text:span><text:span text:style-name="T33">,y</text:span><text:span text:style-name="T36">i+1</text:span><text:span text:style-name="T33">)</text:span></text:p>
                    <text:p text:style-name="P14"><text:span text:style-name="T33">(0,1)</text:span></text:p>
                  </text:list-header>
                </text:list>
              </table:table-cell>
              <table:table-cell table:style-name="ce299">
                <text:list text:continue-numbering="true" text:style-name="L5">
                  <text:list-header>
                    <text:p text:style-name="P14"><text:span text:style-name="T33">(x</text:span><text:span text:style-name="T36">i+2</text:span><text:span text:style-name="T33">,y</text:span><text:span text:style-name="T36">i+2</text:span><text:span text:style-name="T33">)</text:span></text:p>
                    <text:p text:style-name="P14"><text:span text:style-name="T33">(1,-1)</text:span></text:p>
                  </text:list-header>
                </text:list>
              </table:table-cell>
              <table:table-cell table:style-name="ce300">
                <text:list text:continue-numbering="true" text:style-name="L5">
                  <text:list-header>
                    <text:p text:style-name="P14"><text:span text:style-name="T33">Q=</text:span></text:p>
                    <text:p text:style-name="P14"><text:span text:style-name="T33">4</text:span></text:p>
                  </text:list-header>
                </text:list>
              </table:table-cell>
              <table:table-cell table:style-name="ce301">
                <text:list text:continue-numbering="true" text:style-name="L5">
                  <text:list-header>
                    <text:p text:style-name="P15"><text:span text:style-name="T37">比較</text:span></text:p>
                    <text:p text:style-name="P15"><text:span text:style-name="T37">否</text:span></text:p>
                    <text:p text:style-name="P15"><text:span text:style-name="T37"/></text:p>
                  </text:list-header>
                </text:list>
              </table:table-cell>
            </table:table-row>
            <table:table-row table:style-name="ro7">
              <table:table-cell table:style-name="ce302">
                <text:list text:continue-numbering="true" text:style-name="L5">
                  <text:list-header>
                    <text:p text:style-name="P14"><text:span text:style-name="T33">103</text:span></text:p>
                  </text:list-header>
                </text:list>
              </table:table-cell>
              <table:table-cell table:style-name="ce303">
                <text:list text:continue-numbering="true" text:style-name="L5">
                  <text:list-header>
                    <text:p text:style-name="P14"><text:span text:style-name="T33">48</text:span></text:p>
                  </text:list-header>
                </text:list>
              </table:table-cell>
              <table:table-cell table:style-name="ce304">
                <text:list text:continue-numbering="true" text:style-name="L5">
                  <text:list-header>
                    <text:p text:style-name="P14"><text:span text:style-name="T33">(0,1)</text:span></text:p>
                  </text:list-header>
                </text:list>
              </table:table-cell>
              <table:table-cell table:style-name="ce305">
                <text:list text:continue-numbering="true" text:style-name="L5">
                  <text:list-header>
                    <text:p text:style-name="P14"><text:span text:style-name="T33">(1,-1)</text:span></text:p>
                  </text:list-header>
                </text:list>
              </table:table-cell>
              <table:table-cell table:style-name="ce306">
                <text:list text:continue-numbering="true" text:style-name="L5">
                  <text:list-header>
                    <text:p text:style-name="P14"><text:span text:style-name="T33">(-2,9)</text:span></text:p>
                  </text:list-header>
                </text:list>
              </table:table-cell>
              <table:table-cell table:style-name="ce307">
                <text:list text:continue-numbering="true" text:style-name="L5">
                  <text:list-header>
                    <text:p text:style-name="P14"><text:span text:style-name="T33">2</text:span></text:p>
                  </text:list-header>
                </text:list>
              </table:table-cell>
              <table:table-cell table:style-name="ce308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309">
                <text:list text:continue-numbering="true" text:style-name="L5">
                  <text:list-header>
                    <text:p text:style-name="P14"><text:span text:style-name="T33">48</text:span></text:p>
                  </text:list-header>
                </text:list>
              </table:table-cell>
              <table:table-cell table:style-name="ce310">
                <text:list text:continue-numbering="true" text:style-name="L5">
                  <text:list-header>
                    <text:p text:style-name="P14"><text:span text:style-name="T33">7</text:span></text:p>
                  </text:list-header>
                </text:list>
              </table:table-cell>
              <table:table-cell table:style-name="ce311">
                <text:list text:continue-numbering="true" text:style-name="L5">
                  <text:list-header>
                    <text:p text:style-name="P14"><text:span text:style-name="T33">(1,-1)</text:span></text:p>
                  </text:list-header>
                </text:list>
              </table:table-cell>
              <table:table-cell table:style-name="ce312">
                <text:list text:continue-numbering="true" text:style-name="L5">
                  <text:list-header>
                    <text:p text:style-name="P14"><text:span text:style-name="T33">(-2,9)</text:span></text:p>
                  </text:list-header>
                </text:list>
              </table:table-cell>
              <table:table-cell table:style-name="ce313">
                <text:list text:continue-numbering="true" text:style-name="L5">
                  <text:list-header>
                    <text:p text:style-name="P14"><text:span text:style-name="T33">(13,-58)</text:span></text:p>
                  </text:list-header>
                </text:list>
              </table:table-cell>
              <table:table-cell table:style-name="ce314">
                <text:list text:continue-numbering="true" text:style-name="L5">
                  <text:list-header>
                    <text:p text:style-name="P14"><text:span text:style-name="T33">6</text:span></text:p>
                  </text:list-header>
                </text:list>
              </table:table-cell>
              <table:table-cell table:style-name="ce315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8">
              <table:table-cell table:style-name="ce316">
                <text:list text:continue-numbering="true" text:style-name="L5">
                  <text:list-header>
                    <text:p text:style-name="P14"><text:span text:style-name="T33">7</text:span></text:p>
                  </text:list-header>
                </text:list>
              </table:table-cell>
              <table:table-cell table:style-name="ce317">
                <text:list text:continue-numbering="true" text:style-name="L5">
                  <text:list-header>
                    <text:p text:style-name="P14"><text:span text:style-name="T33">6</text:span></text:p>
                  </text:list-header>
                </text:list>
              </table:table-cell>
              <table:table-cell table:style-name="ce318">
                <text:list text:continue-numbering="true" text:style-name="L5">
                  <text:list-header>
                    <text:p text:style-name="P14"><text:span text:style-name="T33">(-2,9)</text:span></text:p>
                  </text:list-header>
                </text:list>
              </table:table-cell>
              <table:table-cell table:style-name="ce319">
                <text:list text:continue-numbering="true" text:style-name="L5">
                  <text:list-header>
                    <text:p text:style-name="P14"><text:span text:style-name="T33">(13,-58)</text:span></text:p>
                  </text:list-header>
                </text:list>
              </table:table-cell>
              <table:table-cell table:style-name="ce320"/>
              <table:table-cell table:style-name="ce321">
                <text:list text:continue-numbering="true" text:style-name="L5">
                  <text:list-header>
                    <text:p text:style-name="P14"><text:span text:style-name="T33">1 </text:span></text:p>
                  </text:list-header>
                </text:list>
              </table:table-cell>
              <table:table-cell table:style-name="ce322">
                <text:list text:continue-numbering="true" text:style-name="L5">
                  <text:list-header>
                    <text:p text:style-name="P14"><text:span text:style-name="T34">6</text:span><text:span text:style-name="T34">＜</text:span><text:span text:style-name="T34">58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16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3T3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An example for Algorithm ML</text:span></text:p>
              </text:list-header>
            </text:list>
          </draw:text-box>
        </draw:frame>
        <draw:frame presentation:style-name="pr8" draw:text-style-name="P2" draw:layer="layout" svg:width="23.724cm" svg:height="4.882cm" svg:x="0.838cm" svg:y="4.445cm" presentation:class="outline" presentation:user-transformed="true">
          <draw:text-box>
            <text:list text:style-name="L3">
              <text:list-item>
                <text:p text:style-name="P4"><text:span text:style-name="T33">U = 456,090 <text:s/>V = 125,357</text:span></text:p>
              </text:list-item>
            </text:list>
          </draw:text-box>
        </draw:frame>
        <draw:frame draw:layer="layout" svg:width="23.723cm" svg:height="12.145cm" svg:x="0.697cm" svg:y="7.924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>
              <table:table-cell table:style-name="ce323">
                <text:list text:style-name="L5">
                  <text:list-header>
                    <text:p text:style-name="P14"><text:span text:style-name="T33">a=</text:span></text:p>
                    <text:p text:style-name="P14"><text:span text:style-name="T33">456</text:span></text:p>
                  </text:list-header>
                </text:list>
              </table:table-cell>
              <table:table-cell table:style-name="ce324">
                <text:list text:continue-numbering="true" text:style-name="L5">
                  <text:list-header>
                    <text:p text:style-name="P14"><text:span text:style-name="T33">b=</text:span></text:p>
                    <text:p text:style-name="P14"><text:span text:style-name="T33">125</text:span></text:p>
                  </text:list-header>
                </text:list>
              </table:table-cell>
              <table:table-cell table:style-name="ce325">
                <text:list text:continue-numbering="true" text:style-name="L5">
                  <text:list-header>
                    <text:p text:style-name="P14"><text:span text:style-name="T34">(x</text:span><text:span text:style-name="T35">i</text:span><text:span text:style-name="T34">,y</text:span><text:span text:style-name="T35">i</text:span><text:span text:style-name="T34">)</text:span></text:p>
                    <text:p text:style-name="P14"><text:span text:style-name="T34">(1,0)</text:span></text:p>
                  </text:list-header>
                </text:list>
              </table:table-cell>
              <table:table-cell table:style-name="ce326">
                <text:list text:continue-numbering="true" text:style-name="L5">
                  <text:list-header>
                    <text:p text:style-name="P14"><text:span text:style-name="T33">(x</text:span><text:span text:style-name="T36">i+1</text:span><text:span text:style-name="T33">,y</text:span><text:span text:style-name="T36">i+1</text:span><text:span text:style-name="T33">)</text:span></text:p>
                    <text:p text:style-name="P14"><text:span text:style-name="T33">(0,1)</text:span></text:p>
                  </text:list-header>
                </text:list>
              </table:table-cell>
              <table:table-cell table:style-name="ce327">
                <text:list text:continue-numbering="true" text:style-name="L5">
                  <text:list-header>
                    <text:p text:style-name="P14"><text:span text:style-name="T33">(x</text:span><text:span text:style-name="T36">i+2</text:span><text:span text:style-name="T33">,y</text:span><text:span text:style-name="T36">i+2</text:span><text:span text:style-name="T33">)</text:span></text:p>
                    <text:p text:style-name="P14"><text:span text:style-name="T33">(1,-3)</text:span></text:p>
                  </text:list-header>
                </text:list>
              </table:table-cell>
              <table:table-cell table:style-name="ce328">
                <text:list text:continue-numbering="true" text:style-name="L5">
                  <text:list-header>
                    <text:p text:style-name="P14"><text:span text:style-name="T33">Q=</text:span></text:p>
                    <text:p text:style-name="P14"><text:span text:style-name="T33">3</text:span></text:p>
                  </text:list-header>
                </text:list>
              </table:table-cell>
              <table:table-cell table:style-name="ce329">
                <text:list text:continue-numbering="true" text:style-name="L5">
                  <text:list-header>
                    <text:p text:style-name="P15"><text:span text:style-name="T37">比較</text:span></text:p>
                    <text:p text:style-name="P15"><text:span text:style-name="T37">否</text:span></text:p>
                    <text:p text:style-name="P15"><text:span text:style-name="T37"/></text:p>
                  </text:list-header>
                </text:list>
              </table:table-cell>
            </table:table-row>
            <table:table-row table:style-name="ro7">
              <table:table-cell table:style-name="ce330">
                <text:list text:continue-numbering="true" text:style-name="L5">
                  <text:list-header>
                    <text:p text:style-name="P14"><text:span text:style-name="T33">125</text:span></text:p>
                  </text:list-header>
                </text:list>
              </table:table-cell>
              <table:table-cell table:style-name="ce331">
                <text:list text:continue-numbering="true" text:style-name="L5">
                  <text:list-header>
                    <text:p text:style-name="P14"><text:span text:style-name="T33">81</text:span></text:p>
                  </text:list-header>
                </text:list>
              </table:table-cell>
              <table:table-cell table:style-name="ce332">
                <text:list text:continue-numbering="true" text:style-name="L5">
                  <text:list-header>
                    <text:p text:style-name="P14"><text:span text:style-name="T33">(0,1)</text:span></text:p>
                  </text:list-header>
                </text:list>
              </table:table-cell>
              <table:table-cell table:style-name="ce333">
                <text:list text:continue-numbering="true" text:style-name="L5">
                  <text:list-header>
                    <text:p text:style-name="P14"><text:span text:style-name="T33">(1,-3)</text:span></text:p>
                  </text:list-header>
                </text:list>
              </table:table-cell>
              <table:table-cell table:style-name="ce334">
                <text:list text:continue-numbering="true" text:style-name="L5">
                  <text:list-header>
                    <text:p text:style-name="P14"><text:span text:style-name="T33">(-1,4)</text:span></text:p>
                  </text:list-header>
                </text:list>
              </table:table-cell>
              <table:table-cell table:style-name="ce335">
                <text:list text:continue-numbering="true" text:style-name="L5">
                  <text:list-header>
                    <text:p text:style-name="P14"><text:span text:style-name="T33">1</text:span></text:p>
                  </text:list-header>
                </text:list>
              </table:table-cell>
              <table:table-cell table:style-name="ce336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337">
                <text:list text:continue-numbering="true" text:style-name="L5">
                  <text:list-header>
                    <text:p text:style-name="P14"><text:span text:style-name="T33">81</text:span></text:p>
                  </text:list-header>
                </text:list>
              </table:table-cell>
              <table:table-cell table:style-name="ce338">
                <text:list text:continue-numbering="true" text:style-name="L5">
                  <text:list-header>
                    <text:p text:style-name="P14"><text:span text:style-name="T33">44</text:span></text:p>
                  </text:list-header>
                </text:list>
              </table:table-cell>
              <table:table-cell table:style-name="ce339">
                <text:list text:continue-numbering="true" text:style-name="L5">
                  <text:list-header>
                    <text:p text:style-name="P14"><text:span text:style-name="T33">(1,-3)</text:span></text:p>
                  </text:list-header>
                </text:list>
              </table:table-cell>
              <table:table-cell table:style-name="ce340">
                <text:list text:continue-numbering="true" text:style-name="L5">
                  <text:list-header>
                    <text:p text:style-name="P14"><text:span text:style-name="T33">(-1,4)</text:span></text:p>
                  </text:list-header>
                </text:list>
              </table:table-cell>
              <table:table-cell table:style-name="ce341">
                <text:list text:continue-numbering="true" text:style-name="L5">
                  <text:list-header>
                    <text:p text:style-name="P14"><text:span text:style-name="T33">(2,-7)</text:span></text:p>
                  </text:list-header>
                </text:list>
              </table:table-cell>
              <table:table-cell table:style-name="ce342">
                <text:list text:continue-numbering="true" text:style-name="L5">
                  <text:list-header>
                    <text:p text:style-name="P14"><text:span text:style-name="T33">1</text:span></text:p>
                  </text:list-header>
                </text:list>
              </table:table-cell>
              <table:table-cell table:style-name="ce343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344">
                <text:list text:continue-numbering="true" text:style-name="L5">
                  <text:list-header>
                    <text:p text:style-name="P14"><text:span text:style-name="T33">44</text:span></text:p>
                  </text:list-header>
                </text:list>
              </table:table-cell>
              <table:table-cell table:style-name="ce345">
                <text:list text:continue-numbering="true" text:style-name="L5">
                  <text:list-header>
                    <text:p text:style-name="P14"><text:span text:style-name="T33">37</text:span></text:p>
                  </text:list-header>
                </text:list>
              </table:table-cell>
              <table:table-cell table:style-name="ce346">
                <text:list text:continue-numbering="true" text:style-name="L5">
                  <text:list-header>
                    <text:p text:style-name="P14"><text:span text:style-name="T33">(-1,4)</text:span></text:p>
                  </text:list-header>
                </text:list>
              </table:table-cell>
              <table:table-cell table:style-name="ce347">
                <text:list text:continue-numbering="true" text:style-name="L5">
                  <text:list-header>
                    <text:p text:style-name="P14"><text:span text:style-name="T33">(2,7)</text:span></text:p>
                  </text:list-header>
                </text:list>
              </table:table-cell>
              <table:table-cell table:style-name="ce348">
                <text:list text:continue-numbering="true" text:style-name="L5">
                  <text:list-header>
                    <text:p text:style-name="P14"><text:span text:style-name="T33">(-3,11)</text:span></text:p>
                  </text:list-header>
                </text:list>
              </table:table-cell>
              <table:table-cell table:style-name="ce349">
                <text:list text:continue-numbering="true" text:style-name="L5">
                  <text:list-header>
                    <text:p text:style-name="P14"><text:span text:style-name="T33">1 </text:span></text:p>
                  </text:list-header>
                </text:list>
              </table:table-cell>
              <table:table-cell table:style-name="ce350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351">
                <text:list text:continue-numbering="true" text:style-name="L5">
                  <text:list-header>
                    <text:p text:style-name="P14"><text:span text:style-name="T33">37</text:span></text:p>
                  </text:list-header>
                </text:list>
              </table:table-cell>
              <table:table-cell table:style-name="ce352">
                <text:list text:continue-numbering="true" text:style-name="L5">
                  <text:list-header>
                    <text:p text:style-name="P14"><text:span text:style-name="T33">7</text:span></text:p>
                  </text:list-header>
                </text:list>
              </table:table-cell>
              <table:table-cell table:style-name="ce353">
                <text:list text:continue-numbering="true" text:style-name="L5">
                  <text:list-header>
                    <text:p text:style-name="P14"><text:span text:style-name="T33">(2,7)</text:span></text:p>
                  </text:list-header>
                </text:list>
              </table:table-cell>
              <table:table-cell table:style-name="ce354">
                <text:list text:continue-numbering="true" text:style-name="L5">
                  <text:list-header>
                    <text:p text:style-name="P14"><text:span text:style-name="T33">(-3,11)</text:span></text:p>
                  </text:list-header>
                </text:list>
              </table:table-cell>
              <table:table-cell table:style-name="ce355">
                <text:list text:continue-numbering="true" text:style-name="L5">
                  <text:list-header>
                    <text:p text:style-name="P14"><text:span text:style-name="T33">(17,-62)</text:span></text:p>
                  </text:list-header>
                </text:list>
              </table:table-cell>
              <table:table-cell table:style-name="ce356">
                <text:list text:continue-numbering="true" text:style-name="L5">
                  <text:list-header>
                    <text:p text:style-name="P14"><text:span text:style-name="T33">5</text:span></text:p>
                  </text:list-header>
                </text:list>
              </table:table-cell>
              <table:table-cell table:style-name="ce357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8">
              <table:table-cell table:style-name="ce358">
                <text:list text:continue-numbering="true" text:style-name="L5">
                  <text:list-header>
                    <text:p text:style-name="P14"><text:span text:style-name="T33">7</text:span></text:p>
                  </text:list-header>
                </text:list>
              </table:table-cell>
              <table:table-cell table:style-name="ce359">
                <text:list text:continue-numbering="true" text:style-name="L5">
                  <text:list-header>
                    <text:p text:style-name="P14"><text:span text:style-name="T33">2</text:span></text:p>
                  </text:list-header>
                </text:list>
              </table:table-cell>
              <table:table-cell table:style-name="ce360">
                <text:list text:continue-numbering="true" text:style-name="L5">
                  <text:list-header>
                    <text:p text:style-name="P14"><text:span text:style-name="T33">(-3,11)</text:span></text:p>
                  </text:list-header>
                </text:list>
              </table:table-cell>
              <table:table-cell table:style-name="ce361">
                <text:list text:continue-numbering="true" text:style-name="L5">
                  <text:list-header>
                    <text:p text:style-name="P14"><text:span text:style-name="T33">(17,-62)</text:span></text:p>
                  </text:list-header>
                </text:list>
              </table:table-cell>
              <table:table-cell table:style-name="ce362"/>
              <table:table-cell table:style-name="ce363">
                <text:list text:continue-numbering="true" text:style-name="L5">
                  <text:list-header>
                    <text:p text:style-name="P14"><text:span text:style-name="T33">3</text:span></text:p>
                  </text:list-header>
                </text:list>
              </table:table-cell>
              <table:table-cell table:style-name="ce364">
                <text:list text:continue-numbering="true" text:style-name="L5">
                  <text:list-header>
                    <text:p text:style-name="P14"><text:span text:style-name="T34">2</text:span><text:span text:style-name="T34">＜</text:span><text:span text:style-name="T34">62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17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3T3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An example for Algorithm ML</text:span></text:p>
              </text:list-header>
            </text:list>
          </draw:text-box>
        </draw:frame>
        <draw:frame presentation:style-name="pr8" draw:text-style-name="P2" draw:layer="layout" svg:width="23.724cm" svg:height="4.882cm" svg:x="0.838cm" svg:y="4.445cm" presentation:class="outline" presentation:user-transformed="true">
          <draw:text-box>
            <text:list text:style-name="L3">
              <text:list-item>
                <text:p text:style-name="P4"><text:span text:style-name="T33">U = 34,681 <text:s/>V = 10,657</text:span></text:p>
              </text:list-item>
            </text:list>
          </draw:text-box>
        </draw:frame>
        <draw:frame draw:layer="layout" svg:width="23.723cm" svg:height="8.068cm" svg:x="0.697cm" svg:y="7.924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>
              <table:table-cell table:style-name="ce365">
                <text:list text:style-name="L5">
                  <text:list-header>
                    <text:p text:style-name="P14"><text:span text:style-name="T33">a=</text:span></text:p>
                    <text:p text:style-name="P14"><text:span text:style-name="T33">346</text:span></text:p>
                  </text:list-header>
                </text:list>
              </table:table-cell>
              <table:table-cell table:style-name="ce366">
                <text:list text:continue-numbering="true" text:style-name="L5">
                  <text:list-header>
                    <text:p text:style-name="P14"><text:span text:style-name="T33">b=</text:span></text:p>
                    <text:p text:style-name="P14"><text:span text:style-name="T33">106</text:span></text:p>
                  </text:list-header>
                </text:list>
              </table:table-cell>
              <table:table-cell table:style-name="ce367">
                <text:list text:continue-numbering="true" text:style-name="L5">
                  <text:list-header>
                    <text:p text:style-name="P14"><text:span text:style-name="T34">(x</text:span><text:span text:style-name="T35">i</text:span><text:span text:style-name="T34">,y</text:span><text:span text:style-name="T35">i</text:span><text:span text:style-name="T34">)</text:span></text:p>
                    <text:p text:style-name="P14"><text:span text:style-name="T34">(1,0)</text:span></text:p>
                  </text:list-header>
                </text:list>
              </table:table-cell>
              <table:table-cell table:style-name="ce368">
                <text:list text:continue-numbering="true" text:style-name="L5">
                  <text:list-header>
                    <text:p text:style-name="P14"><text:span text:style-name="T33">(x</text:span><text:span text:style-name="T36">i+1</text:span><text:span text:style-name="T33">,y</text:span><text:span text:style-name="T36">i+1</text:span><text:span text:style-name="T33">)</text:span></text:p>
                    <text:p text:style-name="P14"><text:span text:style-name="T33">(0,1)</text:span></text:p>
                  </text:list-header>
                </text:list>
              </table:table-cell>
              <table:table-cell table:style-name="ce369">
                <text:list text:continue-numbering="true" text:style-name="L5">
                  <text:list-header>
                    <text:p text:style-name="P14"><text:span text:style-name="T33">(x</text:span><text:span text:style-name="T36">i+2</text:span><text:span text:style-name="T33">,y</text:span><text:span text:style-name="T36">i+2</text:span><text:span text:style-name="T33">)</text:span></text:p>
                    <text:p text:style-name="P14"><text:span text:style-name="T33">(1,-3)</text:span></text:p>
                  </text:list-header>
                </text:list>
              </table:table-cell>
              <table:table-cell table:style-name="ce370">
                <text:list text:continue-numbering="true" text:style-name="L5">
                  <text:list-header>
                    <text:p text:style-name="P14"><text:span text:style-name="T33">Q=</text:span></text:p>
                    <text:p text:style-name="P14"><text:span text:style-name="T33">3</text:span></text:p>
                  </text:list-header>
                </text:list>
              </table:table-cell>
              <table:table-cell table:style-name="ce371">
                <text:list text:continue-numbering="true" text:style-name="L5">
                  <text:list-header>
                    <text:p text:style-name="P15"><text:span text:style-name="T37">比較</text:span></text:p>
                    <text:p text:style-name="P15"><text:span text:style-name="T37">否</text:span></text:p>
                    <text:p text:style-name="P15"><text:span text:style-name="T37"/></text:p>
                  </text:list-header>
                </text:list>
              </table:table-cell>
            </table:table-row>
            <table:table-row table:style-name="ro7">
              <table:table-cell table:style-name="ce372">
                <text:list text:continue-numbering="true" text:style-name="L5">
                  <text:list-header>
                    <text:p text:style-name="P14"><text:span text:style-name="T33">106</text:span></text:p>
                  </text:list-header>
                </text:list>
              </table:table-cell>
              <table:table-cell table:style-name="ce373">
                <text:list text:continue-numbering="true" text:style-name="L5">
                  <text:list-header>
                    <text:p text:style-name="P14"><text:span text:style-name="T33">28</text:span></text:p>
                  </text:list-header>
                </text:list>
              </table:table-cell>
              <table:table-cell table:style-name="ce374">
                <text:list text:continue-numbering="true" text:style-name="L5">
                  <text:list-header>
                    <text:p text:style-name="P14"><text:span text:style-name="T33">(0,1)</text:span></text:p>
                  </text:list-header>
                </text:list>
              </table:table-cell>
              <table:table-cell table:style-name="ce375">
                <text:list text:continue-numbering="true" text:style-name="L5">
                  <text:list-header>
                    <text:p text:style-name="P14"><text:span text:style-name="T33">(1,-3)</text:span></text:p>
                  </text:list-header>
                </text:list>
              </table:table-cell>
              <table:table-cell table:style-name="ce376">
                <text:list text:continue-numbering="true" text:style-name="L5">
                  <text:list-header>
                    <text:p text:style-name="P14"><text:span text:style-name="T33">(-3,10)</text:span></text:p>
                  </text:list-header>
                </text:list>
              </table:table-cell>
              <table:table-cell table:style-name="ce377">
                <text:list text:continue-numbering="true" text:style-name="L5">
                  <text:list-header>
                    <text:p text:style-name="P14"><text:span text:style-name="T33">3</text:span></text:p>
                  </text:list-header>
                </text:list>
              </table:table-cell>
              <table:table-cell table:style-name="ce378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379">
                <text:list text:continue-numbering="true" text:style-name="L5">
                  <text:list-header>
                    <text:p text:style-name="P14"><text:span text:style-name="T33">28</text:span></text:p>
                  </text:list-header>
                </text:list>
              </table:table-cell>
              <table:table-cell table:style-name="ce380">
                <text:list text:continue-numbering="true" text:style-name="L5">
                  <text:list-header>
                    <text:p text:style-name="P14"><text:span text:style-name="T33">22</text:span></text:p>
                  </text:list-header>
                </text:list>
              </table:table-cell>
              <table:table-cell table:style-name="ce381">
                <text:list text:continue-numbering="true" text:style-name="L5">
                  <text:list-header>
                    <text:p text:style-name="P14"><text:span text:style-name="T33">(1,-3)</text:span></text:p>
                  </text:list-header>
                </text:list>
              </table:table-cell>
              <table:table-cell table:style-name="ce382">
                <text:list text:continue-numbering="true" text:style-name="L5">
                  <text:list-header>
                    <text:p text:style-name="P14"><text:span text:style-name="T33">(-3,10)</text:span></text:p>
                  </text:list-header>
                </text:list>
              </table:table-cell>
              <table:table-cell table:style-name="ce383">
                <text:list text:continue-numbering="true" text:style-name="L5">
                  <text:list-header>
                    <text:p text:style-name="P14"><text:span text:style-name="T33">(4,-13)</text:span></text:p>
                  </text:list-header>
                </text:list>
              </table:table-cell>
              <table:table-cell table:style-name="ce384">
                <text:list text:continue-numbering="true" text:style-name="L5">
                  <text:list-header>
                    <text:p text:style-name="P14"><text:span text:style-name="T33">1</text:span></text:p>
                  </text:list-header>
                </text:list>
              </table:table-cell>
              <table:table-cell table:style-name="ce385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386">
                <text:list text:continue-numbering="true" text:style-name="L5">
                  <text:list-header>
                    <text:p text:style-name="P14"><text:span text:style-name="T33">22</text:span></text:p>
                  </text:list-header>
                </text:list>
              </table:table-cell>
              <table:table-cell table:style-name="ce387">
                <text:list text:continue-numbering="true" text:style-name="L5">
                  <text:list-header>
                    <text:p text:style-name="P14"><text:span text:style-name="T33">6</text:span></text:p>
                  </text:list-header>
                </text:list>
              </table:table-cell>
              <table:table-cell table:style-name="ce388">
                <text:list text:continue-numbering="true" text:style-name="L5">
                  <text:list-header>
                    <text:p text:style-name="P14"><text:span text:style-name="T33">(-3,10)</text:span></text:p>
                  </text:list-header>
                </text:list>
              </table:table-cell>
              <table:table-cell table:style-name="ce389">
                <text:list text:continue-numbering="true" text:style-name="L5">
                  <text:list-header>
                    <text:p text:style-name="P14"><text:span text:style-name="T33">(4,-13)</text:span></text:p>
                  </text:list-header>
                </text:list>
              </table:table-cell>
              <table:table-cell table:style-name="ce390"/>
              <table:table-cell table:style-name="ce391">
                <text:list text:continue-numbering="true" text:style-name="L5">
                  <text:list-header>
                    <text:p text:style-name="P14"><text:span text:style-name="T33">3</text:span></text:p>
                  </text:list-header>
                </text:list>
              </table:table-cell>
              <table:table-cell table:style-name="ce392">
                <text:list text:continue-numbering="true" text:style-name="L5">
                  <text:list-header>
                    <text:p text:style-name="P14"><text:span text:style-name="T33">6&lt;13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18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3T3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An example for Algorithm ML</text:span></text:p>
              </text:list-header>
            </text:list>
          </draw:text-box>
        </draw:frame>
        <draw:frame presentation:style-name="pr8" draw:text-style-name="P2" draw:layer="layout" svg:width="23.724cm" svg:height="4.882cm" svg:x="0.838cm" svg:y="4.445cm" presentation:class="outline" presentation:user-transformed="true">
          <draw:text-box>
            <text:list text:style-name="L3">
              <text:list-item>
                <text:p text:style-name="P4"><text:span text:style-name="T33">U =2,710 <text:s text:c="2"/>V = 2,527</text:span></text:p>
              </text:list-item>
            </text:list>
          </draw:text-box>
        </draw:frame>
        <draw:frame draw:layer="layout" svg:width="23.723cm" svg:height="6.622cm" svg:x="0.697cm" svg:y="7.924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>
              <table:table-cell table:style-name="ce393">
                <text:list text:style-name="L5">
                  <text:list-header>
                    <text:p text:style-name="P14"><text:span text:style-name="T33">a=</text:span></text:p>
                    <text:p text:style-name="P14"><text:span text:style-name="T33">271</text:span></text:p>
                  </text:list-header>
                </text:list>
              </table:table-cell>
              <table:table-cell table:style-name="ce394">
                <text:list text:continue-numbering="true" text:style-name="L5">
                  <text:list-header>
                    <text:p text:style-name="P14"><text:span text:style-name="T33">b=</text:span></text:p>
                    <text:p text:style-name="P14"><text:span text:style-name="T33">252</text:span></text:p>
                  </text:list-header>
                </text:list>
              </table:table-cell>
              <table:table-cell table:style-name="ce395">
                <text:list text:continue-numbering="true" text:style-name="L5">
                  <text:list-header>
                    <text:p text:style-name="P14"><text:span text:style-name="T34">(x</text:span><text:span text:style-name="T35">i</text:span><text:span text:style-name="T34">,y</text:span><text:span text:style-name="T35">i</text:span><text:span text:style-name="T34">)</text:span></text:p>
                    <text:p text:style-name="P14"><text:span text:style-name="T34">(1,0)</text:span></text:p>
                  </text:list-header>
                </text:list>
              </table:table-cell>
              <table:table-cell table:style-name="ce396">
                <text:list text:continue-numbering="true" text:style-name="L5">
                  <text:list-header>
                    <text:p text:style-name="P14"><text:span text:style-name="T33">(x</text:span><text:span text:style-name="T36">i+1</text:span><text:span text:style-name="T33">,y</text:span><text:span text:style-name="T36">i+1</text:span><text:span text:style-name="T33">)</text:span></text:p>
                    <text:p text:style-name="P14"><text:span text:style-name="T33">(0,1)</text:span></text:p>
                  </text:list-header>
                </text:list>
              </table:table-cell>
              <table:table-cell table:style-name="ce397">
                <text:list text:continue-numbering="true" text:style-name="L5">
                  <text:list-header>
                    <text:p text:style-name="P14"><text:span text:style-name="T33">(x</text:span><text:span text:style-name="T36">i+2</text:span><text:span text:style-name="T33">,y</text:span><text:span text:style-name="T36">i+2</text:span><text:span text:style-name="T33">)</text:span></text:p>
                    <text:p text:style-name="P14"><text:span text:style-name="T33">(1,-1)</text:span></text:p>
                  </text:list-header>
                </text:list>
              </table:table-cell>
              <table:table-cell table:style-name="ce398">
                <text:list text:continue-numbering="true" text:style-name="L5">
                  <text:list-header>
                    <text:p text:style-name="P14"><text:span text:style-name="T33">Q=</text:span></text:p>
                    <text:p text:style-name="P14"><text:span text:style-name="T33">1</text:span></text:p>
                  </text:list-header>
                </text:list>
              </table:table-cell>
              <table:table-cell table:style-name="ce399">
                <text:list text:continue-numbering="true" text:style-name="L5">
                  <text:list-header>
                    <text:p text:style-name="P15"><text:span text:style-name="T37">比較</text:span></text:p>
                    <text:p text:style-name="P15"><text:span text:style-name="T37">否</text:span></text:p>
                    <text:p text:style-name="P15"><text:span text:style-name="T37"/></text:p>
                  </text:list-header>
                </text:list>
              </table:table-cell>
            </table:table-row>
            <table:table-row table:style-name="ro7">
              <table:table-cell table:style-name="ce400">
                <text:list text:continue-numbering="true" text:style-name="L5">
                  <text:list-header>
                    <text:p text:style-name="P14"><text:span text:style-name="T33">252</text:span></text:p>
                  </text:list-header>
                </text:list>
              </table:table-cell>
              <table:table-cell table:style-name="ce401">
                <text:list text:continue-numbering="true" text:style-name="L5">
                  <text:list-header>
                    <text:p text:style-name="P14"><text:span text:style-name="T33">19</text:span></text:p>
                  </text:list-header>
                </text:list>
              </table:table-cell>
              <table:table-cell table:style-name="ce402">
                <text:list text:continue-numbering="true" text:style-name="L5">
                  <text:list-header>
                    <text:p text:style-name="P14"><text:span text:style-name="T33">(0,1)</text:span></text:p>
                  </text:list-header>
                </text:list>
              </table:table-cell>
              <table:table-cell table:style-name="ce403">
                <text:list text:continue-numbering="true" text:style-name="L5">
                  <text:list-header>
                    <text:p text:style-name="P14"><text:span text:style-name="T33">(1,-1)</text:span></text:p>
                  </text:list-header>
                </text:list>
              </table:table-cell>
              <table:table-cell table:style-name="ce404">
                <text:list text:continue-numbering="true" text:style-name="L5">
                  <text:list-header>
                    <text:p text:style-name="P14"><text:span text:style-name="T33">(-13,14)</text:span></text:p>
                  </text:list-header>
                </text:list>
              </table:table-cell>
              <table:table-cell table:style-name="ce405">
                <text:list text:continue-numbering="true" text:style-name="L5">
                  <text:list-header>
                    <text:p text:style-name="P14"><text:span text:style-name="T33">13</text:span></text:p>
                  </text:list-header>
                </text:list>
              </table:table-cell>
              <table:table-cell table:style-name="ce406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  <table:table-row table:style-name="ro7">
              <table:table-cell table:style-name="ce407">
                <text:list text:continue-numbering="true" text:style-name="L5">
                  <text:list-header>
                    <text:p text:style-name="P14"><text:span text:style-name="T33">19</text:span></text:p>
                  </text:list-header>
                </text:list>
              </table:table-cell>
              <table:table-cell table:style-name="ce408">
                <text:list text:continue-numbering="true" text:style-name="L5">
                  <text:list-header>
                    <text:p text:style-name="P14"><text:span text:style-name="T33">5</text:span></text:p>
                  </text:list-header>
                </text:list>
              </table:table-cell>
              <table:table-cell table:style-name="ce409">
                <text:list text:continue-numbering="true" text:style-name="L5">
                  <text:list-header>
                    <text:p text:style-name="P14"><text:span text:style-name="T33">(1,-1)</text:span></text:p>
                  </text:list-header>
                </text:list>
              </table:table-cell>
              <table:table-cell table:style-name="ce410">
                <text:list text:continue-numbering="true" text:style-name="L5">
                  <text:list-header>
                    <text:p text:style-name="P14"><text:span text:style-name="T34">(-13,14)</text:span></text:p>
                  </text:list-header>
                </text:list>
              </table:table-cell>
              <table:table-cell table:style-name="ce411"/>
              <table:table-cell table:style-name="ce412">
                <text:list text:continue-numbering="true" text:style-name="L5">
                  <text:list-header>
                    <text:p text:style-name="P14"><text:span text:style-name="T33">3</text:span></text:p>
                  </text:list-header>
                </text:list>
              </table:table-cell>
              <table:table-cell table:style-name="ce413">
                <text:list text:continue-numbering="true" text:style-name="L5">
                  <text:list-header>
                    <text:p text:style-name="P14"><text:span text:style-name="T33">5&lt;14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19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3T3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An example for Algorithm ML</text:span></text:p>
              </text:list-header>
            </text:list>
          </draw:text-box>
        </draw:frame>
        <draw:frame presentation:style-name="pr8" draw:text-style-name="P2" draw:layer="layout" svg:width="23.724cm" svg:height="4.882cm" svg:x="0.838cm" svg:y="4.445cm" presentation:class="outline" presentation:user-transformed="true">
          <draw:text-box>
            <text:list text:style-name="L3">
              <text:list-item>
                <text:p text:style-name="P4"><text:span text:style-name="T34">U = 2527 <text:s/>V = 183</text:span></text:p>
              </text:list-item>
              <text:list-item>
                <text:p text:style-name="P4"><text:span text:style-name="T34">計算完畢即為</text:span><text:span text:style-name="T34">183</text:span></text:p>
              </text:list-item>
            </text:list>
          </draw:text-box>
        </draw:frame>
        <draw:frame draw:layer="layout" svg:width="23.723cm" svg:height="5.176cm" svg:x="0.697cm" svg:y="9.926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>
              <table:table-cell table:style-name="ce414">
                <text:list text:style-name="L5">
                  <text:list-header>
                    <text:p text:style-name="P14"><text:span text:style-name="T33">a=</text:span></text:p>
                    <text:p text:style-name="P14"><text:span text:style-name="T33">252</text:span></text:p>
                  </text:list-header>
                </text:list>
              </table:table-cell>
              <table:table-cell table:style-name="ce415">
                <text:list text:continue-numbering="true" text:style-name="L5">
                  <text:list-header>
                    <text:p text:style-name="P14"><text:span text:style-name="T33">b=</text:span></text:p>
                    <text:p text:style-name="P14"><text:span text:style-name="T33">18</text:span></text:p>
                  </text:list-header>
                </text:list>
              </table:table-cell>
              <table:table-cell table:style-name="ce416">
                <text:list text:continue-numbering="true" text:style-name="L5">
                  <text:list-header>
                    <text:p text:style-name="P14"><text:span text:style-name="T34">(x</text:span><text:span text:style-name="T35">i</text:span><text:span text:style-name="T34">,y</text:span><text:span text:style-name="T35">i</text:span><text:span text:style-name="T34">)</text:span></text:p>
                    <text:p text:style-name="P14"><text:span text:style-name="T34">(1,0)</text:span></text:p>
                  </text:list-header>
                </text:list>
              </table:table-cell>
              <table:table-cell table:style-name="ce417">
                <text:list text:continue-numbering="true" text:style-name="L5">
                  <text:list-header>
                    <text:p text:style-name="P14"><text:span text:style-name="T33">(x</text:span><text:span text:style-name="T36">i+1</text:span><text:span text:style-name="T33">,y</text:span><text:span text:style-name="T36">i+1</text:span><text:span text:style-name="T33">)</text:span></text:p>
                    <text:p text:style-name="P14"><text:span text:style-name="T33">(0,1)</text:span></text:p>
                  </text:list-header>
                </text:list>
              </table:table-cell>
              <table:table-cell table:style-name="ce418">
                <text:list text:continue-numbering="true" text:style-name="L5">
                  <text:list-header>
                    <text:p text:style-name="P14"><text:span text:style-name="T33">(x</text:span><text:span text:style-name="T36">i+2</text:span><text:span text:style-name="T33">,y</text:span><text:span text:style-name="T36">i+2</text:span><text:span text:style-name="T33">)</text:span></text:p>
                    <text:p text:style-name="P14"><text:span text:style-name="T33">(1,-14)</text:span></text:p>
                  </text:list-header>
                </text:list>
              </table:table-cell>
              <table:table-cell table:style-name="ce419">
                <text:list text:continue-numbering="true" text:style-name="L5">
                  <text:list-header>
                    <text:p text:style-name="P14"><text:span text:style-name="T33">Q=</text:span></text:p>
                    <text:p text:style-name="P14"><text:span text:style-name="T33">14</text:span></text:p>
                  </text:list-header>
                </text:list>
              </table:table-cell>
              <table:table-cell table:style-name="ce420">
                <text:list text:continue-numbering="true" text:style-name="L5">
                  <text:list-header>
                    <text:p text:style-name="P15"><text:span text:style-name="T37">比較</text:span></text:p>
                    <text:p text:style-name="P15"><text:span text:style-name="T37">否</text:span></text:p>
                    <text:p text:style-name="P15"><text:span text:style-name="T37"/></text:p>
                  </text:list-header>
                </text:list>
              </table:table-cell>
            </table:table-row>
            <table:table-row table:style-name="ro7">
              <table:table-cell table:style-name="ce421">
                <text:list text:continue-numbering="true" text:style-name="L5">
                  <text:list-header>
                    <text:p text:style-name="P14"><text:span text:style-name="T33">18</text:span></text:p>
                  </text:list-header>
                </text:list>
              </table:table-cell>
              <table:table-cell table:style-name="ce422">
                <text:list text:continue-numbering="true" text:style-name="L5">
                  <text:list-header>
                    <text:p text:style-name="P14"><text:span text:style-name="T33">0</text:span></text:p>
                  </text:list-header>
                </text:list>
              </table:table-cell>
              <table:table-cell table:style-name="ce423">
                <text:list text:continue-numbering="true" text:style-name="L5">
                  <text:list-header>
                    <text:p text:style-name="P14"><text:span text:style-name="T33">(0,1)</text:span></text:p>
                  </text:list-header>
                </text:list>
              </table:table-cell>
              <table:table-cell table:style-name="ce424">
                <text:list text:continue-numbering="true" text:style-name="L5">
                  <text:list-header>
                    <text:p text:style-name="P14"><text:span text:style-name="T33">(1,-14)</text:span></text:p>
                  </text:list-header>
                </text:list>
              </table:table-cell>
              <table:table-cell table:style-name="ce425"/>
              <table:table-cell table:style-name="ce426">
                <text:list text:continue-numbering="true" text:style-name="L5">
                  <text:list-header>
                    <text:p text:style-name="P14"><text:span text:style-name="T33">0</text:span></text:p>
                  </text:list-header>
                </text:list>
              </table:table-cell>
              <table:table-cell table:style-name="ce427">
                <text:list text:continue-numbering="true" text:style-name="L5">
                  <text:list-header>
                    <text:p text:style-name="P14"><text:span text:style-name="T34">否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20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draw:frame presentation:style-name="pr4" draw:text-style-name="P2" draw:layer="layout" svg:width="23.724cm" svg:height="3.175cm" svg:x="0.9cm" svg:y="1.322cm" presentation:class="title" presentation:user-transformed="true">
          <draw:text-box>
            <text:list text:style-name="L1">
              <text:list-header>
                <text:p text:style-name="P1"><text:span text:style-name="T16">Analysis Algorithm ML</text:span><text:span text:style-name="T38"><text:line-break/></text:span><text:span text:style-name="T38"/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3">
              <text:list-item>
                <text:p text:style-name="P3"><text:span text:style-name="T2">a</text:span><text:span text:style-name="T39">i+1</text:span><text:span text:style-name="T2">≧|v</text:span><text:span text:style-name="T39">i+1</text:span><text:span text:style-name="T2">| and a</text:span><text:span text:style-name="T39">i+1 </text:span><text:span text:style-name="T2">– a</text:span><text:span text:style-name="T39">i </text:span><text:span text:style-name="T2">≧ |v</text:span><text:span text:style-name="T39">i+1</text:span><text:span text:style-name="T2">+v</text:span><text:span text:style-name="T39">i</text:span><text:span text:style-name="T2">| ,for all i≦k</text:span></text:p>
                <text:p text:style-name="P3"><text:span text:style-name="T2"/></text:p>
              </text:list-item>
              <text:list-item>
                <text:p text:style-name="P3"><text:span text:style-name="T2">Algorithm ML computes gcd(</text:span><text:span text:style-name="T23">u,v</text:span><text:span text:style-name="T2">), </text:span><text:span text:style-name="T23">u</text:span><text:span text:style-name="T2">&gt;</text:span><text:span text:style-name="T23">v</text:span><text:span text:style-name="T2"> using </text:span><text:span text:style-name="T2">at most</text:span></text:p>
                <text:p text:style-name="P3"><text:span text:style-name="T2"/></text:p>
              </text:list-item>
            </text:list>
            <text:list text:style-name="L4">
              <text:list-header>
                <text:p text:style-name="P16"><text:span text:style-name="T2"><text:s text:c="3"/></text:span><text:span text:style-name="T2">iterations of its main loop. </text:span></text:p>
              </text:list-header>
            </text:list>
          </draw:text-box>
        </draw:frame>
        <draw:frame draw:style-name="gr6" draw:text-style-name="P17" draw:layer="layout" svg:width="6.399cm" svg:height="2.694cm" svg:x="6.301cm" svg:y="9.3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21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draw:frame presentation:style-name="pr4" draw:text-style-name="P2" draw:layer="layout" svg:width="23.724cm" svg:height="3.175cm" svg:x="0.697cm" svg:y="1.123cm" presentation:class="title" presentation:user-transformed="true">
          <draw:text-box>
            <text:list text:style-name="L1">
              <text:list-header>
                <text:p text:style-name="P1"><text:span text:style-name="T16">Analysis Algorithm ML</text:span><text:span text:style-name="T16"><text:line-break/></text:span><text:span text:style-name="T16"/></text:p>
              </text:list-header>
            </text:list>
          </draw:text-box>
        </draw:frame>
        <draw:frame presentation:style-name="pr5" draw:text-style-name="P2" draw:layer="layout" svg:width="23.724cm" svg:height="12.497cm" svg:x="0.838cm" svg:y="4.444cm" presentation:class="outline" presentation:user-transformed="true">
          <draw:text-box>
            <text:list text:style-name="L3">
              <text:list-item>
                <text:p text:style-name="P3"><text:span text:style-name="T2">Algorithm ML computes gcd(</text:span><text:span text:style-name="T23">u,v</text:span><text:span text:style-name="T2">), </text:span><text:span text:style-name="T23">u</text:span><text:span text:style-name="T2">&gt;</text:span><text:span text:style-name="T23">v</text:span><text:span text:style-name="T2"> using </text:span><text:span text:style-name="T2">at most</text:span></text:p>
                <text:p text:style-name="P3"><text:span text:style-name="T2"/></text:p>
              </text:list-item>
            </text:list>
            <text:list text:style-name="L4">
              <text:list-header>
                <text:p text:style-name="P16"><text:span text:style-name="T2"><text:s text:c="2"/></text:span><text:span text:style-name="T2">bit operations and <text:s text:c="24"/>space.</text:span></text:p>
              </text:list-header>
            </text:list>
            <text:list text:style-name="L3">
              <text:list-header>
                <text:p text:style-name="P3"><text:span text:style-name="T23"/></text:p>
              </text:list-header>
              <text:list-item>
                <text:p text:style-name="P3"><text:span text:style-name="T23">u,v</text:span><text:span text:style-name="T2"> at most </text:span><text:span text:style-name="T23">n</text:span><text:span text:style-name="T2"> bits, setting </text:span><text:span text:style-name="T23">k</text:span><text:span text:style-name="T2"> = </text:span></text:p>
              </text:list-item>
            </text:list>
            <text:list text:style-name="L4">
              <text:list-header>
                <text:p text:style-name="P16"><text:span text:style-name="T2"><text:s text:c="3"/></text:span><text:span text:style-name="T2">obtain an algorithm with a subquadratic runi</text:span><text:span text:style-name="T2">ng time of <text:s text:c="19"/>using <text:s text:c="8"/>space <text:s text:c="3"/></text:span></text:p>
              </text:list-header>
            </text:list>
          </draw:text-box>
        </draw:frame>
        <draw:frame draw:style-name="gr6" draw:text-style-name="P17" draw:layer="layout" svg:width="13cm" svg:height="2.302cm" svg:x="6.301cm" svg:y="6.52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7" draw:layer="layout" svg:width="6.999cm" svg:height="1.398cm" svg:x="11.099cm" svg:y="9.1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7" draw:layer="layout" svg:width="6.399cm" svg:height="1.825cm" svg:x="16.501cm" svg:y="12.2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7" draw:layer="layout" svg:width="6.2cm" svg:height="1.402cm" svg:x="8.899cm" svg:y="15.32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7" draw:layer="layout" svg:width="2.267cm" svg:height="1.283cm" svg:x="18.102cm" svg:y="15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7.078cm" svg:height="10.337cm" svg:x="5.9cm" svg:y="2.095cm" draw:page-number="22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Experiment</text:span></text:p>
              </text:list-header>
            </text:list>
          </draw:text-box>
        </draw:frame>
        <draw:frame draw:style-name="gr7" draw:text-style-name="P18" draw:layer="layout" svg:width="22.203cm" svg:height="14.601cm" svg:x="1.499cm" svg:y="3.523cm">
          <draw:image xlink:href="Pictures/2000000C00003F1000002F6280CC7F788664D605.wmf" xlink:type="simple" xlink:show="embed" xlink:actuate="onLoad">
            <text:p/>
          </draw:image>
        </draw:frame>
        <presentation:notes draw:style-name="dp2">
          <draw:page-thumbnail draw:style-name="gr1" draw:layer="layout" svg:width="7.078cm" svg:height="10.337cm" svg:x="5.9cm" svg:y="2.095cm" draw:page-number="23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Experiment</text:span></text:p>
              </text:list-header>
            </text:list>
          </draw:text-box>
        </draw:frame>
        <draw:frame draw:style-name="gr7" draw:text-style-name="P18" draw:layer="layout" svg:width="23.402cm" svg:height="14.601cm" svg:x="0.9cm" svg:y="3.523cm">
          <draw:image xlink:href="Pictures/2000000C0000424400002F4562B708628D22CEEA.wmf" xlink:type="simple" xlink:show="embed" xlink:actuate="onLoad">
            <text:p/>
          </draw:image>
        </draw:frame>
        <presentation:notes draw:style-name="dp2">
          <draw:page-thumbnail draw:style-name="gr1" draw:layer="layout" svg:width="7.078cm" svg:height="10.337cm" svg:x="5.9cm" svg:y="2.095cm" draw:page-number="24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draw:frame presentation:style-name="pr4" draw:text-style-name="P2" draw:layer="layout" svg:width="23.724cm" svg:height="3.175cm" svg:x="0.838cm" svg:y="0.634cm" presentation:class="title" presentation:user-transformed="true">
          <draw:text-box>
            <text:list text:style-name="L1">
              <text:list-header>
                <text:p text:style-name="P1"><text:span text:style-name="T16">Conclusion</text:span></text:p>
              </text:list-header>
            </text:list>
          </draw:text-box>
        </draw:frame>
        <draw:frame presentation:style-name="pr9" draw:text-style-name="P2" draw:layer="layout" svg:width="22.401cm" svg:height="12.498cm" svg:x="0.899cm" svg:y="4.524cm" presentation:class="outline" presentation:user-transformed="true">
          <draw:text-box>
            <text:list text:style-name="L3">
              <text:list-item>
                <text:p text:style-name="P3"><text:span text:style-name="T2">K </text:span><text:span text:style-name="T2">值得取決大小適當會直接影響執行的速率</text:span><text:span text:style-name="T2">，如果取決大小不好，可能會比原來的</text:span><text:span text:style-name="T2">Leh</text:span><text:span text:style-name="T2">mer’s</text:span><text:span text:style-name="T2">的演算法還慢並且多繞了一圈， <text:s text:c="2"/>因為</text:span><text:span text:style-name="T2">Lehmer’s</text:span><text:span text:style-name="T2">在同時間已經直接</text:span><text:span text:style-name="T2">Mod</text:span><text:span text:style-name="T2">解決不需</text:span><text:span text:style-name="T2">再判斷。</text:span></text:p>
              </text:list-item>
              <text:list-item>
                <text:p text:style-name="P3"><text:span text:style-name="T2">運算中當</text:span><text:span text:style-name="T2">a</text:span><text:span text:style-name="T2">與</text:span><text:span text:style-name="T2">b</text:span><text:span text:style-name="T2">值瞬間拉大時，下一行運算</text:span><text:span text:style-name="T2">將會出現比較結果成立。</text:span></text:p>
                <text:p text:style-name="P3"><text:span text:style-name="T2"/></text:p>
              </text:list-item>
            </text:list>
            <text:list text:style-name="L4">
              <text:list-header>
                <text:p text:style-name="P1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078cm" svg:height="10.337cm" svg:x="5.9cm" svg:y="2.095cm" draw:page-number="25" presentation:class="page"/>
          <draw:frame presentation:style-name="pr6" draw:text-style-name="P6" draw:layer="layout" svg:width="15.103cm" svg:height="12.405cm" svg:x="1.888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3B1000002C536DEF55071A09635.jpg" xlink:type="simple" xlink:show="embed" xlink:actuate="onLoad"/>
    <draw:fill-image draw:name="Bitmap_20_2" draw:display-name="Bitmap 2" xlink:href="Pictures/10000000000003B1000002C5D75BA88B8824F44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8080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8080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80808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80808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80808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80808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80808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80808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80808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8080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80808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新細明體" style:font-family-asian="新細明體" style:font-family-generic-asian="roman" style:font-pitch-asian="variable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">
            <style:list-level-properties text:min-label-width="0.952cm"/>
            <style:text-properties fo:font-family="'Wingdings 2'" style:font-family-generic="roman" style:font-pitch="variable" style:font-charset="x-symbol" fo:color="#cc3300" fo:font-size="85%"/>
          </text:list-level-style-bullet>
          <text:list-level-style-bullet text:level="2" text:bullet-char="">
            <style:list-level-properties text:space-before="1.27cm" text:min-label-width="0.793cm"/>
            <style:text-properties fo:font-family="Wingdings" style:font-pitch="variable" style:font-charset="x-symbol" fo:color="#0066ff" fo:font-size="85%"/>
          </text:list-level-style-bullet>
          <text:list-level-style-bullet text:level="3" text:bullet-char="">
            <style:list-level-properties text:space-before="2.54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4" text:bullet-char="">
            <style:list-level-properties text:space-before="3.81cm" text:min-label-width="0.635cm"/>
            <style:text-properties fo:font-family="Wingdings" style:font-pitch="variable" style:font-charset="x-symbol" fo:color="#0066ff" fo:font-size="90%"/>
          </text:list-level-style-bullet>
          <text:list-level-style-bullet text:level="5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6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7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8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9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80808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新細明體" style:font-family-asian="新細明體" style:font-family-generic-asian="roman" style:font-pitch-asian="variable" style:font-size-asian="32pt" style:font-style-asian="normal" style:font-weight-asian="normal" style:font-name-complex="新細明體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2" text:bullet-char="">
            <style:list-level-properties text:space-before="1.27cm" text:min-label-width="0.793cm"/>
            <style:text-properties fo:font-family="Wingdings" style:font-pitch="variable" style:font-charset="x-symbol" fo:color="#0066ff" fo:font-size="85%"/>
          </text:list-level-style-bullet>
          <text:list-level-style-bullet text:level="3" text:bullet-char="">
            <style:list-level-properties text:space-before="2.54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4" text:bullet-char="">
            <style:list-level-properties text:space-before="3.81cm" text:min-label-width="0.635cm"/>
            <style:text-properties fo:font-family="Wingdings" style:font-pitch="variable" style:font-charset="x-symbol" fo:color="#0066ff" fo:font-size="90%"/>
          </text:list-level-style-bullet>
          <text:list-level-style-bullet text:level="5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6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7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8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9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'Wingdings 2'" style:font-family-generic="roman" style:font-pitch="variable" style:font-charset="x-symbol" fo:color="#cc3300" fo:font-size="9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8pt" style:font-style-asian="normal" style:font-weight-asian="normal" style:font-name-complex="新細明體" style:font-family-complex="新細明體" style:font-family-generic-complex="roman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4pt" style:font-style-asian="normal" style:font-weight-asian="normal" style:font-name-complex="新細明體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3300" fo:font-size="85%"/>
          </text:list-level-style-number>
          <text:list-level-style-bullet text:level="2" text:bullet-char="">
            <style:list-level-properties text:space-before="1.27cm"/>
            <style:text-properties fo:font-family="Wingdings" style:font-pitch="variable" style:font-charset="x-symbol" fo:color="#0066ff" fo:font-size="85%"/>
          </text:list-level-style-bullet>
          <text:list-level-style-bullet text:level="3" text:bullet-char="">
            <style:list-level-properties text:space-before="2.54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4" text:bullet-char="">
            <style:list-level-properties text:space-before="3.81cm"/>
            <style:text-properties fo:font-family="Wingdings" style:font-pitch="variable" style:font-charset="x-symbol" fo:color="#0066ff" fo:font-size="90%"/>
          </text:list-level-style-bullet>
          <text:list-level-style-bullet text:level="5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6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7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8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9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10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80808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新細明體" style:font-family-asian="新細明體" style:font-family-generic-asian="roman" style:font-pitch-asian="variable" style:font-size-asian="32pt" style:font-style-asian="normal" style:font-weight-asian="normal" style:font-name-complex="新細明體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39a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9ac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新細明體" style:font-family-asian="新細明體" style:font-family-generic-asian="roman" style:font-pitch-asian="variable" style:font-size-asian="44pt" style:font-style-asian="normal" style:font-weight-asian="normal" style:font-name-complex="新細明體" style:font-family-complex="新細明體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新細明體" style:font-family-asian="新細明體" style:font-family-generic-asian="roman" style:font-pitch-asian="variable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cc3300" fo:font-size="85%"/>
          </text:list-level-style-number>
          <text:list-level-style-bullet text:level="2" text:bullet-char="">
            <style:list-level-properties text:space-before="1.27cm"/>
            <style:text-properties fo:font-family="Wingdings" style:font-pitch="variable" style:font-charset="x-symbol" fo:color="#0066ff" fo:font-size="85%"/>
          </text:list-level-style-bullet>
          <text:list-level-style-bullet text:level="3" text:bullet-char="">
            <style:list-level-properties text:space-before="2.54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4" text:bullet-char="">
            <style:list-level-properties text:space-before="3.81cm"/>
            <style:text-properties fo:font-family="Wingdings" style:font-pitch="variable" style:font-charset="x-symbol" fo:color="#0066ff" fo:font-size="90%"/>
          </text:list-level-style-bullet>
          <text:list-level-style-bullet text:level="5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6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7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8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9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10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80808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新細明體" style:font-family-asian="新細明體" style:font-family-generic-asian="roman" style:font-pitch-asian="variable" style:font-size-asian="32pt" style:font-style-asian="normal" style:font-weight-asian="normal" style:font-name-complex="新細明體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">
            <style:list-level-properties/>
            <style:text-properties fo:font-family="'Wingdings 2'" style:font-family-generic="roman" style:font-pitch="variable" style:font-charset="x-symbol" fo:color="#cc3300" fo:font-size="85%"/>
          </text:list-level-style-bullet>
          <text:list-level-style-number text:level="2" style:num-format="">
            <style:list-level-properties/>
            <style:text-properties fo:color="#0066ff" fo:font-size="85%"/>
          </text:list-level-style-number>
          <text:list-level-style-bullet text:level="3" text:bullet-char="">
            <style:list-level-properties text:space-before="2.54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4" text:bullet-char="">
            <style:list-level-properties text:space-before="3.81cm"/>
            <style:text-properties fo:font-family="Wingdings" style:font-pitch="variable" style:font-charset="x-symbol" fo:color="#0066ff" fo:font-size="90%"/>
          </text:list-level-style-bullet>
          <text:list-level-style-bullet text:level="5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6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7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8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9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10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8pt" style:font-style-asian="normal" style:font-weight-asian="normal" style:font-name-complex="新細明體" style:font-family-complex="新細明體" style:font-family-generic-complex="roman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4pt" style:font-style-asian="normal" style:font-weight-asian="normal" style:font-name-complex="新細明體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80808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20pt" style:font-style-asian="normal" style:font-weight-asian="normal" style:font-name-complex="新細明體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ffff99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c0c0c0">
        <text:list-style style:name="Título1-subtitle">
          <text:list-level-style-number text:level="1" style:num-format="">
            <style:list-level-properties/>
            <style:text-properties fo:color="#cc3300" fo:font-size="85%"/>
          </text:list-level-style-number>
          <text:list-level-style-bullet text:level="2" text:bullet-char="">
            <style:list-level-properties text:space-before="1.27cm"/>
            <style:text-properties fo:font-family="Wingdings" style:font-pitch="variable" style:font-charset="x-symbol" fo:color="#0066ff" fo:font-size="85%"/>
          </text:list-level-style-bullet>
          <text:list-level-style-bullet text:level="3" text:bullet-char="">
            <style:list-level-properties text:space-before="2.54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4" text:bullet-char="">
            <style:list-level-properties text:space-before="3.81cm"/>
            <style:text-properties fo:font-family="Wingdings" style:font-pitch="variable" style:font-charset="x-symbol" fo:color="#0066ff" fo:font-size="90%"/>
          </text:list-level-style-bullet>
          <text:list-level-style-bullet text:level="5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6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7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8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9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  <text:list-level-style-bullet text:level="10" text:bullet-char="">
            <style:list-level-properties text:space-before="5.08cm"/>
            <style:text-properties fo:font-family="'Wingdings 2'" style:font-family-generic="roman" style:font-pitch="variable" style:font-charset="x-symbol" fo:color="#cc3300" fo:font-size="9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80808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新細明體" style:font-family-asian="新細明體" style:font-family-generic-asian="roman" style:font-pitch-asian="variable" style:font-size-asian="32pt" style:font-style-asian="normal" style:font-weight-asian="normal" style:font-name-complex="新細明體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ffff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c0c0c0">
        <text:list-style style:name="Título1-title">
          <text:list-level-style-number text:level="1" style:num-format="">
            <style:list-level-properties/>
            <style:text-properties fo:color="#0039a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9ac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新細明體" style:font-family-asian="新細明體" style:font-family-generic-asian="roman" style:font-pitch-asian="variable" style:font-size-asian="44pt" style:font-style-asian="normal" style:font-weight-asian="normal" style:font-name-complex="新細明體" style:font-family-complex="新細明體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pr1" style:family="presentation" style:parent-style-name="Predeterminado-backgroundobjects">
      <style:graphic-properties draw:stroke="none" draw:fill="none" draw:fill-color="#ffff99" draw:auto-grow-height="false" draw:auto-grow-width="false" fo:min-height="1.324cm" fo:min-width="0cm" fo:wrap-option="wrap"/>
    </style:style>
    <style:style style:name="Mpr2" style:family="presentation" style:parent-style-name="Título1-backgroundobjects">
      <style:graphic-properties draw:stroke="none" draw:fill="none" draw:fill-color="#ffff99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99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99"/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loext:graphic-properties draw:fill="none" draw:fill-color="#ffff99"/>
      <style:paragraph-properties fo:margin-left="0cm" fo:margin-right="0cm" fo:text-align="center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loext:graphic-properties draw:fill="none" draw:fill-color="#ffff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zh" fo:country="TW" style:language-asian="zh" style:country-asian="TW" style:language-complex="zh" style:country-complex="TW"/>
    </style:style>
    <style:style style:name="MT2" style:family="text">
      <style:text-properties fo:color="#080808" fo:font-size="14pt" fo:language="zh" fo:country="TW" style:font-size-asian="14pt" style:language-asian="zh" style:country-asian="TW" style:font-size-complex="14pt" style:language-complex="zh" style:country-complex="TW"/>
    </style:style>
    <text:list-style style:name="ML1">
      <text:list-level-style-number text:level="1" style:num-format="">
        <style:list-level-properties/>
        <style:text-properties fo:color="#08080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8080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8080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8080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80808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3.724cm" svg:height="3.175cm" svg:x="0.838cm" svg:y="0.634cm" presentation:class="title" presentation:placeholder="true">
        <draw:text-box/>
      </draw:frame>
      <draw:frame presentation:style-name="Predeterminado-outline1" draw:layer="backgroundobjects" svg:width="23.724cm" svg:height="12.497cm" svg:x="0.838cm" svg:y="4.444cm" presentation:class="outline" presentation:placeholder="true">
        <draw:text-box/>
      </draw:frame>
      <draw:frame presentation:style-name="Mpr1" draw:text-style-name="MP5" draw:layer="backgroundobjects" svg:width="6.359cm" svg:height="1.323cm" svg:x="0.837cm" svg:y="17.347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2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6.359cm" svg:height="1.323cm" svg:x="18.202cm" svg:y="17.347cm" presentation:class="page-number">
        <draw:text-box>
          <text:list text:style-name="ML2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2.095cm" presentation:class="page"/>
        <draw:frame presentation:style-name="Predeterminado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9cm" svg:height="3.175cm" svg:x="1.905cm" svg:y="6.349cm" presentation:class="title" presentation:placeholder="true">
        <draw:text-box/>
      </draw:frame>
      <draw:frame presentation:style-name="Título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7" draw:layer="backgroundobjects" svg:width="6.359cm" svg:height="1.323cm" svg:x="0.837cm" svg:y="17.347cm" presentation:class="date-time">
        <draw:text-box>
          <text:list text:style-name="ML3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2" draw:text-style-name="MP9" draw:layer="backgroundobjects" svg:width="8.044cm" svg:height="1.323cm" svg:x="8.678cm" svg:y="17.347cm" presentation:class="footer">
        <draw:text-box>
          <text:list text:style-name="ML3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2" draw:text-style-name="MP11" draw:layer="backgroundobjects" svg:width="6.359cm" svg:height="1.323cm" svg:x="18.202cm" svg:y="17.347cm" presentation:class="page-number">
        <draw:text-box>
          <text:list text:style-name="ML3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ítulo1-title" draw:layer="backgroundobjects" svg:width="0cm" svg:height="0cm" svg:x="0cm" svg:y="2.095cm" presentation:class="page"/>
        <draw:frame presentation:style-name="Título1-notes" draw:layer="backgroundobjects" svg:width="15.103cm" svg:height="12.405cm" svg:x="1.888cm" svg:y="13.09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 Analysis of Lehmer’s Euclidean GCD Algorithm</dc:title>
    <meta:initial-creator>3908a-100</meta:initial-creator>
    <meta:creation-date>2005-10-27T20:42:38.228000000</meta:creation-date>
    <dc:date>2016-09-18T15:22:21.862476422</dc:date>
    <meta:editing-cycles>26</meta:editing-cycles>
    <meta:editing-duration>PT6H1M2S</meta:editing-duration>
    <meta:document-statistic meta:object-count="156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i>O</mi>
          <mo stretchy="false">(</mo>
          <mrow>
            <mfrac>
              <mrow>
                <mtext>log</mtext>
                <mi>v</mi>
              </mrow>
              <mi>k</mi>
            </mfrac>
            <mo stretchy="false">+</mo>
            <mi>k</mi>
          </mrow>
          <mo stretchy="false">)</mo>
        </mrow>
      </mstyle>
      <mrow/>
    </mrow>
    <annotation encoding="StarMath 5.0"> size 12{O \(  {  {"log"v}  over  {k} } +k \) } {}</annotation>
  </semantics>
</math>
</file>

<file path=Object 2/content.xml><?xml version="1.0" encoding="utf-8"?>
<math xmlns="http://www.w3.org/1998/Math/MathML" display="block">
  <semantics>
    <mrow>
      <mstyle mathsize="12pt">
        <mrow>
          <mi>O</mi>
          <mo stretchy="false">(</mo>
          <mrow>
            <mfrac>
              <mrow>
                <mtext>log</mtext>
                <mi>u</mi>
                <mtext>log</mtext>
                <mi>v</mi>
              </mrow>
              <mi>k</mi>
            </mfrac>
            <mo stretchy="false">+</mo>
            <mi>k</mi>
          </mrow>
          <mtext>log</mtext>
          <mrow>
            <mi>v</mi>
            <mo stretchy="false">+</mo>
            <mtext>log</mtext>
          </mrow>
          <mrow>
            <mi>u</mi>
            <mo stretchy="false">+</mo>
            <msup>
              <mi>k</mi>
              <mstyle mathsize="8pt">
                <mn>2</mn>
              </mstyle>
            </msup>
          </mrow>
          <mo stretchy="false">)</mo>
        </mrow>
      </mstyle>
      <mrow/>
    </mrow>
    <annotation encoding="StarMath 5.0"> size 12{O \(  {  {"log"u"log"v}  over  {k} } +k"log"v+"log"u+k rSup { size 8{2} }  \) } {}</annotation>
  </semantics>
</math>
</file>

<file path=Object 3/content.xml><?xml version="1.0" encoding="utf-8"?>
<math xmlns="http://www.w3.org/1998/Math/MathML" display="block">
  <semantics>
    <mrow>
      <mstyle mathsize="12pt">
        <mrow>
          <mi>O</mi>
          <mo stretchy="false">(</mo>
          <mtext>log</mtext>
          <mrow>
            <mi>u</mi>
            <mo stretchy="false">+</mo>
            <mi>k</mi>
          </mrow>
          <msup>
            <mn>2</mn>
            <mstyle mathsize="8pt">
              <mrow>
                <mn>2</mn>
                <mi>k</mi>
              </mrow>
            </mstyle>
          </msup>
          <mo stretchy="false">)</mo>
        </mrow>
      </mstyle>
      <mrow/>
    </mrow>
    <annotation encoding="StarMath 5.0"> size 12{O \( "log"u+k2 rSup { size 8{2k} }  \) } {}</annotation>
  </semantics>
</math>
</file>

<file path=Object 4/content.xml><?xml version="1.0" encoding="utf-8"?>
<math xmlns="http://www.w3.org/1998/Math/MathML" display="block">
  <semantics>
    <mrow>
      <mstyle mathsize="12pt">
        <mrow>
          <mo fence="true" stretchy="true">⌊</mo>
          <mrow>
            <mrow>
              <mrow>
                <mo stretchy="false">(</mo>
                <mtext>log</mtext>
                <mi>n</mi>
                <mo stretchy="false">)</mo>
              </mrow>
              <mo stretchy="false">/</mo>
              <mn>4</mn>
            </mrow>
          </mrow>
          <mo fence="true" stretchy="true">⌋</mo>
        </mrow>
      </mstyle>
      <mrow/>
    </mrow>
    <annotation encoding="StarMath 5.0"> size 12{ left lfloor  { \( "log"n \) } slash {4}  right rfloor } {}</annotation>
  </semantics>
</math>
</file>

<file path=Object 5/content.xml><?xml version="1.0" encoding="utf-8"?>
<math xmlns="http://www.w3.org/1998/Math/MathML" display="block">
  <semantics>
    <mrow>
      <mstyle mathsize="12pt">
        <mrow>
          <mi>O</mi>
          <mo stretchy="false">(</mo>
          <mrow>
            <msup>
              <mi>n</mi>
              <mstyle mathsize="8pt">
                <mn>2</mn>
              </mstyle>
            </msup>
            <mo stretchy="false">/</mo>
            <mrow>
              <mtext>log</mtext>
              <mi>n</mi>
            </mrow>
          </mrow>
          <mo stretchy="false">)</mo>
        </mrow>
      </mstyle>
      <mrow/>
    </mrow>
    <annotation encoding="StarMath 5.0"> size 12{O \(  {n rSup { size 8{2} } } slash {"log"n}  \) } {}</annotation>
  </semantics>
</math>
</file>

<file path=Object 6/content.xml><?xml version="1.0" encoding="utf-8"?>
<math xmlns="http://www.w3.org/1998/Math/MathML" display="block">
  <semantics>
    <mrow>
      <mstyle mathsize="12pt">
        <mrow>
          <mi>O</mi>
          <mo stretchy="false">(</mo>
          <mi>n</mi>
          <mo stretchy="false">)</mo>
        </mrow>
      </mstyle>
      <mrow/>
    </mrow>
    <annotation encoding="StarMath 5.0"> size 12{O \( n \) } {}</annotation>
  </semantics>
</math>
</file>